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505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567cm"/>
    </style:style>
    <style:style style:name="co8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1.505cm"/>
    </style:style>
    <style:style style:name="co18" style:family="table-column">
      <style:table-column-properties fo:break-before="auto" style:column-width="7.114cm"/>
    </style:style>
    <style:style style:name="co19" style:family="table-column">
      <style:table-column-properties fo:break-before="auto" style:column-width="6.796cm"/>
    </style:style>
    <style:style style:name="co20" style:family="table-column">
      <style:table-column-properties fo:break-before="auto" style:column-width="2.078cm"/>
    </style:style>
    <style:style style:name="co21" style:family="table-column">
      <style:table-column-properties fo:break-before="auto" style:column-width="13.157cm"/>
    </style:style>
    <style:style style:name="co22" style:family="table-column">
      <style:table-column-properties fo:break-before="auto" style:column-width="6.35cm"/>
    </style:style>
    <style:style style:name="co23" style:family="table-column">
      <style:table-column-properties fo:break-before="auto" style:column-width="1.57cm"/>
    </style:style>
    <style:style style:name="co24" style:family="table-column">
      <style:table-column-properties fo:break-before="auto" style:column-width="6.364cm"/>
    </style:style>
    <style:style style:name="co25" style:family="table-column">
      <style:table-column-properties fo:break-before="auto" style:column-width="2.376cm"/>
    </style:style>
    <style:style style:name="co26" style:family="table-column">
      <style:table-column-properties fo:break-before="auto" style:column-width="2.905cm"/>
    </style:style>
    <style:style style:name="co27" style:family="table-column">
      <style:table-column-properties fo:break-before="auto" style:column-width="2.947cm"/>
    </style:style>
    <style:style style:name="co28" style:family="table-column">
      <style:table-column-properties fo:break-before="auto" style:column-width="2.736cm"/>
    </style:style>
    <style:style style:name="co29" style:family="table-column">
      <style:table-column-properties fo:break-before="auto" style:column-width="2.863cm"/>
    </style:style>
    <style:style style:name="co30" style:family="table-column">
      <style:table-column-properties fo:break-before="auto" style:column-width="4.276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2.974cm"/>
    </style:style>
    <style:style style:name="co33" style:family="table-column">
      <style:table-column-properties fo:break-before="auto" style:column-width="16.517cm"/>
    </style:style>
    <style:style style:name="co34" style:family="table-column">
      <style:table-column-properties fo:break-before="auto" style:column-width="1.8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0" number:language="es" number:country="ES">
      <number:number number:min-integer-digits="1"/>
    </number:number-style>
    <number:boolean-style style:name="N10099" number:language="es" number:country="ES">
      <number:boolean/>
    </number:boolean-style>
    <style:style style:name="ce82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/>
    <style:style style:name="ce4" style:family="table-cell" style:parent-style-name="Default" style:data-style-name="N36"/>
    <style:style style:name="ce3" style:family="table-cell" style:parent-style-name="Default" style:data-style-name="N10112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10112"/>
    <style:style style:name="ce6" style:family="table-cell" style:parent-style-name="Default" style:data-style-name="N37"/>
    <style:style style:name="ce115" style:family="table-cell" style:parent-style-name="Default" style:data-style-name="N0">
      <style:table-cell-properties style:cell-protect="protected" style:print-content="true"/>
      <style:text-properties fo:color="#5983b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cell-protect="protected" style:print-content="true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b2b2b2" style:shrink-to-fit="true" style:vertical-align="middle"/>
      <style:paragraph-properties fo:text-align="start" fo:margin-left="0cm"/>
    </style:style>
    <style:style style:name="ce121" style:family="table-cell" style:parent-style-name="Default" style:data-style-name="N0">
      <style:table-cell-properties style:cell-protect="protected" style:print-content="true" fo:background-color="transparent" fo:border="0.06pt solid #b2b2b2" style:vertical-align="automatic"/>
    </style:style>
    <style:style style:name="ce122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808080" fo:font-size="10pt" style:font-size-asian="10pt" style:font-size-complex="10pt"/>
    </style:style>
    <style:style style:name="ce123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ffffff" style:cell-protect="protected" style:print-content="true" style:vertical-align="automatic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style:cell-protect="protected" style:print-content="true"/>
      <style:text-properties fo:color="#3465a4"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cm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36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133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automatic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112">
      <style:table-cell-properties style:cell-protect="protected" style:print-content="true" fo:border="0.06pt solid #b2b2b2"/>
    </style:style>
    <style:style style:name="ce135" style:family="table-cell" style:parent-style-name="Default" style:data-style-name="N10112">
      <style:table-cell-properties style:cell-protect="protected" style:print-content="true"/>
    </style:style>
    <style:style style:name="ce136" style:family="table-cell" style:parent-style-name="Default" style:data-style-name="N10112">
      <style:table-cell-properties style:cell-protect="protected" style:print-content="true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38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able-cell-properties style:cell-protect="protected" style:print-content="true" fo:background-color="transparent"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 style:data-style-name="N36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66" style:family="table-cell" style:parent-style-name="Default" style:data-style-name="N0"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46" style:family="table-cell" style:parent-style-name="Default" style:data-style-name="N0">
      <style:table-cell-properties fo:background-color="transparent"/>
      <style:text-properties style:use-window-font-color="true" style:font-name="Calibri1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57" style:family="table-cell" style:parent-style-name="Default">
      <style:table-cell-properties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dee6ef"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no-wrap"/>
    </style:style>
    <style:style style:name="ce51" style:family="table-cell" style:parent-style-name="Default">
      <style:table-cell-properties fo:background-color="transparent" fo:wrap-option="no-wrap"/>
    </style:style>
    <style:style style:name="ce52" style:family="table-cell" style:parent-style-name="Default" style:data-style-name="N10112">
      <style:table-cell-properties fo:background-color="transparent"/>
    </style:style>
    <style:style style:name="ce159" style:family="table-cell" style:parent-style-name="Default" style:data-style-name="N10099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 style:data-style-name="N10099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64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2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73" style:family="table-cell" style:parent-style-name="Pivot_20_Table_20_Category" style:data-style-name="N36">
      <style:table-cell-properties fo:border-bottom="0.99pt solid #000000" fo:border-left="2.01pt solid #000000" fo:border-right="0.99pt solid #000000" fo:border-top="none"/>
    </style:style>
    <style:style style:name="ce74" style:family="table-cell" style:parent-style-name="Pivot_20_Table_20_Title" style:data-style-name="N36">
      <style:table-cell-properties fo:border-bottom="2.01pt solid #000000" fo:border-left="2.01pt solid #000000" fo:border-right="none" fo:border-top="0.99pt solid #000000"/>
    </style:style>
    <style:style style:name="ce7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6" style:family="table-cell" style:parent-style-name="Pivot_20_Table_20_Field">
      <style:table-cell-properties fo:border="0.99pt solid #000000"/>
    </style:style>
    <style:style style:name="ce7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4" style:family="table-cell" style:parent-style-name="Pivot_20_Table_20_Value" style:data-style-name="N10112">
      <style:table-cell-properties fo:border-bottom="none" fo:border-left="0.99pt solid #000000" fo:border-right="none" fo:border-top="0.99pt solid #000000"/>
    </style:style>
    <style:style style:name="ce85" style:family="table-cell" style:parent-style-name="Pivot_20_Table_20_Value" style:data-style-name="N10112">
      <style:table-cell-properties fo:border-bottom="0.99pt solid #000000" fo:border-left="0.99pt solid #000000" fo:border-right="none" fo:border-top="none"/>
    </style:style>
    <style:style style:name="ce86" style:family="table-cell" style:parent-style-name="Pivot_20_Table_20_Result" style:data-style-name="N10112">
      <style:table-cell-properties fo:border-bottom="2.01pt solid #000000" fo:border-left="0.99pt solid #000000" fo:border-right="none" fo:border-top="0.99pt solid #000000"/>
    </style:style>
    <style:style style:name="ce8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0" style:family="table-cell" style:parent-style-name="Pivot_20_Table_20_Value" style:data-style-name="N10112">
      <style:table-cell-properties fo:border-bottom="none" fo:border-left="none" fo:border-right="2.01pt solid #000000" fo:border-top="0.99pt solid #000000"/>
    </style:style>
    <style:style style:name="ce91" style:family="table-cell" style:parent-style-name="Pivot_20_Table_20_Value" style:data-style-name="N10112">
      <style:table-cell-properties fo:border-bottom="0.99pt solid #000000" fo:border-left="none" fo:border-right="2.01pt solid #000000" fo:border-top="none"/>
    </style:style>
    <style:style style:name="ce92" style:family="table-cell" style:parent-style-name="Pivot_20_Table_20_Result" style:data-style-name="N10112">
      <style:table-cell-properties fo:border-bottom="2.01pt solid #000000" fo:border-left="none" fo:border-right="2.01pt solid #000000" fo:border-top="0.99pt solid #000000"/>
    </style:style>
    <style:style style:name="ce93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94" style:family="table-cell" style:parent-style-name="Pivot_20_Table_20_Title" style:data-style-name="N36">
      <style:table-cell-properties fo:border-bottom="0.99pt solid #000000" fo:border-left="2.01pt solid #000000" fo:border-right="none" fo:border-top="0.99pt solid #000000"/>
    </style:style>
    <style:style style:name="ce95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96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97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</style:style>
    <style:style style:name="ce98" style:family="table-cell" style:parent-style-name="Pivot_20_Table_20_Title" style:data-style-name="N36">
      <style:table-cell-properties fo:border-bottom="0.99pt solid #000000" fo:border-left="none" fo:border-right="0.99pt solid #000000" fo:border-top="0.99pt solid #000000"/>
    </style:style>
    <style:style style:name="ce99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100" style:family="table-cell" style:parent-style-name="Pivot_20_Table_20_Value" style:data-style-name="N10112">
      <style:table-cell-properties fo:border-bottom="none" fo:border-left="0.99pt solid #000000" fo:border-right="none" fo:border-top="none"/>
    </style:style>
    <style:style style:name="ce101" style:family="table-cell" style:parent-style-name="Pivot_20_Table_20_Result" style:data-style-name="N10112">
      <style:table-cell-properties fo:border-bottom="0.99pt solid #000000" fo:border-left="0.99pt solid #000000" fo:border-right="none" fo:border-top="0.99pt solid #000000"/>
    </style:style>
    <style:style style:name="ce102" style:family="table-cell" style:parent-style-name="Pivot_20_Table_20_Value" style:data-style-name="N10112">
      <style:table-cell-properties fo:border-bottom="none" fo:border-left="none" fo:border-right="2.01pt solid #000000" fo:border-top="none"/>
    </style:style>
    <style:style style:name="ce103" style:family="table-cell" style:parent-style-name="Pivot_20_Table_20_Result" style:data-style-name="N10112">
      <style:table-cell-properties fo:border-bottom="0.99pt solid #000000" fo:border-left="none" fo:border-right="2.01pt solid #000000" fo:border-top="0.99pt solid #000000"/>
    </style:style>
    <style:style style:name="ce10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4" style:family="table-cell" style:parent-style-name="Default">
      <style:text-properties fo:font-size="13pt" style:font-size-asian="13pt" style:font-size-complex="13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06pt solid #c0c0c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37">
      <style:table-cell-properties fo:border="0.06pt solid #c0c0c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liente.$B$2:$Cliente.$B$1000])" table:allow-empty-cell="true" table:display-list="sort-ascending" table:base-cell-address="Facturas.C1">
          <table:error-message table:message-type="stop" table:display="true"/>
        </table:content-validation>
        <table:content-validation table:name="val2" table:base-cell-address="Cálculos.A1">
          <table:error-message table:message-type="stop" table:display="true"/>
        </table:content-validation>
        <table:content-validation table:name="val3" table:condition="of:cell-content-is-in-list([$Proveedores.$B$2:$Proveedores.$B$100])" table:allow-empty-cell="true" table:display-list="sort-ascending" table:base-cell-address="Gastos.D2">
          <table:error-message table:message-type="stop" table:display="true"/>
        </table:content-validation>
        <table:content-validation table:name="val4" table:condition="of:cell-content-is-in-list(&quot;Sí&quot;;&quot;No&quot;)" table:allow-empty-cell="true" table:display-list="unsorted" table:base-cell-address="Gastos.H2">
          <table:error-message table:message-type="stop" table:display="true"/>
        </table:content-validation>
        <table:content-validation table:name="val5" table:condition="of:cell-content-is-in-list([$'Grupos fiscales'.$A$1:$'Grupos fiscales'.$A$27])" table:allow-empty-cell="true" table:display-list="unsorted" table:base-cell-address="Gastos.K55">
          <table:error-message table:message-type="stop" table:display="true"/>
        </table:content-validation>
      </table:content-validations>
      <table:table table:name="Factura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3"/>
        <table:table-column table:style-name="co1" table:default-cell-style-name="ce4"/>
        <table:table-column table:style-name="co2" table:default-cell-style-name="ce83"/>
        <table:table-column table:style-name="co3" table:default-cell-style-name="ce83"/>
        <table:table-column table:style-name="co1" table:number-columns-repeated="3" table:default-cell-style-name="ce89"/>
        <table:table-column table:style-name="co1" table:default-cell-style-name="ce83"/>
        <table:table-column table:style-name="co1" table:default-cell-style-name="ce89"/>
        <table:table-column table:style-name="co4" table:default-cell-style-name="ce83"/>
        <table:table-column table:style-name="co5" table:number-columns-repeated="1014" table:default-cell-style-name="ce83"/>
        <table:table-row table:style-name="ro1">
          <table:table-cell table:style-name="ce82" office:value-type="string" calcext:value-type="string">
            <text:p>Núm factura</text:p>
          </table:table-cell>
          <table:table-cell table:style-name="ce82" office:value-type="string" calcext:value-type="string">
            <text:p>Fecha</text:p>
          </table:table-cell>
          <table:table-cell table:style-name="ce82" table:content-validation-name="val1" office:value-type="string" calcext:value-type="string">
            <text:p>Cliente</text:p>
          </table:table-cell>
          <table:table-cell table:style-name="ce82" office:value-type="string" calcext:value-type="string">
            <text:p>Concepto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Retención</text:p>
          </table:table-cell>
          <table:table-cell table:style-name="ce3" office:value-type="string" calcext:value-type="string">
            <text:p>Total</text:p>
          </table:table-cell>
          <table:table-cell table:style-name="ce82" office:value-type="string" calcext:value-type="string">
            <text:p>Fecha de cobro</text:p>
          </table:table-cell>
          <table:table-cell table:style-name="ce3" office:value-type="string" calcext:value-type="string">
            <text:p>Adeudado</text:p>
          </table:table-cell>
          <table:table-cell table:style-name="ce82" office:value-type="string" calcext:value-type="string">
            <text:p>Días desde facturación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2-01-24" calcext:value-type="date">
            <text:p>24/01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enero 2022: 24h x 25€/hora</text:p>
          </table:table-cell>
          <table:table-cell office:value-type="currency" office:currency="EUR" office:value="1200" calcext:value-type="currency">
            <text:p>1.200,00 €</text:p>
          </table:table-cell>
          <table:table-cell table:formula="of:=IF([.E2]&lt;&gt;&quot;&quot;;0.15*[.E2];&quot;&quot;)" office:value-type="currency" office:currency="EUR" office:value="180" calcext:value-type="currency">
            <text:p>180,00 €</text:p>
          </table:table-cell>
          <table:table-cell table:formula="of:=IF([.E2]&lt;&gt;&quot;&quot;;[.E2]-[.F2];&quot;&quot;)" office:value-type="currency" office:currency="EUR" office:value="1020" calcext:value-type="currency">
            <text:p>1.020,00 €</text:p>
          </table:table-cell>
          <table:table-cell table:style-name="ce6" office:value-type="date" office:date-value="2022-02-08" calcext:value-type="date">
            <text:p>08/02/22</text:p>
          </table:table-cell>
          <table:table-cell table:formula="of:=IF([.E2]&lt;&gt;&quot;&quot;;IF([.H2]=&quot;&quot;;[.G2];&quot;&quot;);&quot;&quot;)">
            <text:p/>
          </table:table-cell>
          <table:table-cell table:formula="of:=IF([.B2]&lt;&gt;&quot;&quot;;IF([.H2]=&quot;&quot;;DAYS(TODAY();[.B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2-01-31" calcext:value-type="date">
            <text:p>31/01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enero 2022 </text:p>
          </table:table-cell>
          <table:table-cell office:value-type="currency" office:currency="EUR" office:value="1043.88" calcext:value-type="currency">
            <text:p>1.043,88 €</text:p>
          </table:table-cell>
          <table:table-cell table:formula="of:=IF([.E3]&lt;&gt;&quot;&quot;;0.15*[.E3];&quot;&quot;)" office:value-type="currency" office:currency="EUR" office:value="156.582" calcext:value-type="currency">
            <text:p>156,58 €</text:p>
          </table:table-cell>
          <table:table-cell table:formula="of:=IF([.E3]&lt;&gt;&quot;&quot;;[.E3]-[.F3];&quot;&quot;)" office:value-type="currency" office:currency="EUR" office:value="887.298" calcext:value-type="currency">
            <text:p>887,30 €</text:p>
          </table:table-cell>
          <table:table-cell table:style-name="ce6" office:value-type="date" office:date-value="2022-05-18" calcext:value-type="date">
            <text:p>18/05/22</text:p>
          </table:table-cell>
          <table:table-cell table:formula="of:=IF([.E3]&lt;&gt;&quot;&quot;;IF([.H3]=&quot;&quot;;[.G3];&quot;&quot;);&quot;&quot;)">
            <text:p/>
          </table:table-cell>
          <table:table-cell table:formula="of:=IF([.B3]&lt;&gt;&quot;&quot;;IF([.H3]=&quot;&quot;;DAYS(TODAY();[.B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2-02-21" calcext:value-type="date">
            <text:p>21/02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febrer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4]&lt;&gt;&quot;&quot;;0.15*[.E4];&quot;&quot;)" office:value-type="currency" office:currency="EUR" office:value="90" calcext:value-type="currency">
            <text:p>90,00 €</text:p>
          </table:table-cell>
          <table:table-cell table:formula="of:=IF([.E4]&lt;&gt;&quot;&quot;;[.E4]-[.F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3-10" calcext:value-type="date">
            <text:p>10/03/22</text:p>
          </table:table-cell>
          <table:table-cell table:formula="of:=IF([.E4]&lt;&gt;&quot;&quot;;IF([.H4]=&quot;&quot;;[.G4];&quot;&quot;);&quot;&quot;)">
            <text:p/>
          </table:table-cell>
          <table:table-cell table:formula="of:=IF([.B4]&lt;&gt;&quot;&quot;;IF([.H4]=&quot;&quot;;DAYS(TODAY();[.B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2-02-28" calcext:value-type="date">
            <text:p>28/02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febrero 2022 </text:p>
          </table:table-cell>
          <table:table-cell office:value-type="currency" office:currency="EUR" office:value="1135.15" calcext:value-type="currency">
            <text:p>1.135,15 €</text:p>
          </table:table-cell>
          <table:table-cell table:formula="of:=IF([.E5]&lt;&gt;&quot;&quot;;0.15*[.E5];&quot;&quot;)" office:value-type="currency" office:currency="EUR" office:value="170.2725" calcext:value-type="currency">
            <text:p>170,27 €</text:p>
          </table:table-cell>
          <table:table-cell table:formula="of:=IF([.E5]&lt;&gt;&quot;&quot;;[.E5]-[.F5];&quot;&quot;)" office:value-type="currency" office:currency="EUR" office:value="964.8775" calcext:value-type="currency">
            <text:p>964,88 €</text:p>
          </table:table-cell>
          <table:table-cell table:style-name="ce6" office:value-type="date" office:date-value="2022-06-14" calcext:value-type="date">
            <text:p>14/06/22</text:p>
          </table:table-cell>
          <table:table-cell table:formula="of:=IF([.E5]&lt;&gt;&quot;&quot;;IF([.H5]=&quot;&quot;;[.G5];&quot;&quot;);&quot;&quot;)">
            <text:p/>
          </table:table-cell>
          <table:table-cell table:formula="of:=IF([.B5]&lt;&gt;&quot;&quot;;IF([.H5]=&quot;&quot;;DAYS(TODAY();[.B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2-03-23" calcext:value-type="date">
            <text:p>23/03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marz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6]&lt;&gt;&quot;&quot;;0.15*[.E6];&quot;&quot;)" office:value-type="currency" office:currency="EUR" office:value="90" calcext:value-type="currency">
            <text:p>90,00 €</text:p>
          </table:table-cell>
          <table:table-cell table:formula="of:=IF([.E6]&lt;&gt;&quot;&quot;;[.E6]-[.F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4-12" calcext:value-type="date">
            <text:p>12/04/22</text:p>
          </table:table-cell>
          <table:table-cell table:formula="of:=IF([.E6]&lt;&gt;&quot;&quot;;IF([.H6]=&quot;&quot;;[.G6];&quot;&quot;);&quot;&quot;)">
            <text:p/>
          </table:table-cell>
          <table:table-cell table:formula="of:=IF([.B6]&lt;&gt;&quot;&quot;;IF([.H6]=&quot;&quot;;DAYS(TODAY();[.B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2-03-31" calcext:value-type="date">
            <text:p>31/03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marzo 2022 </text:p>
          </table:table-cell>
          <table:table-cell office:value-type="currency" office:currency="EUR" office:value="868.82" calcext:value-type="currency">
            <text:p>868,82 €</text:p>
          </table:table-cell>
          <table:table-cell table:formula="of:=IF([.E7]&lt;&gt;&quot;&quot;;0.15*[.E7];&quot;&quot;)" office:value-type="currency" office:currency="EUR" office:value="130.323" calcext:value-type="currency">
            <text:p>130,32 €</text:p>
          </table:table-cell>
          <table:table-cell table:formula="of:=IF([.E7]&lt;&gt;&quot;&quot;;[.E7]-[.F7];&quot;&quot;)" office:value-type="currency" office:currency="EUR" office:value="738.497" calcext:value-type="currency">
            <text:p>738,50 €</text:p>
          </table:table-cell>
          <table:table-cell table:style-name="ce6" office:value-type="date" office:date-value="2022-07-12" calcext:value-type="date">
            <text:p>12/07/22</text:p>
          </table:table-cell>
          <table:table-cell table:formula="of:=IF([.E7]&lt;&gt;&quot;&quot;;IF([.H7]=&quot;&quot;;[.G7];&quot;&quot;);&quot;&quot;)">
            <text:p/>
          </table:table-cell>
          <table:table-cell table:formula="of:=IF([.B7]&lt;&gt;&quot;&quot;;IF([.H7]=&quot;&quot;;DAYS(TODAY();[.B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2-04-20" calcext:value-type="date">
            <text:p>20/04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abril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8]&lt;&gt;&quot;&quot;;0.15*[.E8];&quot;&quot;)" office:value-type="currency" office:currency="EUR" office:value="90" calcext:value-type="currency">
            <text:p>90,00 €</text:p>
          </table:table-cell>
          <table:table-cell table:formula="of:=IF([.E8]&lt;&gt;&quot;&quot;;[.E8]-[.F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5-07" calcext:value-type="date">
            <text:p>07/05/22</text:p>
          </table:table-cell>
          <table:table-cell table:formula="of:=IF([.E8]&lt;&gt;&quot;&quot;;IF([.H8]=&quot;&quot;;[.G8];&quot;&quot;);&quot;&quot;)">
            <text:p/>
          </table:table-cell>
          <table:table-cell table:formula="of:=IF([.B8]&lt;&gt;&quot;&quot;;IF([.H8]=&quot;&quot;;DAYS(TODAY();[.B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2-04-30" calcext:value-type="date">
            <text:p>30/04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abril 2022 </text:p>
          </table:table-cell>
          <table:table-cell office:value-type="currency" office:currency="EUR" office:value="482.98" calcext:value-type="currency">
            <text:p>482,98 €</text:p>
          </table:table-cell>
          <table:table-cell table:formula="of:=IF([.E9]&lt;&gt;&quot;&quot;;0.15*[.E9];&quot;&quot;)" office:value-type="currency" office:currency="EUR" office:value="72.447" calcext:value-type="currency">
            <text:p>72,45 €</text:p>
          </table:table-cell>
          <table:table-cell table:formula="of:=IF([.E9]&lt;&gt;&quot;&quot;;[.E9]-[.F9];&quot;&quot;)" office:value-type="currency" office:currency="EUR" office:value="410.533" calcext:value-type="currency">
            <text:p>410,53 €</text:p>
          </table:table-cell>
          <table:table-cell table:style-name="ce6" office:value-type="date" office:date-value="2022-08-09" calcext:value-type="date">
            <text:p>09/08/22</text:p>
          </table:table-cell>
          <table:table-cell table:formula="of:=IF([.E9]&lt;&gt;&quot;&quot;;IF([.H9]=&quot;&quot;;[.G9];&quot;&quot;);&quot;&quot;)">
            <text:p/>
          </table:table-cell>
          <table:table-cell table:formula="of:=IF([.B9]&lt;&gt;&quot;&quot;;IF([.H9]=&quot;&quot;;DAYS(TODAY();[.B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2-05-23" calcext:value-type="date">
            <text:p>23/05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may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0]&lt;&gt;&quot;&quot;;0.15*[.E10];&quot;&quot;)" office:value-type="currency" office:currency="EUR" office:value="90" calcext:value-type="currency">
            <text:p>90,00 €</text:p>
          </table:table-cell>
          <table:table-cell table:formula="of:=IF([.E10]&lt;&gt;&quot;&quot;;[.E10]-[.F10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6-10" calcext:value-type="date">
            <text:p>10/06/22</text:p>
          </table:table-cell>
          <table:table-cell table:formula="of:=IF([.E10]&lt;&gt;&quot;&quot;;IF([.H10]=&quot;&quot;;[.G10];&quot;&quot;);&quot;&quot;)">
            <text:p/>
          </table:table-cell>
          <table:table-cell table:formula="of:=IF([.B10]&lt;&gt;&quot;&quot;;IF([.H10]=&quot;&quot;;DAYS(TODAY();[.B1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2-05-31" calcext:value-type="date">
            <text:p>31/05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mayo 2022 </text:p>
          </table:table-cell>
          <table:table-cell office:value-type="currency" office:currency="EUR" office:value="1203.98" calcext:value-type="currency">
            <text:p>1.203,98 €</text:p>
          </table:table-cell>
          <table:table-cell table:formula="of:=IF([.E11]&lt;&gt;&quot;&quot;;0.15*[.E11];&quot;&quot;)" office:value-type="currency" office:currency="EUR" office:value="180.597" calcext:value-type="currency">
            <text:p>180,60 €</text:p>
          </table:table-cell>
          <table:table-cell table:formula="of:=IF([.E11]&lt;&gt;&quot;&quot;;[.E11]-[.F11];&quot;&quot;)" office:value-type="currency" office:currency="EUR" office:value="1023.383" calcext:value-type="currency">
            <text:p>1.023,38 €</text:p>
          </table:table-cell>
          <table:table-cell table:style-name="ce6" office:value-type="date" office:date-value="2022-09-09" calcext:value-type="date">
            <text:p>09/09/22</text:p>
          </table:table-cell>
          <table:table-cell table:formula="of:=IF([.E11]&lt;&gt;&quot;&quot;;IF([.H11]=&quot;&quot;;[.G11];&quot;&quot;);&quot;&quot;)">
            <text:p/>
          </table:table-cell>
          <table:table-cell table:formula="of:=IF([.B11]&lt;&gt;&quot;&quot;;IF([.H11]=&quot;&quot;;DAYS(TODAY();[.B1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2-06-25" calcext:value-type="date">
            <text:p>25/06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juni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2]&lt;&gt;&quot;&quot;;0.15*[.E12];&quot;&quot;)" office:value-type="currency" office:currency="EUR" office:value="90" calcext:value-type="currency">
            <text:p>90,00 €</text:p>
          </table:table-cell>
          <table:table-cell table:formula="of:=IF([.E12]&lt;&gt;&quot;&quot;;[.E12]-[.F1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7-18" calcext:value-type="date">
            <text:p>18/07/22</text:p>
          </table:table-cell>
          <table:table-cell table:formula="of:=IF([.E12]&lt;&gt;&quot;&quot;;IF([.H12]=&quot;&quot;;[.G12];&quot;&quot;);&quot;&quot;)">
            <text:p/>
          </table:table-cell>
          <table:table-cell table:formula="of:=IF([.B12]&lt;&gt;&quot;&quot;;IF([.H12]=&quot;&quot;;DAYS(TODAY();[.B1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2-06-30" calcext:value-type="date">
            <text:p>30/06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junio 2022 </text:p>
          </table:table-cell>
          <table:table-cell office:value-type="currency" office:currency="EUR" office:value="681.65" calcext:value-type="currency">
            <text:p>681,65 €</text:p>
          </table:table-cell>
          <table:table-cell table:formula="of:=IF([.E13]&lt;&gt;&quot;&quot;;0.15*[.E13];&quot;&quot;)" office:value-type="currency" office:currency="EUR" office:value="102.2475" calcext:value-type="currency">
            <text:p>102,25 €</text:p>
          </table:table-cell>
          <table:table-cell table:formula="of:=IF([.E13]&lt;&gt;&quot;&quot;;[.E13]-[.F13];&quot;&quot;)" office:value-type="currency" office:currency="EUR" office:value="579.4025" calcext:value-type="currency">
            <text:p>579,40 €</text:p>
          </table:table-cell>
          <table:table-cell table:style-name="ce6" office:value-type="date" office:date-value="2022-10-05" calcext:value-type="date">
            <text:p>05/10/22</text:p>
          </table:table-cell>
          <table:table-cell table:formula="of:=IF([.E13]&lt;&gt;&quot;&quot;;IF([.H13]=&quot;&quot;;[.G13];&quot;&quot;);&quot;&quot;)">
            <text:p/>
          </table:table-cell>
          <table:table-cell table:formula="of:=IF([.B13]&lt;&gt;&quot;&quot;;IF([.H13]=&quot;&quot;;DAYS(TODAY();[.B1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2-07-25" calcext:value-type="date">
            <text:p>25/07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juli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4]&lt;&gt;&quot;&quot;;0.15*[.E14];&quot;&quot;)" office:value-type="currency" office:currency="EUR" office:value="90" calcext:value-type="currency">
            <text:p>90,00 €</text:p>
          </table:table-cell>
          <table:table-cell table:formula="of:=IF([.E14]&lt;&gt;&quot;&quot;;[.E14]-[.F1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8-13" calcext:value-type="date">
            <text:p>13/08/22</text:p>
          </table:table-cell>
          <table:table-cell table:formula="of:=IF([.E14]&lt;&gt;&quot;&quot;;IF([.H14]=&quot;&quot;;[.G14];&quot;&quot;);&quot;&quot;)">
            <text:p/>
          </table:table-cell>
          <table:table-cell table:formula="of:=IF([.B14]&lt;&gt;&quot;&quot;;IF([.H14]=&quot;&quot;;DAYS(TODAY();[.B1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2-07-31" calcext:value-type="date">
            <text:p>31/07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julio 2022 </text:p>
          </table:table-cell>
          <table:table-cell office:value-type="currency" office:currency="EUR" office:value="1040.09" calcext:value-type="currency">
            <text:p>1.040,09 €</text:p>
          </table:table-cell>
          <table:table-cell table:formula="of:=IF([.E15]&lt;&gt;&quot;&quot;;0.15*[.E15];&quot;&quot;)" office:value-type="currency" office:currency="EUR" office:value="156.0135" calcext:value-type="currency">
            <text:p>156,01 €</text:p>
          </table:table-cell>
          <table:table-cell table:formula="of:=IF([.E15]&lt;&gt;&quot;&quot;;[.E15]-[.F15];&quot;&quot;)" office:value-type="currency" office:currency="EUR" office:value="884.0765" calcext:value-type="currency">
            <text:p>884,08 €</text:p>
          </table:table-cell>
          <table:table-cell table:style-name="ce6" office:value-type="date" office:date-value="2022-11-11" calcext:value-type="date">
            <text:p>11/11/22</text:p>
          </table:table-cell>
          <table:table-cell table:formula="of:=IF([.E15]&lt;&gt;&quot;&quot;;IF([.H15]=&quot;&quot;;[.G15];&quot;&quot;);&quot;&quot;)">
            <text:p/>
          </table:table-cell>
          <table:table-cell table:formula="of:=IF([.B15]&lt;&gt;&quot;&quot;;IF([.H15]=&quot;&quot;;DAYS(TODAY();[.B1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2-08-22" calcext:value-type="date">
            <text:p>22/08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agost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6]&lt;&gt;&quot;&quot;;0.15*[.E16];&quot;&quot;)" office:value-type="currency" office:currency="EUR" office:value="90" calcext:value-type="currency">
            <text:p>90,00 €</text:p>
          </table:table-cell>
          <table:table-cell table:formula="of:=IF([.E16]&lt;&gt;&quot;&quot;;[.E16]-[.F1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9-08" calcext:value-type="date">
            <text:p>08/09/22</text:p>
          </table:table-cell>
          <table:table-cell table:formula="of:=IF([.E16]&lt;&gt;&quot;&quot;;IF([.H16]=&quot;&quot;;[.G16];&quot;&quot;);&quot;&quot;)">
            <text:p/>
          </table:table-cell>
          <table:table-cell table:formula="of:=IF([.B16]&lt;&gt;&quot;&quot;;IF([.H16]=&quot;&quot;;DAYS(TODAY();[.B1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2-08-31" calcext:value-type="date">
            <text:p>31/08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agosto 2022 </text:p>
          </table:table-cell>
          <table:table-cell office:value-type="currency" office:currency="EUR" office:value="2179.05" calcext:value-type="currency">
            <text:p>2.179,05 €</text:p>
          </table:table-cell>
          <table:table-cell table:formula="of:=IF([.E17]&lt;&gt;&quot;&quot;;0.15*[.E17];&quot;&quot;)" office:value-type="currency" office:currency="EUR" office:value="326.8575" calcext:value-type="currency">
            <text:p>326,86 €</text:p>
          </table:table-cell>
          <table:table-cell table:formula="of:=IF([.E17]&lt;&gt;&quot;&quot;;[.E17]-[.F17];&quot;&quot;)" office:value-type="currency" office:currency="EUR" office:value="1852.1925" calcext:value-type="currency">
            <text:p>1.852,19 €</text:p>
          </table:table-cell>
          <table:table-cell table:style-name="ce6" office:value-type="date" office:date-value="2022-12-07" calcext:value-type="date">
            <text:p>07/12/22</text:p>
          </table:table-cell>
          <table:table-cell table:formula="of:=IF([.E17]&lt;&gt;&quot;&quot;;IF([.H17]=&quot;&quot;;[.G17];&quot;&quot;);&quot;&quot;)">
            <text:p/>
          </table:table-cell>
          <table:table-cell table:formula="of:=IF([.B17]&lt;&gt;&quot;&quot;;IF([.H17]=&quot;&quot;;DAYS(TODAY();[.B1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2-09-21" calcext:value-type="date">
            <text:p>21/09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sept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8]&lt;&gt;&quot;&quot;;0.15*[.E18];&quot;&quot;)" office:value-type="currency" office:currency="EUR" office:value="90" calcext:value-type="currency">
            <text:p>90,00 €</text:p>
          </table:table-cell>
          <table:table-cell table:formula="of:=IF([.E18]&lt;&gt;&quot;&quot;;[.E18]-[.F1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formula="of:=IF([.E18]&lt;&gt;&quot;&quot;;IF([.H18]=&quot;&quot;;[.G18];&quot;&quot;);&quot;&quot;)">
            <text:p/>
          </table:table-cell>
          <table:table-cell table:formula="of:=IF([.B18]&lt;&gt;&quot;&quot;;IF([.H18]=&quot;&quot;;DAYS(TODAY();[.B1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2-09-21" calcext:value-type="date">
            <text:p>21/09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Importe extra guardias verano: 72h x 5€ extra/hora</text:p>
          </table:table-cell>
          <table:table-cell office:value-type="currency" office:currency="EUR" office:value="360" calcext:value-type="currency">
            <text:p>360,00 €</text:p>
          </table:table-cell>
          <table:table-cell table:formula="of:=IF([.E19]&lt;&gt;&quot;&quot;;0.15*[.E19];&quot;&quot;)" office:value-type="currency" office:currency="EUR" office:value="54" calcext:value-type="currency">
            <text:p>54,00 €</text:p>
          </table:table-cell>
          <table:table-cell table:formula="of:=IF([.E19]&lt;&gt;&quot;&quot;;[.E19]-[.F19];&quot;&quot;)" office:value-type="currency" office:currency="EUR" office:value="306" calcext:value-type="currency">
            <text:p>306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formula="of:=IF([.E19]&lt;&gt;&quot;&quot;;IF([.H19]=&quot;&quot;;[.G19];&quot;&quot;);&quot;&quot;)">
            <text:p/>
          </table:table-cell>
          <table:table-cell table:formula="of:=IF([.B19]&lt;&gt;&quot;&quot;;IF([.H19]=&quot;&quot;;DAYS(TODAY();[.B1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2-09-30" calcext:value-type="date">
            <text:p>30/09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septiembre 2022 </text:p>
          </table:table-cell>
          <table:table-cell office:value-type="currency" office:currency="EUR" office:value="545.45" calcext:value-type="currency">
            <text:p>545,45 €</text:p>
          </table:table-cell>
          <table:table-cell table:formula="of:=IF([.E20]&lt;&gt;&quot;&quot;;0.15*[.E20];&quot;&quot;)" office:value-type="currency" office:currency="EUR" office:value="81.8175" calcext:value-type="currency">
            <text:p>81,82 €</text:p>
          </table:table-cell>
          <table:table-cell table:formula="of:=IF([.E20]&lt;&gt;&quot;&quot;;[.E20]-[.F20];&quot;&quot;)" office:value-type="currency" office:currency="EUR" office:value="463.6325" calcext:value-type="currency">
            <text:p>463,63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formula="of:=IF([.E20]&lt;&gt;&quot;&quot;;IF([.H20]=&quot;&quot;;[.G20];&quot;&quot;);&quot;&quot;)">
            <text:p/>
          </table:table-cell>
          <table:table-cell table:formula="of:=IF([.B20]&lt;&gt;&quot;&quot;;IF([.H20]=&quot;&quot;;DAYS(TODAY();[.B2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2-10-31" calcext:value-type="date">
            <text:p>31/10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octubre 2022 </text:p>
          </table:table-cell>
          <table:table-cell office:value-type="currency" office:currency="EUR" office:value="808.27" calcext:value-type="currency">
            <text:p>808,27 €</text:p>
          </table:table-cell>
          <table:table-cell table:formula="of:=IF([.E21]&lt;&gt;&quot;&quot;;0.15*[.E21];&quot;&quot;)" office:value-type="currency" office:currency="EUR" office:value="121.2405" calcext:value-type="currency">
            <text:p>121,24 €</text:p>
          </table:table-cell>
          <table:table-cell table:formula="of:=IF([.E21]&lt;&gt;&quot;&quot;;[.E21]-[.F21];&quot;&quot;)" office:value-type="currency" office:currency="EUR" office:value="687.0295" calcext:value-type="currency">
            <text:p>687,03 €</text:p>
          </table:table-cell>
          <table:table-cell table:style-name="ce6" office:value-type="date" office:date-value="2023-02-09" calcext:value-type="date">
            <text:p>09/02/23</text:p>
          </table:table-cell>
          <table:table-cell table:formula="of:=IF([.E21]&lt;&gt;&quot;&quot;;IF([.H21]=&quot;&quot;;[.G21];&quot;&quot;);&quot;&quot;)">
            <text:p/>
          </table:table-cell>
          <table:table-cell table:formula="of:=IF([.B21]&lt;&gt;&quot;&quot;;IF([.H21]=&quot;&quot;;DAYS(TODAY();[.B2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2-11-19" calcext:value-type="date">
            <text:p>19/11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nov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22]&lt;&gt;&quot;&quot;;0.15*[.E22];&quot;&quot;)" office:value-type="currency" office:currency="EUR" office:value="90" calcext:value-type="currency">
            <text:p>90,00 €</text:p>
          </table:table-cell>
          <table:table-cell table:formula="of:=IF([.E22]&lt;&gt;&quot;&quot;;[.E22]-[.F2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2-06" calcext:value-type="date">
            <text:p>06/12/22</text:p>
          </table:table-cell>
          <table:table-cell table:formula="of:=IF([.E22]&lt;&gt;&quot;&quot;;IF([.H22]=&quot;&quot;;[.G22];&quot;&quot;);&quot;&quot;)">
            <text:p/>
          </table:table-cell>
          <table:table-cell table:formula="of:=IF([.B22]&lt;&gt;&quot;&quot;;IF([.H22]=&quot;&quot;;DAYS(TODAY();[.B2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2-11-30" calcext:value-type="date">
            <text:p>30/11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noviembre 2022 </text:p>
          </table:table-cell>
          <table:table-cell office:value-type="currency" office:currency="EUR" office:value="1317.38" calcext:value-type="currency">
            <text:p>1.317,38 €</text:p>
          </table:table-cell>
          <table:table-cell table:formula="of:=IF([.E23]&lt;&gt;&quot;&quot;;0.15*[.E23];&quot;&quot;)" office:value-type="currency" office:currency="EUR" office:value="197.607" calcext:value-type="currency">
            <text:p>197,61 €</text:p>
          </table:table-cell>
          <table:table-cell table:formula="of:=IF([.E23]&lt;&gt;&quot;&quot;;[.E23]-[.F23];&quot;&quot;)" office:value-type="currency" office:currency="EUR" office:value="1119.773" calcext:value-type="currency">
            <text:p>1.119,77 €</text:p>
          </table:table-cell>
          <table:table-cell/>
          <table:table-cell table:formula="of:=IF([.E23]&lt;&gt;&quot;&quot;;IF([.H23]=&quot;&quot;;[.G23];&quot;&quot;);&quot;&quot;)" office:value-type="currency" office:currency="EUR" office:value="1119.773" calcext:value-type="currency">
            <text:p>1.119,77 €</text:p>
          </table:table-cell>
          <table:table-cell table:formula="of:=IF([.B23]&lt;&gt;&quot;&quot;;IF([.H23]=&quot;&quot;;DAYS(TODAY();[.B23]);&quot;&quot;);&quot;&quot;)" office:value-type="float" office:value="154" calcext:value-type="float">
            <text:p>154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2-12-20" calcext:value-type="date">
            <text:p>20/12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dic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24]&lt;&gt;&quot;&quot;;0.15*[.E24];&quot;&quot;)" office:value-type="currency" office:currency="EUR" office:value="90" calcext:value-type="currency">
            <text:p>90,00 €</text:p>
          </table:table-cell>
          <table:table-cell table:formula="of:=IF([.E24]&lt;&gt;&quot;&quot;;[.E24]-[.F2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formula="of:=IF([.E24]&lt;&gt;&quot;&quot;;IF([.H24]=&quot;&quot;;[.G24];&quot;&quot;);&quot;&quot;)">
            <text:p/>
          </table:table-cell>
          <table:table-cell table:formula="of:=IF([.B24]&lt;&gt;&quot;&quot;;IF([.H24]=&quot;&quot;;DAYS(TODAY();[.B2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2-12-31" calcext:value-type="date">
            <text:p>31/12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diciembre 2022 </text:p>
          </table:table-cell>
          <table:table-cell office:value-type="currency" office:currency="EUR" office:value="1182.86" calcext:value-type="currency">
            <text:p>1.182,86 €</text:p>
          </table:table-cell>
          <table:table-cell table:formula="of:=IF([.E25]&lt;&gt;&quot;&quot;;0.15*[.E25];&quot;&quot;)" office:value-type="currency" office:currency="EUR" office:value="177.429" calcext:value-type="currency">
            <text:p>177,43 €</text:p>
          </table:table-cell>
          <table:table-cell table:formula="of:=IF([.E25]&lt;&gt;&quot;&quot;;[.E25]-[.F25];&quot;&quot;)" office:value-type="currency" office:currency="EUR" office:value="1005.431" calcext:value-type="currency">
            <text:p>1.005,43 €</text:p>
          </table:table-cell>
          <table:table-cell/>
          <table:table-cell table:formula="of:=IF([.E25]&lt;&gt;&quot;&quot;;IF([.H25]=&quot;&quot;;[.G25];&quot;&quot;);&quot;&quot;)" office:value-type="currency" office:currency="EUR" office:value="1005.431" calcext:value-type="currency">
            <text:p>1.005,43 €</text:p>
          </table:table-cell>
          <table:table-cell table:formula="of:=IF([.B25]&lt;&gt;&quot;&quot;;IF([.H25]=&quot;&quot;;DAYS(TODAY();[.B25]);&quot;&quot;);&quot;&quot;)" office:value-type="float" office:value="123" calcext:value-type="float">
            <text:p>12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number-columns-repeated="2"/>
          <table:table-cell table:formula="of:=IF([.E26]&lt;&gt;&quot;&quot;;0.15*[.E26];&quot;&quot;)">
            <text:p/>
          </table:table-cell>
          <table:table-cell table:formula="of:=IF([.E26]&lt;&gt;&quot;&quot;;[.E26]-[.F26];&quot;&quot;)">
            <text:p/>
          </table:table-cell>
          <table:table-cell/>
          <table:table-cell table:formula="of:=IF([.E26]&lt;&gt;&quot;&quot;;IF([.H26]=&quot;&quot;;[.G26];&quot;&quot;);&quot;&quot;)">
            <text:p/>
          </table:table-cell>
          <table:table-cell table:formula="of:=IF([.B26]&lt;&gt;&quot;&quot;;IF([.H26]=&quot;&quot;;DAYS(TODAY();[.B2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number-columns-repeated="2"/>
          <table:table-cell table:formula="of:=IF([.E27]&lt;&gt;&quot;&quot;;0.15*[.E27];&quot;&quot;)">
            <text:p/>
          </table:table-cell>
          <table:table-cell table:formula="of:=IF([.E27]&lt;&gt;&quot;&quot;;[.E27]-[.F27];&quot;&quot;)">
            <text:p/>
          </table:table-cell>
          <table:table-cell/>
          <table:table-cell table:formula="of:=IF([.E27]&lt;&gt;&quot;&quot;;IF([.H27]=&quot;&quot;;[.G27];&quot;&quot;);&quot;&quot;)">
            <text:p/>
          </table:table-cell>
          <table:table-cell table:formula="of:=IF([.B27]&lt;&gt;&quot;&quot;;IF([.H27]=&quot;&quot;;DAYS(TODAY();[.B2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number-columns-repeated="2"/>
          <table:table-cell table:formula="of:=IF([.E28]&lt;&gt;&quot;&quot;;0.15*[.E28];&quot;&quot;)">
            <text:p/>
          </table:table-cell>
          <table:table-cell table:formula="of:=IF([.E28]&lt;&gt;&quot;&quot;;[.E28]-[.F28];&quot;&quot;)">
            <text:p/>
          </table:table-cell>
          <table:table-cell/>
          <table:table-cell table:formula="of:=IF([.E28]&lt;&gt;&quot;&quot;;IF([.H28]=&quot;&quot;;[.G28];&quot;&quot;);&quot;&quot;)">
            <text:p/>
          </table:table-cell>
          <table:table-cell table:formula="of:=IF([.B28]&lt;&gt;&quot;&quot;;IF([.H28]=&quot;&quot;;DAYS(TODAY();[.B2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number-columns-repeated="2"/>
          <table:table-cell table:formula="of:=IF([.E29]&lt;&gt;&quot;&quot;;0.15*[.E29];&quot;&quot;)">
            <text:p/>
          </table:table-cell>
          <table:table-cell table:formula="of:=IF([.E29]&lt;&gt;&quot;&quot;;[.E29]-[.F29];&quot;&quot;)">
            <text:p/>
          </table:table-cell>
          <table:table-cell/>
          <table:table-cell table:formula="of:=IF([.E29]&lt;&gt;&quot;&quot;;IF([.H29]=&quot;&quot;;[.G29];&quot;&quot;);&quot;&quot;)">
            <text:p/>
          </table:table-cell>
          <table:table-cell table:formula="of:=IF([.B29]&lt;&gt;&quot;&quot;;IF([.H29]=&quot;&quot;;DAYS(TODAY();[.B2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number-columns-repeated="2"/>
          <table:table-cell table:formula="of:=IF([.E30]&lt;&gt;&quot;&quot;;0.15*[.E30];&quot;&quot;)">
            <text:p/>
          </table:table-cell>
          <table:table-cell table:formula="of:=IF([.E30]&lt;&gt;&quot;&quot;;[.E30]-[.F30];&quot;&quot;)">
            <text:p/>
          </table:table-cell>
          <table:table-cell/>
          <table:table-cell table:formula="of:=IF([.E30]&lt;&gt;&quot;&quot;;IF([.H30]=&quot;&quot;;[.G30];&quot;&quot;);&quot;&quot;)">
            <text:p/>
          </table:table-cell>
          <table:table-cell table:formula="of:=IF([.B30]&lt;&gt;&quot;&quot;;IF([.H30]=&quot;&quot;;DAYS(TODAY();[.B3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number-columns-repeated="2"/>
          <table:table-cell table:formula="of:=IF([.E31]&lt;&gt;&quot;&quot;;0.15*[.E31];&quot;&quot;)">
            <text:p/>
          </table:table-cell>
          <table:table-cell table:formula="of:=IF([.E31]&lt;&gt;&quot;&quot;;[.E31]-[.F31];&quot;&quot;)">
            <text:p/>
          </table:table-cell>
          <table:table-cell/>
          <table:table-cell table:formula="of:=IF([.E31]&lt;&gt;&quot;&quot;;IF([.H31]=&quot;&quot;;[.G31];&quot;&quot;);&quot;&quot;)">
            <text:p/>
          </table:table-cell>
          <table:table-cell table:formula="of:=IF([.B31]&lt;&gt;&quot;&quot;;IF([.H31]=&quot;&quot;;DAYS(TODAY();[.B3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number-columns-repeated="2"/>
          <table:table-cell table:formula="of:=IF([.E32]&lt;&gt;&quot;&quot;;0.15*[.E32];&quot;&quot;)">
            <text:p/>
          </table:table-cell>
          <table:table-cell table:formula="of:=IF([.E32]&lt;&gt;&quot;&quot;;[.E32]-[.F32];&quot;&quot;)">
            <text:p/>
          </table:table-cell>
          <table:table-cell/>
          <table:table-cell table:formula="of:=IF([.E32]&lt;&gt;&quot;&quot;;IF([.H32]=&quot;&quot;;[.G32];&quot;&quot;);&quot;&quot;)">
            <text:p/>
          </table:table-cell>
          <table:table-cell table:formula="of:=IF([.B32]&lt;&gt;&quot;&quot;;IF([.H32]=&quot;&quot;;DAYS(TODAY();[.B3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number-columns-repeated="2"/>
          <table:table-cell table:formula="of:=IF([.E33]&lt;&gt;&quot;&quot;;0.15*[.E33];&quot;&quot;)">
            <text:p/>
          </table:table-cell>
          <table:table-cell table:formula="of:=IF([.E33]&lt;&gt;&quot;&quot;;[.E33]-[.F33];&quot;&quot;)">
            <text:p/>
          </table:table-cell>
          <table:table-cell/>
          <table:table-cell table:formula="of:=IF([.E33]&lt;&gt;&quot;&quot;;IF([.H33]=&quot;&quot;;[.G33];&quot;&quot;);&quot;&quot;)">
            <text:p/>
          </table:table-cell>
          <table:table-cell table:formula="of:=IF([.B33]&lt;&gt;&quot;&quot;;IF([.H33]=&quot;&quot;;DAYS(TODAY();[.B3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number-columns-repeated="2"/>
          <table:table-cell table:formula="of:=IF([.E34]&lt;&gt;&quot;&quot;;0.15*[.E34];&quot;&quot;)">
            <text:p/>
          </table:table-cell>
          <table:table-cell table:formula="of:=IF([.E34]&lt;&gt;&quot;&quot;;[.E34]-[.F34];&quot;&quot;)">
            <text:p/>
          </table:table-cell>
          <table:table-cell/>
          <table:table-cell table:formula="of:=IF([.E34]&lt;&gt;&quot;&quot;;IF([.H34]=&quot;&quot;;[.G34];&quot;&quot;);&quot;&quot;)">
            <text:p/>
          </table:table-cell>
          <table:table-cell table:formula="of:=IF([.B34]&lt;&gt;&quot;&quot;;IF([.H34]=&quot;&quot;;DAYS(TODAY();[.B3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number-columns-repeated="2"/>
          <table:table-cell table:formula="of:=IF([.E35]&lt;&gt;&quot;&quot;;0.15*[.E35];&quot;&quot;)">
            <text:p/>
          </table:table-cell>
          <table:table-cell table:formula="of:=IF([.E35]&lt;&gt;&quot;&quot;;[.E35]-[.F35];&quot;&quot;)">
            <text:p/>
          </table:table-cell>
          <table:table-cell/>
          <table:table-cell table:formula="of:=IF([.E35]&lt;&gt;&quot;&quot;;IF([.H35]=&quot;&quot;;[.G35];&quot;&quot;);&quot;&quot;)">
            <text:p/>
          </table:table-cell>
          <table:table-cell table:formula="of:=IF([.B35]&lt;&gt;&quot;&quot;;IF([.H35]=&quot;&quot;;DAYS(TODAY();[.B3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number-columns-repeated="2"/>
          <table:table-cell table:formula="of:=IF([.E36]&lt;&gt;&quot;&quot;;0.15*[.E36];&quot;&quot;)">
            <text:p/>
          </table:table-cell>
          <table:table-cell table:formula="of:=IF([.E36]&lt;&gt;&quot;&quot;;[.E36]-[.F36];&quot;&quot;)">
            <text:p/>
          </table:table-cell>
          <table:table-cell/>
          <table:table-cell table:formula="of:=IF([.E36]&lt;&gt;&quot;&quot;;IF([.H36]=&quot;&quot;;[.G36];&quot;&quot;);&quot;&quot;)">
            <text:p/>
          </table:table-cell>
          <table:table-cell table:formula="of:=IF([.B36]&lt;&gt;&quot;&quot;;IF([.H36]=&quot;&quot;;DAYS(TODAY();[.B3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number-columns-repeated="2"/>
          <table:table-cell table:formula="of:=IF([.E37]&lt;&gt;&quot;&quot;;0.15*[.E37];&quot;&quot;)">
            <text:p/>
          </table:table-cell>
          <table:table-cell table:formula="of:=IF([.E37]&lt;&gt;&quot;&quot;;[.E37]-[.F37];&quot;&quot;)">
            <text:p/>
          </table:table-cell>
          <table:table-cell/>
          <table:table-cell table:formula="of:=IF([.E37]&lt;&gt;&quot;&quot;;IF([.H37]=&quot;&quot;;[.G37];&quot;&quot;);&quot;&quot;)">
            <text:p/>
          </table:table-cell>
          <table:table-cell table:formula="of:=IF([.B37]&lt;&gt;&quot;&quot;;IF([.H37]=&quot;&quot;;DAYS(TODAY();[.B3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number-columns-repeated="2"/>
          <table:table-cell table:formula="of:=IF([.E38]&lt;&gt;&quot;&quot;;0.15*[.E38];&quot;&quot;)">
            <text:p/>
          </table:table-cell>
          <table:table-cell table:formula="of:=IF([.E38]&lt;&gt;&quot;&quot;;[.E38]-[.F38];&quot;&quot;)">
            <text:p/>
          </table:table-cell>
          <table:table-cell/>
          <table:table-cell table:formula="of:=IF([.E38]&lt;&gt;&quot;&quot;;IF([.H38]=&quot;&quot;;[.G38];&quot;&quot;);&quot;&quot;)">
            <text:p/>
          </table:table-cell>
          <table:table-cell table:formula="of:=IF([.B38]&lt;&gt;&quot;&quot;;IF([.H38]=&quot;&quot;;DAYS(TODAY();[.B3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number-columns-repeated="2"/>
          <table:table-cell table:formula="of:=IF([.E39]&lt;&gt;&quot;&quot;;0.15*[.E39];&quot;&quot;)">
            <text:p/>
          </table:table-cell>
          <table:table-cell table:formula="of:=IF([.E39]&lt;&gt;&quot;&quot;;[.E39]-[.F39];&quot;&quot;)">
            <text:p/>
          </table:table-cell>
          <table:table-cell/>
          <table:table-cell table:formula="of:=IF([.E39]&lt;&gt;&quot;&quot;;IF([.H39]=&quot;&quot;;[.G39];&quot;&quot;);&quot;&quot;)">
            <text:p/>
          </table:table-cell>
          <table:table-cell table:formula="of:=IF([.B39]&lt;&gt;&quot;&quot;;IF([.H39]=&quot;&quot;;DAYS(TODAY();[.B3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number-columns-repeated="2"/>
          <table:table-cell table:formula="of:=IF([.E40]&lt;&gt;&quot;&quot;;0.15*[.E40];&quot;&quot;)">
            <text:p/>
          </table:table-cell>
          <table:table-cell table:formula="of:=IF([.E40]&lt;&gt;&quot;&quot;;[.E40]-[.F40];&quot;&quot;)">
            <text:p/>
          </table:table-cell>
          <table:table-cell/>
          <table:table-cell table:formula="of:=IF([.E40]&lt;&gt;&quot;&quot;;IF([.H40]=&quot;&quot;;[.G40];&quot;&quot;);&quot;&quot;)">
            <text:p/>
          </table:table-cell>
          <table:table-cell table:formula="of:=IF([.B40]&lt;&gt;&quot;&quot;;IF([.H40]=&quot;&quot;;DAYS(TODAY();[.B4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number-columns-repeated="2"/>
          <table:table-cell table:formula="of:=IF([.E41]&lt;&gt;&quot;&quot;;0.15*[.E41];&quot;&quot;)">
            <text:p/>
          </table:table-cell>
          <table:table-cell table:formula="of:=IF([.E41]&lt;&gt;&quot;&quot;;[.E41]-[.F41];&quot;&quot;)">
            <text:p/>
          </table:table-cell>
          <table:table-cell/>
          <table:table-cell table:formula="of:=IF([.E41]&lt;&gt;&quot;&quot;;IF([.H41]=&quot;&quot;;[.G41];&quot;&quot;);&quot;&quot;)">
            <text:p/>
          </table:table-cell>
          <table:table-cell table:formula="of:=IF([.B41]&lt;&gt;&quot;&quot;;IF([.H41]=&quot;&quot;;DAYS(TODAY();[.B4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number-columns-repeated="2"/>
          <table:table-cell table:formula="of:=IF([.E42]&lt;&gt;&quot;&quot;;0.15*[.E42];&quot;&quot;)">
            <text:p/>
          </table:table-cell>
          <table:table-cell table:formula="of:=IF([.E42]&lt;&gt;&quot;&quot;;[.E42]-[.F42];&quot;&quot;)">
            <text:p/>
          </table:table-cell>
          <table:table-cell/>
          <table:table-cell table:formula="of:=IF([.E42]&lt;&gt;&quot;&quot;;IF([.H42]=&quot;&quot;;[.G42];&quot;&quot;);&quot;&quot;)">
            <text:p/>
          </table:table-cell>
          <table:table-cell table:formula="of:=IF([.B42]&lt;&gt;&quot;&quot;;IF([.H42]=&quot;&quot;;DAYS(TODAY();[.B4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number-columns-repeated="2"/>
          <table:table-cell table:formula="of:=IF([.E43]&lt;&gt;&quot;&quot;;0.15*[.E43];&quot;&quot;)">
            <text:p/>
          </table:table-cell>
          <table:table-cell table:formula="of:=IF([.E43]&lt;&gt;&quot;&quot;;[.E43]-[.F43];&quot;&quot;)">
            <text:p/>
          </table:table-cell>
          <table:table-cell/>
          <table:table-cell table:formula="of:=IF([.E43]&lt;&gt;&quot;&quot;;IF([.H43]=&quot;&quot;;[.G43];&quot;&quot;);&quot;&quot;)">
            <text:p/>
          </table:table-cell>
          <table:table-cell table:formula="of:=IF([.B43]&lt;&gt;&quot;&quot;;IF([.H43]=&quot;&quot;;DAYS(TODAY();[.B4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number-columns-repeated="2"/>
          <table:table-cell table:formula="of:=IF([.E44]&lt;&gt;&quot;&quot;;0.15*[.E44];&quot;&quot;)">
            <text:p/>
          </table:table-cell>
          <table:table-cell table:formula="of:=IF([.E44]&lt;&gt;&quot;&quot;;[.E44]-[.F44];&quot;&quot;)">
            <text:p/>
          </table:table-cell>
          <table:table-cell/>
          <table:table-cell table:formula="of:=IF([.E44]&lt;&gt;&quot;&quot;;IF([.H44]=&quot;&quot;;[.G44];&quot;&quot;);&quot;&quot;)">
            <text:p/>
          </table:table-cell>
          <table:table-cell table:formula="of:=IF([.B44]&lt;&gt;&quot;&quot;;IF([.H44]=&quot;&quot;;DAYS(TODAY();[.B44]);&quot;&quot;);&quot;&quot;)">
            <text:p/>
          </table:table-cell>
          <table:table-cell table:number-columns-repeated="1014"/>
        </table:table-row>
        <table:table-row table:style-name="ro2" table:number-rows-repeated="104853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Cliente" table:style-name="ta1">
        <office:forms form:automatic-focus="false" form:apply-design-mode="false"/>
        <table:table-column table:style-name="co1" table:default-cell-style-name="ce83"/>
        <table:table-column table:style-name="co7" table:default-cell-style-name="ce83"/>
        <table:table-column table:style-name="co1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5" table:number-columns-repeated="1017" table:default-cell-style-name="ce83"/>
        <table:table-row table:style-name="ro2">
          <table:table-cell table:style-name="ce82" office:value-type="string" calcext:value-type="string">
            <text:p>Núm Cliente</text:p>
          </table:table-cell>
          <table:table-cell table:style-name="ce82" office:value-type="string" calcext:value-type="string">
            <text:p>Nombre/Razón social</text:p>
          </table:table-cell>
          <table:table-cell table:style-name="ce82" office:value-type="string" calcext:value-type="string">
            <text:p>NIF/CIF</text:p>
          </table:table-cell>
          <table:table-cell table:style-name="ce82" office:value-type="string" calcext:value-type="string">
            <text:p>Dirección</text:p>
          </table:table-cell>
          <table:table-cell table:style-name="ce82" office:value-type="string" calcext:value-type="string">
            <text:p>Código Postal</text:p>
          </table:table-cell>
          <table:table-cell table:style-name="ce82" office:value-type="string" calcext:value-type="string">
            <text:p>Población</text:p>
          </table:table-cell>
          <table:table-cell table:style-name="ce82" office:value-type="string" calcext:value-type="string">
            <text:p>Provincia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RREJÓN SALUD, S.A.</text:p>
          </table:table-cell>
          <table:table-cell office:value-type="string" calcext:value-type="string">
            <text:p>A85740595</text:p>
          </table:table-cell>
          <table:table-cell office:value-type="string" calcext:value-type="string">
            <text:p>C/ Mateo Inurria S/N</text:p>
          </table:table-cell>
          <table:table-cell office:value-type="float" office:value="28850" calcext:value-type="float">
            <text:p>28850</text:p>
          </table:table-cell>
          <table:table-cell office:value-type="string" calcext:value-type="string">
            <text:p>Torrejón de Ardoz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GRUPACIÓN GINECOLÓGICA ESPAÑOLA S.L.U</text:p>
          </table:table-cell>
          <table:table-cell office:value-type="string" calcext:value-type="string">
            <text:p>B86461407</text:p>
          </table:table-cell>
          <table:table-cell office:value-type="string" calcext:value-type="string">
            <text:p>C/ Eduardo Dato, 3</text:p>
          </table:table-cell>
          <table:table-cell office:value-type="float" office:value="28010" calcext:value-type="float">
            <text:p>28010</text:p>
          </table:table-cell>
          <table:table-cell office:value-type="string" calcext:value-type="string">
            <text:p>Madrid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resión_factura" table:style-name="ta1" table:protected="true" table:print-ranges="Impresión_factura.A1:Impresión_factura.G48">
        <loext:table-protection loext:select-protected-cells="true" loext:select-unprotected-cells="true"/>
        <table:table-column table:style-name="co1" table:number-columns-repeated="4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" table:default-cell-style-name="ce83"/>
        <table:table-column table:style-name="co16" table:default-cell-style-name="ce83"/>
        <table:table-column table:style-name="co5" table:number-columns-repeated="1014" table:default-cell-style-name="ce83"/>
        <table:table-row table:style-name="ro4" table:number-rows-repeated="6">
          <table:table-cell table:style-name="ce115"/>
          <table:table-cell table:style-name="ce11" table:number-columns-repeated="8"/>
          <table:table-cell table:number-columns-repeated="1015"/>
        </table:table-row>
        <table:table-row table:style-name="ro5">
          <table:table-cell table:style-name="ce11" office:value-type="string" calcext:value-type="string">
            <text:p><text:s text:c="5"/>María Sanz Alguacil</text:p>
          </table:table-cell>
          <table:table-cell table:style-name="ce11" table:number-columns-repeated="3"/>
          <table:table-cell table:style-name="ce127" office:value-type="string" calcext:value-type="string">
            <text:p>FACTURA</text:p>
          </table:table-cell>
          <table:table-cell table:style-name="ce11" table:number-columns-repeated="2"/>
          <table:table-cell table:style-name="ce139" office:value-type="string" calcext:value-type="string">
            <text:p>Número de factura</text:p>
          </table:table-cell>
          <table:table-cell table:style-name="ce140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<text:s text:c="5"/>NIF 16618194G</text:p>
          </table:table-cell>
          <table:table-cell table:style-name="ce11" table:number-columns-repeated="3"/>
          <table:table-cell table:style-name="ce11" office:value-type="string" calcext:value-type="string">
            <text:p>Núm. de factura</text:p>
          </table:table-cell>
          <table:table-cell table:style-name="ce131" table:formula="of:=[.I7]" office:value-type="float" office:value="42" calcext:value-type="float">
            <text:p>42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<text:s text:c="5"/>C/ Antonio López 67 P4, 9ºB</text:p>
          </table:table-cell>
          <table:table-cell table:style-name="ce11" table:number-columns-repeated="3"/>
          <table:table-cell table:style-name="ce11" office:value-type="string" calcext:value-type="string">
            <text:p>Fecha factura</text:p>
          </table:table-cell>
          <table:table-cell table:style-name="ce132" table:formula="of:=VLOOKUP([.$I$7];[Facturas.$A:.$J];2;0)" office:value-type="date" office:date-value="2022-12-31" calcext:value-type="date">
            <text:p>31/12/2022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2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8" table:formula="of:=VLOOKUP([.$I$7];[Facturas.$A:.$J];3;0)" office:value-type="string" office:string-value="AGRUPACIÓN GINECOLÓGICA ESPAÑOLA S.L.U" calcext:value-type="string" table:number-columns-spanned="3" table:number-rows-spanned="1">
            <text:p>AGRUPACIÓN GINECOLÓGICA ESPAÑOLA S.L.U</text:p>
          </table:table-cell>
          <table:covered-table-cell table:number-columns-repeated="2" table:style-name="ce11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8" table:formula="of:=VLOOKUP([.$E$12];[Cliente.$B:.$G];3;0)" office:value-type="string" office:string-value="C/ Eduardo Dato, 3" calcext:value-type="string" table:number-columns-spanned="3" table:number-rows-spanned="1">
            <text:p>C/ Eduardo Dato, 3</text:p>
          </table:table-cell>
          <table:covered-table-cell table:number-columns-repeated="2" table:style-name="ce11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8" table:formula="of:=COM.MICROSOFT.CONCAT(VLOOKUP([.$E$12];[Cliente.$B:.$G];4;0);&quot; &quot;;VLOOKUP([.$E$12];[Cliente.$B:.$G];5;0))" office:value-type="string" office:string-value="28010 Madrid" calcext:value-type="string" table:number-columns-spanned="3" table:number-rows-spanned="1">
            <text:p>28010 Madrid</text:p>
          </table:table-cell>
          <table:covered-table-cell table:number-columns-repeated="2" table:style-name="ce11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8" table:formula="of:=VLOOKUP([.$E$12];[Cliente.$B:.$G];6;0)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1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8" table:formula="of:=CONCATENATE(&quot;CIF &quot;;VLOOKUP([.$E$12];[Cliente.$B:.$G];2;0))" office:value-type="string" office:string-value="CIF B86461407" calcext:value-type="string" table:number-columns-spanned="3" table:number-rows-spanned="1">
            <text:p>CIF B86461407</text:p>
          </table:table-cell>
          <table:covered-table-cell table:number-columns-repeated="2" table:style-name="ce11"/>
          <table:table-cell table:style-name="ce11" table:number-columns-repeated="2"/>
          <table:table-cell table:number-columns-repeated="1015"/>
        </table:table-row>
        <table:table-row table:style-name="ro2" table:number-rows-repeated="3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/>
          <table:table-cell table:style-name="ce118" office:value-type="string" calcext:value-type="string" table:number-columns-spanned="4" table:number-rows-spanned="1">
            <text:p>Concepto</text:p>
          </table:table-cell>
          <table:covered-table-cell table:number-columns-repeated="3" table:style-name="ce11"/>
          <table:table-cell table:style-name="ce133" office:value-type="string" calcext:value-type="string">
            <text:p>Importe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19" table:formula="of:=VLOOKUP([.$I$7];[Facturas.$A:.$J];4;0)" office:value-type="string" office:string-value="Consultas de ecografía diciembre 2022 " calcext:value-type="string" table:number-columns-spanned="4" table:number-rows-spanned="1">
            <text:p>Consultas de ecografía diciembre 2022 </text:p>
          </table:table-cell>
          <table:covered-table-cell table:number-columns-repeated="3" table:style-name="ce11"/>
          <table:table-cell table:style-name="ce134" table:formula="of:=VLOOKUP([.$I$7];[Facturas.$A:.$J];5;0)" office:value-type="currency" office:currency="EUR" office:value="1182.86" calcext:value-type="currency">
            <text:p>1.182,86 €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21" table:number-columns-spanned="4" table:number-rows-spanned="1"/>
          <table:covered-table-cell table:number-columns-repeated="3" table:style-name="ce11"/>
          <table:table-cell table:style-name="ce134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21" table:number-columns-spanned="4" table:number-rows-spanned="1"/>
          <table:covered-table-cell table:number-columns-repeated="3" table:style-name="ce11"/>
          <table:table-cell table:style-name="ce134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21" table:number-columns-spanned="4" table:number-rows-spanned="1"/>
          <table:covered-table-cell table:number-columns-repeated="3" table:style-name="ce11"/>
          <table:table-cell table:style-name="ce134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21" table:number-columns-spanned="4" table:number-rows-spanned="1"/>
          <table:covered-table-cell table:number-columns-repeated="3" table:style-name="ce11"/>
          <table:table-cell table:style-name="ce134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7"/>
          <table:table-cell table:style-name="ce121" table:number-columns-spanned="4" table:number-rows-spanned="1"/>
          <table:covered-table-cell table:number-columns-repeated="3" table:style-name="ce11"/>
          <table:table-cell table:style-name="ce134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29" office:value-type="string" calcext:value-type="string">
            <text:p>Total <text:s/></text:p>
          </table:table-cell>
          <table:table-cell table:style-name="ce134" table:formula="of:=SUM([.F21:.F26])" office:value-type="currency" office:currency="EUR" office:value="1182.86" calcext:value-type="currency">
            <text:p>1.182,86 €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5"/>
          <table:table-cell table:style-name="ce135"/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1" office:value-type="string" calcext:value-type="string">
            <text:p>Base imponible</text:p>
          </table:table-cell>
          <table:table-cell table:style-name="ce135" table:formula="of:=[.F27]" office:value-type="currency" office:currency="EUR" office:value="1182.86" calcext:value-type="currency">
            <text:p>1.182,86 €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1" office:value-type="string" calcext:value-type="string">
            <text:p>IVA 0%</text:p>
          </table:table-cell>
          <table:table-cell table:style-name="ce135" table:formula="of:=[.F29]*0" office:value-type="currency" office:currency="EUR" office:value="0" calcext:value-type="currency">
            <text:p>0,00 €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1" office:value-type="string" calcext:value-type="string">
            <text:p>Retención IRPF 15%</text:p>
          </table:table-cell>
          <table:table-cell table:style-name="ce135" table:formula="of:=[.F29]*-0.15" office:value-type="currency" office:currency="EUR" office:value="-177.429" calcext:value-type="currency">
            <text:p>-177,43 €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ce11" table:number-columns-repeated="4"/>
          <table:table-cell table:style-name="ce130" office:value-type="string" calcext:value-type="string">
            <text:p>Total factura</text:p>
          </table:table-cell>
          <table:table-cell table:style-name="ce136" table:formula="of:=SUM([.F29:.F31])" office:value-type="currency" office:currency="EUR" office:value="1005.431" calcext:value-type="currency">
            <text:p>1.005,43 €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7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/>
          <table:table-cell table:style-name="ce122" office:value-type="string" calcext:value-type="string">
            <text:p>Forma de Pago:</text:p>
          </table:table-cell>
          <table:table-cell table:style-name="ce122"/>
          <table:table-cell table:style-name="ce126" table:number-columns-repeated="6"/>
          <table:table-cell table:number-columns-repeated="1015"/>
        </table:table-row>
        <table:table-row table:style-name="ro2">
          <table:table-cell table:style-name="ce11"/>
          <table:table-cell table:style-name="ce123" office:value-type="string" calcext:value-type="string" table:number-columns-spanned="5" table:number-rows-spanned="1">
            <text:p>Pago mediante transferencia según condiciones del contrato</text:p>
          </table:table-cell>
          <table:covered-table-cell table:number-columns-repeated="4" table:style-name="ce11"/>
          <table:table-cell table:style-name="ce137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124" office:value-type="string" calcext:value-type="string" table:number-columns-spanned="5" table:number-rows-spanned="1">
            <text:p>Nº CTA: ES96 2038 7430 6430 0029 8516</text:p>
          </table:table-cell>
          <table:covered-table-cell table:number-columns-repeated="4" table:style-name="ce11"/>
          <table:table-cell table:style-name="ce138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125" table:number-columns-repeated="8"/>
          <table:table-cell table:number-columns-repeated="1015"/>
        </table:table-row>
        <table:table-row table:style-name="ro2">
          <table:table-cell table:style-name="ce11" table:number-columns-repeated="9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stos" table:style-name="ta2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row table:style-name="ro6">
          <table:table-cell table:style-name="ce141" table:content-validation-name="val2" office:value-type="string" calcext:value-type="string">
            <text:p>Núm Gasto</text:p>
          </table:table-cell>
          <table:table-cell table:style-name="ce141" table:content-validation-name="val2" office:value-type="string" calcext:value-type="string">
            <text:p>Núm factura</text:p>
          </table:table-cell>
          <table:table-cell table:style-name="ce144" table:content-validation-name="val2" office:value-type="string" calcext:value-type="string">
            <text:p>Fecha</text:p>
          </table:table-cell>
          <table:table-cell table:style-name="ce82" table:content-validation-name="val2" office:value-type="string" calcext:value-type="string">
            <text:p>Proveedor</text:p>
          </table:table-cell>
          <table:table-cell table:style-name="ce82" table:content-validation-name="val2" office:value-type="string" calcext:value-type="string">
            <text:p>NIF</text:p>
          </table:table-cell>
          <table:table-cell table:style-name="ce153" table:content-validation-name="val2" office:value-type="string" calcext:value-type="string">
            <text:p>Concepto</text:p>
          </table:table-cell>
          <table:table-cell table:style-name="ce3" table:content-validation-name="val2" office:value-type="string" calcext:value-type="string">
            <text:p>Importe</text:p>
          </table:table-cell>
          <table:table-cell table:style-name="ce159" table:content-validation-name="val4" office:value-type="string" calcext:value-type="string">
            <text:p>¿Con retención?</text:p>
          </table:table-cell>
          <table:table-cell table:style-name="ce3" table:content-validation-name="val2" office:value-type="string" calcext:value-type="string">
            <text:p>Retención</text:p>
          </table:table-cell>
          <table:table-cell table:style-name="ce3" table:content-validation-name="val2" office:value-type="string" calcext:value-type="string">
            <text:p>Importe neto</text:p>
            <text:p>Total a pagar</text:p>
          </table:table-cell>
          <table:table-cell table:style-name="ce3" table:content-validation-name="val2" office:value-type="string" calcext:value-type="string">
            <text:p>Grupo fiscal</text:p>
          </table:table-cell>
        </table:table-row>
        <table:table-row table:style-name="ro2">
          <table:table-cell table:style-name="ce149" office:value-type="float" office:value="16" calcext:value-type="float">
            <text:p>16</text:p>
          </table:table-cell>
          <table:table-cell table:style-name="ce149"/>
          <table:table-cell table:style-name="ce65" office:value-type="date" office:date-value="2022-01-04" calcext:value-type="date">
            <text:p>04/01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2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1er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2]=&quot;Sí&quot;;0.15*[.G2];0*[.G2])" office:value-type="currency" office:currency="EUR" office:value="0" calcext:value-type="currency">
            <text:p>0,00 €</text:p>
          </table:table-cell>
          <table:table-cell table:style-name="ce89" table:formula="of:=[.G2]-[.I2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17" calcext:value-type="float">
            <text:p>17</text:p>
          </table:table-cell>
          <table:table-cell table:style-name="ce149"/>
          <table:table-cell table:style-name="ce65" office:value-type="date" office:date-value="2022-01-07" calcext:value-type="date">
            <text:p>07/01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3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Enero equivalente RETA</text:p>
          </table:table-cell>
          <table:table-cell table:style-name="ce89" office:value-type="currency" office:currency="EUR" office:value="63.88" calcext:value-type="currency">
            <text:p>63,88 €</text:p>
          </table:table-cell>
          <table:table-cell table:style-name="ce56" table:content-validation-name="val4"/>
          <table:table-cell table:style-name="ce89" table:formula="of:=IF([.H3]=&quot;Sí&quot;;0.15*[.G3];0*[.G3])" office:value-type="currency" office:currency="EUR" office:value="0" calcext:value-type="currency">
            <text:p>0,00 €</text:p>
          </table:table-cell>
          <table:table-cell table:style-name="ce89" table:formula="of:=[.G3]-[.I3]" office:value-type="currency" office:currency="EUR" office:value="63.88" calcext:value-type="currency">
            <text:p>63,8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18" calcext:value-type="float">
            <text:p>18</text:p>
          </table:table-cell>
          <table:table-cell table:style-name="ce149"/>
          <table:table-cell table:style-name="ce65" office:value-type="date" office:date-value="2022-02-08" calcext:value-type="date">
            <text:p>08/02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4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Febrero equivalente RETA</text:p>
          </table:table-cell>
          <table:table-cell table:style-name="ce89" office:value-type="currency" office:currency="EUR" office:value="63.88" calcext:value-type="currency">
            <text:p>63,88 €</text:p>
          </table:table-cell>
          <table:table-cell table:style-name="ce56" table:content-validation-name="val4"/>
          <table:table-cell table:style-name="ce89" table:formula="of:=IF([.H4]=&quot;Sí&quot;;0.15*[.G4];0*[.G4])" office:value-type="currency" office:currency="EUR" office:value="0" calcext:value-type="currency">
            <text:p>0,00 €</text:p>
          </table:table-cell>
          <table:table-cell table:style-name="ce89" table:formula="of:=[.G4]-[.I4]" office:value-type="currency" office:currency="EUR" office:value="63.88" calcext:value-type="currency">
            <text:p>63,8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38"/>
          <table:table-cell table:style-name="ce41" office:value-type="date" office:date-value="2022-02-28" calcext:value-type="date">
            <text:p>28/02/2022</text:p>
          </table:table-cell>
          <table:table-cell table:style-name="ce43" table:content-validation-name="val3" office:value-type="string" calcext:value-type="string">
            <text:p>RENFE</text:p>
          </table:table-cell>
          <table:table-cell table:style-name="ce46"/>
          <table:table-cell table:style-name="ce51" office:value-type="string" calcext:value-type="string">
            <text:p>Viaje para asistir al master</text:p>
          </table:table-cell>
          <table:table-cell table:style-name="ce52" office:value-type="currency" office:currency="EUR" office:value="197.6" calcext:value-type="currency">
            <text:p>197,60 €</text:p>
          </table:table-cell>
          <table:table-cell table:style-name="ce58" table:content-validation-name="val4"/>
          <table:table-cell table:style-name="ce52" table:formula="of:=IF([.H5]=&quot;Sí&quot;;0.15*[.G5];0*[.G5])" office:value-type="currency" office:currency="EUR" office:value="0" calcext:value-type="currency">
            <text:p>0,00 €</text:p>
          </table:table-cell>
          <table:table-cell table:style-name="ce52" table:formula="of:=[.G5]-[.I5]" office:value-type="currency" office:currency="EUR" office:value="197.6" calcext:value-type="currency">
            <text:p>197,60 €</text:p>
          </table:table-cell>
          <table:table-cell table:style-name="ce52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0" calcext:value-type="float">
            <text:p>20</text:p>
          </table:table-cell>
          <table:table-cell table:style-name="ce149"/>
          <table:table-cell table:style-name="ce65" office:value-type="date" office:date-value="2022-03-04" calcext:value-type="date">
            <text:p>04/03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6]=&quot;Sí&quot;;0.15*[.G6];0*[.G6])" office:value-type="currency" office:currency="EUR" office:value="0" calcext:value-type="currency">
            <text:p>0,00 €</text:p>
          </table:table-cell>
          <table:table-cell table:style-name="ce89" table:formula="of:=[.G6]-[.I6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1" calcext:value-type="float">
            <text:p>21</text:p>
          </table:table-cell>
          <table:table-cell table:style-name="ce149"/>
          <table:table-cell table:style-name="ce65" office:value-type="date" office:date-value="2022-03-08" calcext:value-type="date">
            <text:p>08/03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7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Marzo equivalente RETA</text:p>
          </table:table-cell>
          <table:table-cell table:style-name="ce89" office:value-type="currency" office:currency="EUR" office:value="63.86" calcext:value-type="currency">
            <text:p>63,86 €</text:p>
          </table:table-cell>
          <table:table-cell table:style-name="ce56" table:content-validation-name="val4"/>
          <table:table-cell table:style-name="ce89" table:formula="of:=IF([.H7]=&quot;Sí&quot;;0.15*[.G7];0*[.G7])" office:value-type="currency" office:currency="EUR" office:value="0" calcext:value-type="currency">
            <text:p>0,00 €</text:p>
          </table:table-cell>
          <table:table-cell table:style-name="ce89" table:formula="of:=[.G7]-[.I7]" office:value-type="currency" office:currency="EUR" office:value="63.86" calcext:value-type="currency">
            <text:p>63,86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2" calcext:value-type="float">
            <text:p>22</text:p>
          </table:table-cell>
          <table:table-cell table:style-name="ce149"/>
          <table:table-cell table:style-name="ce65" office:value-type="date" office:date-value="2022-04-02" calcext:value-type="date">
            <text:p>02/04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8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2º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8]=&quot;Sí&quot;;0.15*[.G8];0*[.G8])" office:value-type="currency" office:currency="EUR" office:value="0" calcext:value-type="currency">
            <text:p>0,00 €</text:p>
          </table:table-cell>
          <table:table-cell table:style-name="ce89" table:formula="of:=[.G8]-[.I8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3" calcext:value-type="float">
            <text:p>23</text:p>
          </table:table-cell>
          <table:table-cell table:style-name="ce149"/>
          <table:table-cell table:style-name="ce65" office:value-type="date" office:date-value="2022-04-05" calcext:value-type="date">
            <text:p>05/04/2022</text:p>
          </table:table-cell>
          <table:table-cell table:content-validation-name="val3" office:value-type="string" calcext:value-type="string">
            <text:p>A.M.A</text:p>
          </table:table-cell>
          <table:table-cell table:style-name="ce66" table:formula="of:=IFERROR(VLOOKUP([.D9];[$Proveedores.$B$2:$Proveedores.$C$1000];2);&quot;&quot;)">
            <text:p/>
          </table:table-cell>
          <table:table-cell table:style-name="ce68" office:value-type="string" calcext:value-type="string">
            <text:p>Seguro responsabilidad civil</text:p>
          </table:table-cell>
          <table:table-cell table:style-name="ce89" office:value-type="currency" office:currency="EUR" office:value="1285.57" calcext:value-type="currency">
            <text:p>1.285,57 €</text:p>
          </table:table-cell>
          <table:table-cell table:style-name="ce56" table:content-validation-name="val4"/>
          <table:table-cell table:style-name="ce89" table:formula="of:=IF([.H9]=&quot;Sí&quot;;0.15*[.G9];0*[.G9])" office:value-type="currency" office:currency="EUR" office:value="0" calcext:value-type="currency">
            <text:p>0,00 €</text:p>
          </table:table-cell>
          <table:table-cell table:style-name="ce89" table:formula="of:=[.G9]-[.I9]" office:value-type="currency" office:currency="EUR" office:value="1285.57" calcext:value-type="currency">
            <text:p>1.285,57 €</text:p>
          </table:table-cell>
          <table:table-cell table:style-name="ce89" table:content-validation-name="val5" office:value-type="string" calcext:value-type="string">
            <text:p>Primas de seguros</text:p>
          </table:table-cell>
        </table:table-row>
        <table:table-row table:style-name="ro2">
          <table:table-cell table:style-name="ce149" office:value-type="float" office:value="24" calcext:value-type="float">
            <text:p>24</text:p>
          </table:table-cell>
          <table:table-cell table:style-name="ce149"/>
          <table:table-cell table:style-name="ce65" office:value-type="date" office:date-value="2022-04-09" calcext:value-type="date">
            <text:p>09/04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0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Abril equivalente RETA</text:p>
          </table:table-cell>
          <table:table-cell table:style-name="ce89" office:value-type="currency" office:currency="EUR" office:value="150.89" calcext:value-type="currency">
            <text:p>150,89 €</text:p>
          </table:table-cell>
          <table:table-cell table:style-name="ce56" table:content-validation-name="val4"/>
          <table:table-cell table:style-name="ce89" table:formula="of:=IF([.H10]=&quot;Sí&quot;;0.15*[.G10];0*[.G10])" office:value-type="currency" office:currency="EUR" office:value="0" calcext:value-type="currency">
            <text:p>0,00 €</text:p>
          </table:table-cell>
          <table:table-cell table:style-name="ce89" table:formula="of:=[.G10]-[.I10]" office:value-type="currency" office:currency="EUR" office:value="150.89" calcext:value-type="currency">
            <text:p>150,89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38" office:value-type="float" office:value="25" calcext:value-type="float">
            <text:p>25</text:p>
          </table:table-cell>
          <table:table-cell table:style-name="ce38"/>
          <table:table-cell table:style-name="ce41" office:value-type="date" office:date-value="2022-04-24" calcext:value-type="date">
            <text:p>24/04/2022</text:p>
          </table:table-cell>
          <table:table-cell table:style-name="ce43" table:content-validation-name="val3" office:value-type="string" calcext:value-type="string">
            <text:p>Hostal Lami</text:p>
          </table:table-cell>
          <table:table-cell table:style-name="ce46" table:formula="of:=IFERROR(VLOOKUP([.D11];[$Proveedores.$B$2:$Proveedores.$C$1000];2);&quot;&quot;)">
            <text:p/>
          </table:table-cell>
          <table:table-cell table:style-name="ce51" office:value-type="string" calcext:value-type="string">
            <text:p>Estancia master</text:p>
          </table:table-cell>
          <table:table-cell table:style-name="ce52" office:value-type="currency" office:currency="EUR" office:value="178.26" calcext:value-type="currency">
            <text:p>178,26 €</text:p>
          </table:table-cell>
          <table:table-cell table:style-name="ce58" table:content-validation-name="val4"/>
          <table:table-cell table:style-name="ce52" table:formula="of:=IF([.H11]=&quot;Sí&quot;;0.15*[.G11];0*[.G11])" office:value-type="currency" office:currency="EUR" office:value="0" calcext:value-type="currency">
            <text:p>0,00 €</text:p>
          </table:table-cell>
          <table:table-cell table:style-name="ce52" table:formula="of:=[.G11]-[.I11]" office:value-type="currency" office:currency="EUR" office:value="178.26" calcext:value-type="currency">
            <text:p>178,26 €</text:p>
          </table:table-cell>
          <table:table-cell table:style-name="ce52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6" calcext:value-type="float">
            <text:p>26</text:p>
          </table:table-cell>
          <table:table-cell table:style-name="ce149"/>
          <table:table-cell table:style-name="ce65" office:value-type="date" office:date-value="2022-05-10" calcext:value-type="date">
            <text:p>10/05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2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Mayo equivalente RETA</text:p>
          </table:table-cell>
          <table:table-cell table:style-name="ce89" office:value-type="currency" office:currency="EUR" office:value="150.03" calcext:value-type="currency">
            <text:p>150,03 €</text:p>
          </table:table-cell>
          <table:table-cell table:style-name="ce56" table:content-validation-name="val4"/>
          <table:table-cell table:style-name="ce89" table:formula="of:=IF([.H12]=&quot;Sí&quot;;0.15*[.G12];0*[.G12])" office:value-type="currency" office:currency="EUR" office:value="0" calcext:value-type="currency">
            <text:p>0,00 €</text:p>
          </table:table-cell>
          <table:table-cell table:style-name="ce89" table:formula="of:=[.G12]-[.I12]" office:value-type="currency" office:currency="EUR" office:value="150.03" calcext:value-type="currency">
            <text:p>150,03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7" calcext:value-type="float">
            <text:p>27</text:p>
          </table:table-cell>
          <table:table-cell table:style-name="ce149"/>
          <table:table-cell table:style-name="ce65" office:value-type="date" office:date-value="2022-06-07" calcext:value-type="date">
            <text:p>07/06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13]=&quot;Sí&quot;;0.15*[.G13];0*[.G13])" office:value-type="currency" office:currency="EUR" office:value="0" calcext:value-type="currency">
            <text:p>0,00 €</text:p>
          </table:table-cell>
          <table:table-cell table:style-name="ce89" table:formula="of:=[.G13]-[.I13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8" calcext:value-type="float">
            <text:p>28</text:p>
          </table:table-cell>
          <table:table-cell table:style-name="ce149"/>
          <table:table-cell table:style-name="ce65" office:value-type="date" office:date-value="2022-06-09" calcext:value-type="date">
            <text:p>09/06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4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Junio equivalente RETA</text:p>
          </table:table-cell>
          <table:table-cell table:style-name="ce89" office:value-type="currency" office:currency="EUR" office:value="150.02" calcext:value-type="currency">
            <text:p>150,02 €</text:p>
          </table:table-cell>
          <table:table-cell table:style-name="ce56" table:content-validation-name="val4"/>
          <table:table-cell table:style-name="ce89" table:formula="of:=IF([.H14]=&quot;Sí&quot;;0.15*[.G14];0*[.G14])" office:value-type="currency" office:currency="EUR" office:value="0" calcext:value-type="currency">
            <text:p>0,00 €</text:p>
          </table:table-cell>
          <table:table-cell table:style-name="ce89" table:formula="of:=[.G14]-[.I14]" office:value-type="currency" office:currency="EUR" office:value="150.02" calcext:value-type="currency">
            <text:p>150,02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9" calcext:value-type="float">
            <text:p>29</text:p>
          </table:table-cell>
          <table:table-cell table:style-name="ce149"/>
          <table:table-cell table:style-name="ce65" office:value-type="date" office:date-value="2022-07-02" calcext:value-type="date">
            <text:p>02/07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15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3er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15]=&quot;Sí&quot;;0.15*[.G15];0*[.G15])" office:value-type="currency" office:currency="EUR" office:value="0" calcext:value-type="currency">
            <text:p>0,00 €</text:p>
          </table:table-cell>
          <table:table-cell table:style-name="ce89" table:formula="of:=[.G15]-[.I15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0" calcext:value-type="float">
            <text:p>30</text:p>
          </table:table-cell>
          <table:table-cell table:style-name="ce149"/>
          <table:table-cell table:style-name="ce65" office:value-type="date" office:date-value="2022-07-09" calcext:value-type="date">
            <text:p>09/07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6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Julio equivalente RETA</text:p>
          </table:table-cell>
          <table:table-cell table:style-name="ce89" office:value-type="currency" office:currency="EUR" office:value="150.04" calcext:value-type="currency">
            <text:p>150,04 €</text:p>
          </table:table-cell>
          <table:table-cell table:style-name="ce56" table:content-validation-name="val4"/>
          <table:table-cell table:style-name="ce89" table:formula="of:=IF([.H16]=&quot;Sí&quot;;0.15*[.G16];0*[.G16])" office:value-type="currency" office:currency="EUR" office:value="0" calcext:value-type="currency">
            <text:p>0,00 €</text:p>
          </table:table-cell>
          <table:table-cell table:style-name="ce89" table:formula="of:=[.G16]-[.I16]" office:value-type="currency" office:currency="EUR" office:value="150.04" calcext:value-type="currency">
            <text:p>150,04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1" calcext:value-type="float">
            <text:p>31</text:p>
          </table:table-cell>
          <table:table-cell table:style-name="ce149"/>
          <table:table-cell table:style-name="ce65" office:value-type="date" office:date-value="2022-08-09" calcext:value-type="date">
            <text:p>09/08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7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Agosto equivalente RETA</text:p>
          </table:table-cell>
          <table:table-cell table:style-name="ce89" office:value-type="currency" office:currency="EUR" office:value="150.01" calcext:value-type="currency">
            <text:p>150,01 €</text:p>
          </table:table-cell>
          <table:table-cell table:style-name="ce56" table:content-validation-name="val4"/>
          <table:table-cell table:style-name="ce89" table:formula="of:=IF([.H17]=&quot;Sí&quot;;0.15*[.G17];0*[.G17])" office:value-type="currency" office:currency="EUR" office:value="0" calcext:value-type="currency">
            <text:p>0,00 €</text:p>
          </table:table-cell>
          <table:table-cell table:style-name="ce89" table:formula="of:=[.G17]-[.I17]" office:value-type="currency" office:currency="EUR" office:value="150.01" calcext:value-type="currency">
            <text:p>150,01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2" calcext:value-type="float">
            <text:p>32</text:p>
          </table:table-cell>
          <table:table-cell table:style-name="ce149"/>
          <table:table-cell table:style-name="ce65" office:value-type="date" office:date-value="2022-09-09" calcext:value-type="date">
            <text:p>09/09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8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Septiembre equivalente RETA</text:p>
          </table:table-cell>
          <table:table-cell table:style-name="ce89" office:value-type="currency" office:currency="EUR" office:value="150.04" calcext:value-type="currency">
            <text:p>150,04 €</text:p>
          </table:table-cell>
          <table:table-cell table:style-name="ce56" table:content-validation-name="val4"/>
          <table:table-cell table:style-name="ce89" table:formula="of:=IF([.H18]=&quot;Sí&quot;;0.15*[.G18];0*[.G18])" office:value-type="currency" office:currency="EUR" office:value="0" calcext:value-type="currency">
            <text:p>0,00 €</text:p>
          </table:table-cell>
          <table:table-cell table:style-name="ce89" table:formula="of:=[.G18]-[.I18]" office:value-type="currency" office:currency="EUR" office:value="150.04" calcext:value-type="currency">
            <text:p>150,04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3" calcext:value-type="float">
            <text:p>33</text:p>
          </table:table-cell>
          <table:table-cell table:style-name="ce149"/>
          <table:table-cell table:style-name="ce65" office:value-type="date" office:date-value="2022-10-04" calcext:value-type="date">
            <text:p>04/10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19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4º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19]=&quot;Sí&quot;;0.15*[.G19];0*[.G19])" office:value-type="currency" office:currency="EUR" office:value="0" calcext:value-type="currency">
            <text:p>0,00 €</text:p>
          </table:table-cell>
          <table:table-cell table:style-name="ce89" table:formula="of:=[.G19]-[.I19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4" calcext:value-type="float">
            <text:p>34</text:p>
          </table:table-cell>
          <table:table-cell table:style-name="ce149"/>
          <table:table-cell table:style-name="ce65" office:value-type="date" office:date-value="2022-10-08" calcext:value-type="date">
            <text:p>08/10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0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Octubre equivalente RETA</text:p>
          </table:table-cell>
          <table:table-cell table:style-name="ce89" office:value-type="currency" office:currency="EUR" office:value="213.35" calcext:value-type="currency">
            <text:p>213,35 €</text:p>
          </table:table-cell>
          <table:table-cell table:style-name="ce56" table:content-validation-name="val4"/>
          <table:table-cell table:style-name="ce89" table:formula="of:=IF([.H20]=&quot;Sí&quot;;0.15*[.G20];0*[.G20])" office:value-type="currency" office:currency="EUR" office:value="0" calcext:value-type="currency">
            <text:p>0,00 €</text:p>
          </table:table-cell>
          <table:table-cell table:style-name="ce89" table:formula="of:=[.G20]-[.I20]" office:value-type="currency" office:currency="EUR" office:value="213.35" calcext:value-type="currency">
            <text:p>213,35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5" calcext:value-type="float">
            <text:p>35</text:p>
          </table:table-cell>
          <table:table-cell table:style-name="ce149"/>
          <table:table-cell table:style-name="ce65" office:value-type="date" office:date-value="2022-11-05" calcext:value-type="date">
            <text:p>05/11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21]=&quot;Sí&quot;;0.15*[.G21];0*[.G21])" office:value-type="currency" office:currency="EUR" office:value="0" calcext:value-type="currency">
            <text:p>0,00 €</text:p>
          </table:table-cell>
          <table:table-cell table:style-name="ce89" table:formula="of:=[.G21]-[.I21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6" calcext:value-type="float">
            <text:p>36</text:p>
          </table:table-cell>
          <table:table-cell table:style-name="ce149"/>
          <table:table-cell table:style-name="ce65" office:value-type="date" office:date-value="2022-11-08" calcext:value-type="date">
            <text:p>08/11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2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Noviembre equivalente RETA</text:p>
          </table:table-cell>
          <table:table-cell table:style-name="ce89" office:value-type="currency" office:currency="EUR" office:value="213.38" calcext:value-type="currency">
            <text:p>213,38 €</text:p>
          </table:table-cell>
          <table:table-cell table:style-name="ce56" table:content-validation-name="val4"/>
          <table:table-cell table:style-name="ce89" table:formula="of:=IF([.H22]=&quot;Sí&quot;;0.15*[.G22];0*[.G22])" office:value-type="currency" office:currency="EUR" office:value="0" calcext:value-type="currency">
            <text:p>0,00 €</text:p>
          </table:table-cell>
          <table:table-cell table:style-name="ce89" table:formula="of:=[.G22]-[.I22]" office:value-type="currency" office:currency="EUR" office:value="213.38" calcext:value-type="currency">
            <text:p>213,3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7" calcext:value-type="float">
            <text:p>37</text:p>
          </table:table-cell>
          <table:table-cell table:style-name="ce149"/>
          <table:table-cell table:style-name="ce65" office:value-type="date" office:date-value="2022-12-07" calcext:value-type="date">
            <text:p>07/12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3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Diciembre equivalente RETA</text:p>
          </table:table-cell>
          <table:table-cell table:style-name="ce89" office:value-type="currency" office:currency="EUR" office:value="213.36" calcext:value-type="currency">
            <text:p>213,36 €</text:p>
          </table:table-cell>
          <table:table-cell table:style-name="ce56" table:content-validation-name="val4"/>
          <table:table-cell table:style-name="ce89" table:formula="of:=IF([.H23]=&quot;Sí&quot;;0.15*[.G23];0*[.G23])" office:value-type="currency" office:currency="EUR" office:value="0" calcext:value-type="currency">
            <text:p>0,00 €</text:p>
          </table:table-cell>
          <table:table-cell table:style-name="ce89" table:formula="of:=[.G23]-[.I23]" office:value-type="currency" office:currency="EUR" office:value="213.36" calcext:value-type="currency">
            <text:p>213,36 €</text:p>
          </table:table-cell>
          <table:table-cell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83" calcext:value-type="float">
            <text:p>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4" calcext:value-type="float">
            <text:p>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5" calcext:value-type="float">
            <text:p>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6" calcext:value-type="float">
            <text:p>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7" calcext:value-type="float">
            <text:p>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8" calcext:value-type="float">
            <text:p>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9" calcext:value-type="float">
            <text:p>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0" calcext:value-type="float">
            <text:p>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1" calcext:value-type="float">
            <text:p>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2" calcext:value-type="float">
            <text:p>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3" calcext:value-type="float">
            <text:p>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4" calcext:value-type="float">
            <text:p>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5" calcext:value-type="float">
            <text:p>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6" calcext:value-type="float">
            <text:p>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7" calcext:value-type="float">
            <text:p>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8" calcext:value-type="float">
            <text:p>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9" calcext:value-type="float">
            <text:p>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0" calcext:value-type="float">
            <text:p>1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1" calcext:value-type="float">
            <text:p>1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2" calcext:value-type="float">
            <text:p>1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3" calcext:value-type="float">
            <text:p>1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4" calcext:value-type="float">
            <text:p>1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5" calcext:value-type="float">
            <text:p>1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6" calcext:value-type="float">
            <text:p>1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7" calcext:value-type="float">
            <text:p>1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8" calcext:value-type="float">
            <text:p>1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9" calcext:value-type="float">
            <text:p>1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0" calcext:value-type="float">
            <text:p>1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1" calcext:value-type="float">
            <text:p>1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2" calcext:value-type="float">
            <text:p>1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3" calcext:value-type="float">
            <text:p>1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4" calcext:value-type="float">
            <text:p>1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5" calcext:value-type="float">
            <text:p>1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6" calcext:value-type="float">
            <text:p>1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7" calcext:value-type="float">
            <text:p>1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8" calcext:value-type="float">
            <text:p>1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9" calcext:value-type="float">
            <text:p>1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0" calcext:value-type="float">
            <text:p>1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1" calcext:value-type="float">
            <text:p>1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2" calcext:value-type="float">
            <text:p>1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3" calcext:value-type="float">
            <text:p>1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4" calcext:value-type="float">
            <text:p>1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5" calcext:value-type="float">
            <text:p>1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6" calcext:value-type="float">
            <text:p>1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7" calcext:value-type="float">
            <text:p>1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8" calcext:value-type="float">
            <text:p>1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9" calcext:value-type="float">
            <text:p>1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0" calcext:value-type="float">
            <text:p>1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1" calcext:value-type="float">
            <text:p>1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2" calcext:value-type="float">
            <text:p>1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3" calcext:value-type="float">
            <text:p>1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4" calcext:value-type="float">
            <text:p>1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5" calcext:value-type="float">
            <text:p>1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6" calcext:value-type="float">
            <text:p>1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7" calcext:value-type="float">
            <text:p>1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8" calcext:value-type="float">
            <text:p>1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9" calcext:value-type="float">
            <text:p>1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0" calcext:value-type="float">
            <text:p>1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1" calcext:value-type="float">
            <text:p>1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2" calcext:value-type="float">
            <text:p>1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3" calcext:value-type="float">
            <text:p>1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4" calcext:value-type="float">
            <text:p>1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5" calcext:value-type="float">
            <text:p>1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6" calcext:value-type="float">
            <text:p>1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7" calcext:value-type="float">
            <text:p>1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8" calcext:value-type="float">
            <text:p>1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9" calcext:value-type="float">
            <text:p>1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0" calcext:value-type="float">
            <text:p>1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1" calcext:value-type="float">
            <text:p>1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2" calcext:value-type="float">
            <text:p>1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3" calcext:value-type="float">
            <text:p>1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4" calcext:value-type="float">
            <text:p>1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5" calcext:value-type="float">
            <text:p>1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6" calcext:value-type="float">
            <text:p>1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7" calcext:value-type="float">
            <text:p>1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8" calcext:value-type="float">
            <text:p>1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9" calcext:value-type="float">
            <text:p>1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0" calcext:value-type="float">
            <text:p>1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1" calcext:value-type="float">
            <text:p>1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2" calcext:value-type="float">
            <text:p>1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3" calcext:value-type="float">
            <text:p>1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4" calcext:value-type="float">
            <text:p>1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5" calcext:value-type="float">
            <text:p>1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6" calcext:value-type="float">
            <text:p>1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7" calcext:value-type="float">
            <text:p>1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8" calcext:value-type="float">
            <text:p>1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9" calcext:value-type="float">
            <text:p>1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0" calcext:value-type="float">
            <text:p>1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1" calcext:value-type="float">
            <text:p>1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2" calcext:value-type="float">
            <text:p>1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3" calcext:value-type="float">
            <text:p>1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4" calcext:value-type="float">
            <text:p>1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5" calcext:value-type="float">
            <text:p>1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6" calcext:value-type="float">
            <text:p>1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7" calcext:value-type="float">
            <text:p>1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8" calcext:value-type="float">
            <text:p>1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9" calcext:value-type="float">
            <text:p>1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0" calcext:value-type="float">
            <text:p>1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1" calcext:value-type="float">
            <text:p>1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2" calcext:value-type="float">
            <text:p>1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3" calcext:value-type="float">
            <text:p>1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4" calcext:value-type="float">
            <text:p>1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5" calcext:value-type="float">
            <text:p>1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6" calcext:value-type="float">
            <text:p>1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7" calcext:value-type="float">
            <text:p>1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8" calcext:value-type="float">
            <text:p>1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9" calcext:value-type="float">
            <text:p>1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0" calcext:value-type="float">
            <text:p>1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1" calcext:value-type="float">
            <text:p>1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2" calcext:value-type="float">
            <text:p>1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3" calcext:value-type="float">
            <text:p>1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4" calcext:value-type="float">
            <text:p>1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5" calcext:value-type="float">
            <text:p>1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6" calcext:value-type="float">
            <text:p>1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7" calcext:value-type="float">
            <text:p>1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8" calcext:value-type="float">
            <text:p>1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9" calcext:value-type="float">
            <text:p>1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0" calcext:value-type="float">
            <text:p>2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1" calcext:value-type="float">
            <text:p>2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2" calcext:value-type="float">
            <text:p>2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3" calcext:value-type="float">
            <text:p>2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4" calcext:value-type="float">
            <text:p>2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5" calcext:value-type="float">
            <text:p>2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6" calcext:value-type="float">
            <text:p>2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7" calcext:value-type="float">
            <text:p>2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8" calcext:value-type="float">
            <text:p>2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9" calcext:value-type="float">
            <text:p>2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0" calcext:value-type="float">
            <text:p>2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1" calcext:value-type="float">
            <text:p>2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2" calcext:value-type="float">
            <text:p>2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3" calcext:value-type="float">
            <text:p>2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4" calcext:value-type="float">
            <text:p>2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5" calcext:value-type="float">
            <text:p>2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6" calcext:value-type="float">
            <text:p>2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7" calcext:value-type="float">
            <text:p>2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8" calcext:value-type="float">
            <text:p>2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9" calcext:value-type="float">
            <text:p>2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0" calcext:value-type="float">
            <text:p>2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1" calcext:value-type="float">
            <text:p>2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2" calcext:value-type="float">
            <text:p>2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3" calcext:value-type="float">
            <text:p>2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4" calcext:value-type="float">
            <text:p>2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5" calcext:value-type="float">
            <text:p>2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6" calcext:value-type="float">
            <text:p>2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7" calcext:value-type="float">
            <text:p>2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8" calcext:value-type="float">
            <text:p>2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9" calcext:value-type="float">
            <text:p>2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0" calcext:value-type="float">
            <text:p>2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1" calcext:value-type="float">
            <text:p>2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2" calcext:value-type="float">
            <text:p>2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3" calcext:value-type="float">
            <text:p>2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4" calcext:value-type="float">
            <text:p>2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5" calcext:value-type="float">
            <text:p>2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6" calcext:value-type="float">
            <text:p>2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7" calcext:value-type="float">
            <text:p>2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8" calcext:value-type="float">
            <text:p>2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9" calcext:value-type="float">
            <text:p>2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0" calcext:value-type="float">
            <text:p>2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1" calcext:value-type="float">
            <text:p>2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2" calcext:value-type="float">
            <text:p>2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3" calcext:value-type="float">
            <text:p>2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4" calcext:value-type="float">
            <text:p>2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5" calcext:value-type="float">
            <text:p>2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6" calcext:value-type="float">
            <text:p>2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7" calcext:value-type="float">
            <text:p>2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8" calcext:value-type="float">
            <text:p>2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9" calcext:value-type="float">
            <text:p>2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0" calcext:value-type="float">
            <text:p>2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1" calcext:value-type="float">
            <text:p>2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2" calcext:value-type="float">
            <text:p>2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3" calcext:value-type="float">
            <text:p>2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4" calcext:value-type="float">
            <text:p>2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5" calcext:value-type="float">
            <text:p>2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6" calcext:value-type="float">
            <text:p>2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7" calcext:value-type="float">
            <text:p>2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8" calcext:value-type="float">
            <text:p>2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9" calcext:value-type="float">
            <text:p>2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0" calcext:value-type="float">
            <text:p>2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1" calcext:value-type="float">
            <text:p>2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2" calcext:value-type="float">
            <text:p>2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3" calcext:value-type="float">
            <text:p>2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4" calcext:value-type="float">
            <text:p>2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5" calcext:value-type="float">
            <text:p>2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6" calcext:value-type="float">
            <text:p>2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7" calcext:value-type="float">
            <text:p>2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8" calcext:value-type="float">
            <text:p>2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9" calcext:value-type="float">
            <text:p>2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0" calcext:value-type="float">
            <text:p>2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1" calcext:value-type="float">
            <text:p>2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2" calcext:value-type="float">
            <text:p>2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3" calcext:value-type="float">
            <text:p>2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4" calcext:value-type="float">
            <text:p>2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5" calcext:value-type="float">
            <text:p>2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6" calcext:value-type="float">
            <text:p>2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7" calcext:value-type="float">
            <text:p>2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8" calcext:value-type="float">
            <text:p>2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9" calcext:value-type="float">
            <text:p>2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0" calcext:value-type="float">
            <text:p>2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1" calcext:value-type="float">
            <text:p>2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2" calcext:value-type="float">
            <text:p>2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3" calcext:value-type="float">
            <text:p>2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4" calcext:value-type="float">
            <text:p>2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5" calcext:value-type="float">
            <text:p>2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6" calcext:value-type="float">
            <text:p>2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7" calcext:value-type="float">
            <text:p>2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8" calcext:value-type="float">
            <text:p>2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9" calcext:value-type="float">
            <text:p>2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0" calcext:value-type="float">
            <text:p>2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1" calcext:value-type="float">
            <text:p>2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2" calcext:value-type="float">
            <text:p>2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3" calcext:value-type="float">
            <text:p>2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4" calcext:value-type="float">
            <text:p>2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5" calcext:value-type="float">
            <text:p>2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6" calcext:value-type="float">
            <text:p>2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7" calcext:value-type="float">
            <text:p>2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8" calcext:value-type="float">
            <text:p>2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9" calcext:value-type="float">
            <text:p>2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0" calcext:value-type="float">
            <text:p>3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1" calcext:value-type="float">
            <text:p>3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2" calcext:value-type="float">
            <text:p>3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3" calcext:value-type="float">
            <text:p>3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4" calcext:value-type="float">
            <text:p>3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5" calcext:value-type="float">
            <text:p>3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6" calcext:value-type="float">
            <text:p>3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7" calcext:value-type="float">
            <text:p>3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8" calcext:value-type="float">
            <text:p>3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9" calcext:value-type="float">
            <text:p>3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0" calcext:value-type="float">
            <text:p>3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1" calcext:value-type="float">
            <text:p>3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2" calcext:value-type="float">
            <text:p>3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3" calcext:value-type="float">
            <text:p>3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4" calcext:value-type="float">
            <text:p>3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5" calcext:value-type="float">
            <text:p>3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6" calcext:value-type="float">
            <text:p>3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7" calcext:value-type="float">
            <text:p>3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8" calcext:value-type="float">
            <text:p>3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9" calcext:value-type="float">
            <text:p>3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0" calcext:value-type="float">
            <text:p>3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1" calcext:value-type="float">
            <text:p>3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2" calcext:value-type="float">
            <text:p>3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3" calcext:value-type="float">
            <text:p>3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4" calcext:value-type="float">
            <text:p>3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5" calcext:value-type="float">
            <text:p>3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6" calcext:value-type="float">
            <text:p>3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7" calcext:value-type="float">
            <text:p>3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8" calcext:value-type="float">
            <text:p>3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9" calcext:value-type="float">
            <text:p>3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0" calcext:value-type="float">
            <text:p>3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1" calcext:value-type="float">
            <text:p>3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2" calcext:value-type="float">
            <text:p>3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3" calcext:value-type="float">
            <text:p>3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4" calcext:value-type="float">
            <text:p>3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5" calcext:value-type="float">
            <text:p>3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6" calcext:value-type="float">
            <text:p>3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7" calcext:value-type="float">
            <text:p>3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8" calcext:value-type="float">
            <text:p>3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9" calcext:value-type="float">
            <text:p>3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0" calcext:value-type="float">
            <text:p>3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1" calcext:value-type="float">
            <text:p>3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2" calcext:value-type="float">
            <text:p>3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3" calcext:value-type="float">
            <text:p>3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4" calcext:value-type="float">
            <text:p>3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5" calcext:value-type="float">
            <text:p>3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6" calcext:value-type="float">
            <text:p>3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7" calcext:value-type="float">
            <text:p>3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8" calcext:value-type="float">
            <text:p>3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9" calcext:value-type="float">
            <text:p>3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0" calcext:value-type="float">
            <text:p>3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1" calcext:value-type="float">
            <text:p>3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2" calcext:value-type="float">
            <text:p>3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3" calcext:value-type="float">
            <text:p>3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4" calcext:value-type="float">
            <text:p>3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5" calcext:value-type="float">
            <text:p>3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6" calcext:value-type="float">
            <text:p>3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7" calcext:value-type="float">
            <text:p>3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8" calcext:value-type="float">
            <text:p>3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9" calcext:value-type="float">
            <text:p>3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0" calcext:value-type="float">
            <text:p>3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1" calcext:value-type="float">
            <text:p>3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2" calcext:value-type="float">
            <text:p>3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3" calcext:value-type="float">
            <text:p>3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4" calcext:value-type="float">
            <text:p>3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5" calcext:value-type="float">
            <text:p>3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6" calcext:value-type="float">
            <text:p>3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7" calcext:value-type="float">
            <text:p>3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8" calcext:value-type="float">
            <text:p>3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9" calcext:value-type="float">
            <text:p>3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0" calcext:value-type="float">
            <text:p>3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1" calcext:value-type="float">
            <text:p>3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2" calcext:value-type="float">
            <text:p>3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3" calcext:value-type="float">
            <text:p>3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4" calcext:value-type="float">
            <text:p>3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5" calcext:value-type="float">
            <text:p>3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6" calcext:value-type="float">
            <text:p>3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7" calcext:value-type="float">
            <text:p>3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8" calcext:value-type="float">
            <text:p>3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9" calcext:value-type="float">
            <text:p>3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0" calcext:value-type="float">
            <text:p>3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1" calcext:value-type="float">
            <text:p>3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2" calcext:value-type="float">
            <text:p>3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3" calcext:value-type="float">
            <text:p>3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4" calcext:value-type="float">
            <text:p>3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5" calcext:value-type="float">
            <text:p>3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6" calcext:value-type="float">
            <text:p>3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7" calcext:value-type="float">
            <text:p>3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8" calcext:value-type="float">
            <text:p>3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9" calcext:value-type="float">
            <text:p>3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0" calcext:value-type="float">
            <text:p>3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1" calcext:value-type="float">
            <text:p>3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2" calcext:value-type="float">
            <text:p>3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3" calcext:value-type="float">
            <text:p>3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4" calcext:value-type="float">
            <text:p>3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5" calcext:value-type="float">
            <text:p>3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6" calcext:value-type="float">
            <text:p>3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7" calcext:value-type="float">
            <text:p>3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8" calcext:value-type="float">
            <text:p>3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9" calcext:value-type="float">
            <text:p>3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0" calcext:value-type="float">
            <text:p>4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1" calcext:value-type="float">
            <text:p>4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2" calcext:value-type="float">
            <text:p>4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3" calcext:value-type="float">
            <text:p>4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4" calcext:value-type="float">
            <text:p>4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5" calcext:value-type="float">
            <text:p>4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6" calcext:value-type="float">
            <text:p>4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7" calcext:value-type="float">
            <text:p>4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8" calcext:value-type="float">
            <text:p>4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9" calcext:value-type="float">
            <text:p>4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0" calcext:value-type="float">
            <text:p>4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1" calcext:value-type="float">
            <text:p>4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2" calcext:value-type="float">
            <text:p>4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3" calcext:value-type="float">
            <text:p>4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4" calcext:value-type="float">
            <text:p>4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5" calcext:value-type="float">
            <text:p>4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6" calcext:value-type="float">
            <text:p>4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7" calcext:value-type="float">
            <text:p>4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8" calcext:value-type="float">
            <text:p>4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9" calcext:value-type="float">
            <text:p>4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0" calcext:value-type="float">
            <text:p>4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1" calcext:value-type="float">
            <text:p>4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2" calcext:value-type="float">
            <text:p>4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3" calcext:value-type="float">
            <text:p>4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4" calcext:value-type="float">
            <text:p>4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5" calcext:value-type="float">
            <text:p>4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6" calcext:value-type="float">
            <text:p>4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7" calcext:value-type="float">
            <text:p>4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8" calcext:value-type="float">
            <text:p>4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9" calcext:value-type="float">
            <text:p>4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0" calcext:value-type="float">
            <text:p>4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1" calcext:value-type="float">
            <text:p>4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2" calcext:value-type="float">
            <text:p>4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3" calcext:value-type="float">
            <text:p>4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4" calcext:value-type="float">
            <text:p>4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5" calcext:value-type="float">
            <text:p>4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6" calcext:value-type="float">
            <text:p>4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7" calcext:value-type="float">
            <text:p>4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8" calcext:value-type="float">
            <text:p>4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9" calcext:value-type="float">
            <text:p>4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0" calcext:value-type="float">
            <text:p>4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1" calcext:value-type="float">
            <text:p>4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2" calcext:value-type="float">
            <text:p>4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3" calcext:value-type="float">
            <text:p>4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4" calcext:value-type="float">
            <text:p>4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5" calcext:value-type="float">
            <text:p>4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6" calcext:value-type="float">
            <text:p>4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7" calcext:value-type="float">
            <text:p>4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8" calcext:value-type="float">
            <text:p>4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9" calcext:value-type="float">
            <text:p>4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0" calcext:value-type="float">
            <text:p>4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1" calcext:value-type="float">
            <text:p>4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2" calcext:value-type="float">
            <text:p>4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3" calcext:value-type="float">
            <text:p>4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4" calcext:value-type="float">
            <text:p>4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5" calcext:value-type="float">
            <text:p>4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6" calcext:value-type="float">
            <text:p>4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7" calcext:value-type="float">
            <text:p>4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8" calcext:value-type="float">
            <text:p>4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9" calcext:value-type="float">
            <text:p>4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0" calcext:value-type="float">
            <text:p>4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1" calcext:value-type="float">
            <text:p>4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2" calcext:value-type="float">
            <text:p>4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3" calcext:value-type="float">
            <text:p>4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4" calcext:value-type="float">
            <text:p>4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5" calcext:value-type="float">
            <text:p>4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6" calcext:value-type="float">
            <text:p>4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7" calcext:value-type="float">
            <text:p>4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8" calcext:value-type="float">
            <text:p>4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9" calcext:value-type="float">
            <text:p>4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0" calcext:value-type="float">
            <text:p>4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1" calcext:value-type="float">
            <text:p>4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2" calcext:value-type="float">
            <text:p>4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3" calcext:value-type="float">
            <text:p>4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4" calcext:value-type="float">
            <text:p>4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5" calcext:value-type="float">
            <text:p>4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6" calcext:value-type="float">
            <text:p>4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7" calcext:value-type="float">
            <text:p>4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8" calcext:value-type="float">
            <text:p>4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9" calcext:value-type="float">
            <text:p>4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0" calcext:value-type="float">
            <text:p>4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1" calcext:value-type="float">
            <text:p>4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2" calcext:value-type="float">
            <text:p>4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3" calcext:value-type="float">
            <text:p>4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4" calcext:value-type="float">
            <text:p>4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5" calcext:value-type="float">
            <text:p>4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6" calcext:value-type="float">
            <text:p>4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7" calcext:value-type="float">
            <text:p>4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8" calcext:value-type="float">
            <text:p>4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9" calcext:value-type="float">
            <text:p>4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0" calcext:value-type="float">
            <text:p>4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1" calcext:value-type="float">
            <text:p>4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2" calcext:value-type="float">
            <text:p>4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3" calcext:value-type="float">
            <text:p>4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4" calcext:value-type="float">
            <text:p>4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5" calcext:value-type="float">
            <text:p>4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6" calcext:value-type="float">
            <text:p>4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7" calcext:value-type="float">
            <text:p>4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8" calcext:value-type="float">
            <text:p>4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9" calcext:value-type="float">
            <text:p>4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0" calcext:value-type="float">
            <text:p>5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1" calcext:value-type="float">
            <text:p>5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2" calcext:value-type="float">
            <text:p>5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3" calcext:value-type="float">
            <text:p>5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4" calcext:value-type="float">
            <text:p>5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5" calcext:value-type="float">
            <text:p>5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6" calcext:value-type="float">
            <text:p>5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7" calcext:value-type="float">
            <text:p>5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8" calcext:value-type="float">
            <text:p>5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9" calcext:value-type="float">
            <text:p>5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0" calcext:value-type="float">
            <text:p>5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1" calcext:value-type="float">
            <text:p>5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2" calcext:value-type="float">
            <text:p>5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3" calcext:value-type="float">
            <text:p>5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4" calcext:value-type="float">
            <text:p>5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5" calcext:value-type="float">
            <text:p>5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6" calcext:value-type="float">
            <text:p>5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7" calcext:value-type="float">
            <text:p>5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8" calcext:value-type="float">
            <text:p>5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9" calcext:value-type="float">
            <text:p>5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0" calcext:value-type="float">
            <text:p>5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1" calcext:value-type="float">
            <text:p>5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2" calcext:value-type="float">
            <text:p>5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3" calcext:value-type="float">
            <text:p>5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4" calcext:value-type="float">
            <text:p>5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5" calcext:value-type="float">
            <text:p>5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6" calcext:value-type="float">
            <text:p>5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7" calcext:value-type="float">
            <text:p>5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8" calcext:value-type="float">
            <text:p>5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9" calcext:value-type="float">
            <text:p>5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0" calcext:value-type="float">
            <text:p>5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1" calcext:value-type="float">
            <text:p>5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2" calcext:value-type="float">
            <text:p>5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3" calcext:value-type="float">
            <text:p>5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4" calcext:value-type="float">
            <text:p>5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5" calcext:value-type="float">
            <text:p>5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6" calcext:value-type="float">
            <text:p>5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7" calcext:value-type="float">
            <text:p>5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8" calcext:value-type="float">
            <text:p>5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9" calcext:value-type="float">
            <text:p>5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0" calcext:value-type="float">
            <text:p>5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1" calcext:value-type="float">
            <text:p>5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2" calcext:value-type="float">
            <text:p>5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3" calcext:value-type="float">
            <text:p>5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4" calcext:value-type="float">
            <text:p>5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5" calcext:value-type="float">
            <text:p>5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6" calcext:value-type="float">
            <text:p>5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7" calcext:value-type="float">
            <text:p>5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8" calcext:value-type="float">
            <text:p>5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9" calcext:value-type="float">
            <text:p>5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0" calcext:value-type="float">
            <text:p>5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1" calcext:value-type="float">
            <text:p>5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2" calcext:value-type="float">
            <text:p>5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3" calcext:value-type="float">
            <text:p>5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4" calcext:value-type="float">
            <text:p>5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5" calcext:value-type="float">
            <text:p>5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6" calcext:value-type="float">
            <text:p>5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7" calcext:value-type="float">
            <text:p>5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8" calcext:value-type="float">
            <text:p>5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9" calcext:value-type="float">
            <text:p>5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0" calcext:value-type="float">
            <text:p>5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1" calcext:value-type="float">
            <text:p>5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2" calcext:value-type="float">
            <text:p>5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3" calcext:value-type="float">
            <text:p>5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4" calcext:value-type="float">
            <text:p>5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5" calcext:value-type="float">
            <text:p>5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6" calcext:value-type="float">
            <text:p>5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7" calcext:value-type="float">
            <text:p>5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8" calcext:value-type="float">
            <text:p>5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9" calcext:value-type="float">
            <text:p>5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0" calcext:value-type="float">
            <text:p>5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1" calcext:value-type="float">
            <text:p>5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2" calcext:value-type="float">
            <text:p>5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3" calcext:value-type="float">
            <text:p>5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4" calcext:value-type="float">
            <text:p>5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5" calcext:value-type="float">
            <text:p>5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6" calcext:value-type="float">
            <text:p>5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7" calcext:value-type="float">
            <text:p>5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8" calcext:value-type="float">
            <text:p>5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9" calcext:value-type="float">
            <text:p>5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0" calcext:value-type="float">
            <text:p>5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1" calcext:value-type="float">
            <text:p>5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2" calcext:value-type="float">
            <text:p>5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3" calcext:value-type="float">
            <text:p>5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4" calcext:value-type="float">
            <text:p>5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5" calcext:value-type="float">
            <text:p>5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6" calcext:value-type="float">
            <text:p>5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7" calcext:value-type="float">
            <text:p>5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8" calcext:value-type="float">
            <text:p>5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9" calcext:value-type="float">
            <text:p>5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0" calcext:value-type="float">
            <text:p>5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1" calcext:value-type="float">
            <text:p>5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2" calcext:value-type="float">
            <text:p>5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3" calcext:value-type="float">
            <text:p>5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4" calcext:value-type="float">
            <text:p>5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5" calcext:value-type="float">
            <text:p>5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6" calcext:value-type="float">
            <text:p>5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7" calcext:value-type="float">
            <text:p>5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8" calcext:value-type="float">
            <text:p>5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9" calcext:value-type="float">
            <text:p>5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0" calcext:value-type="float">
            <text:p>6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1" calcext:value-type="float">
            <text:p>6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2" calcext:value-type="float">
            <text:p>6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3" calcext:value-type="float">
            <text:p>6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4" calcext:value-type="float">
            <text:p>6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5" calcext:value-type="float">
            <text:p>6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6" calcext:value-type="float">
            <text:p>6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7" calcext:value-type="float">
            <text:p>6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8" calcext:value-type="float">
            <text:p>6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9" calcext:value-type="float">
            <text:p>6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0" calcext:value-type="float">
            <text:p>6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1" calcext:value-type="float">
            <text:p>6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2" calcext:value-type="float">
            <text:p>6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3" calcext:value-type="float">
            <text:p>6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4" calcext:value-type="float">
            <text:p>6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5" calcext:value-type="float">
            <text:p>6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6" calcext:value-type="float">
            <text:p>6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7" calcext:value-type="float">
            <text:p>6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8" calcext:value-type="float">
            <text:p>6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9" calcext:value-type="float">
            <text:p>6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0" calcext:value-type="float">
            <text:p>6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1" calcext:value-type="float">
            <text:p>6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2" calcext:value-type="float">
            <text:p>6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3" calcext:value-type="float">
            <text:p>6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4" calcext:value-type="float">
            <text:p>6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5" calcext:value-type="float">
            <text:p>6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6" calcext:value-type="float">
            <text:p>6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7" calcext:value-type="float">
            <text:p>6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8" calcext:value-type="float">
            <text:p>6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9" calcext:value-type="float">
            <text:p>6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0" calcext:value-type="float">
            <text:p>6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1" calcext:value-type="float">
            <text:p>6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2" calcext:value-type="float">
            <text:p>6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3" calcext:value-type="float">
            <text:p>6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4" calcext:value-type="float">
            <text:p>6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5" calcext:value-type="float">
            <text:p>6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6" calcext:value-type="float">
            <text:p>6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7" calcext:value-type="float">
            <text:p>6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8" calcext:value-type="float">
            <text:p>6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9" calcext:value-type="float">
            <text:p>6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0" calcext:value-type="float">
            <text:p>6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1" calcext:value-type="float">
            <text:p>6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2" calcext:value-type="float">
            <text:p>6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3" calcext:value-type="float">
            <text:p>6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4" calcext:value-type="float">
            <text:p>6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5" calcext:value-type="float">
            <text:p>6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6" calcext:value-type="float">
            <text:p>6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7" calcext:value-type="float">
            <text:p>6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8" calcext:value-type="float">
            <text:p>6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9" calcext:value-type="float">
            <text:p>6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0" calcext:value-type="float">
            <text:p>6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1" calcext:value-type="float">
            <text:p>6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2" calcext:value-type="float">
            <text:p>6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3" calcext:value-type="float">
            <text:p>6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4" calcext:value-type="float">
            <text:p>6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5" calcext:value-type="float">
            <text:p>6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6" calcext:value-type="float">
            <text:p>6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7" calcext:value-type="float">
            <text:p>6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8" calcext:value-type="float">
            <text:p>6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9" calcext:value-type="float">
            <text:p>6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0" calcext:value-type="float">
            <text:p>6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1" calcext:value-type="float">
            <text:p>6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2" calcext:value-type="float">
            <text:p>6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3" calcext:value-type="float">
            <text:p>6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4" calcext:value-type="float">
            <text:p>6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5" calcext:value-type="float">
            <text:p>6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6" calcext:value-type="float">
            <text:p>6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7" calcext:value-type="float">
            <text:p>6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8" calcext:value-type="float">
            <text:p>6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9" calcext:value-type="float">
            <text:p>6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0" calcext:value-type="float">
            <text:p>6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1" calcext:value-type="float">
            <text:p>6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2" calcext:value-type="float">
            <text:p>6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3" calcext:value-type="float">
            <text:p>6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4" calcext:value-type="float">
            <text:p>6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5" calcext:value-type="float">
            <text:p>6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6" calcext:value-type="float">
            <text:p>6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7" calcext:value-type="float">
            <text:p>6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8" calcext:value-type="float">
            <text:p>6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9" calcext:value-type="float">
            <text:p>6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0" calcext:value-type="float">
            <text:p>6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1" calcext:value-type="float">
            <text:p>6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2" calcext:value-type="float">
            <text:p>6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3" calcext:value-type="float">
            <text:p>6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4" calcext:value-type="float">
            <text:p>6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5" calcext:value-type="float">
            <text:p>6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6" calcext:value-type="float">
            <text:p>6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7" calcext:value-type="float">
            <text:p>6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8" calcext:value-type="float">
            <text:p>6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9" calcext:value-type="float">
            <text:p>6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0" calcext:value-type="float">
            <text:p>6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1" calcext:value-type="float">
            <text:p>6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2" calcext:value-type="float">
            <text:p>6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3" calcext:value-type="float">
            <text:p>6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4" calcext:value-type="float">
            <text:p>6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5" calcext:value-type="float">
            <text:p>6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6" calcext:value-type="float">
            <text:p>6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7" calcext:value-type="float">
            <text:p>6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8" calcext:value-type="float">
            <text:p>6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9" calcext:value-type="float">
            <text:p>6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0" calcext:value-type="float">
            <text:p>7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1" calcext:value-type="float">
            <text:p>7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2" calcext:value-type="float">
            <text:p>7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3" calcext:value-type="float">
            <text:p>7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4" calcext:value-type="float">
            <text:p>7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5" calcext:value-type="float">
            <text:p>7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6" calcext:value-type="float">
            <text:p>7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7" calcext:value-type="float">
            <text:p>7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8" calcext:value-type="float">
            <text:p>7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9" calcext:value-type="float">
            <text:p>7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0" calcext:value-type="float">
            <text:p>7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1" calcext:value-type="float">
            <text:p>7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2" calcext:value-type="float">
            <text:p>7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3" calcext:value-type="float">
            <text:p>7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4" calcext:value-type="float">
            <text:p>7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5" calcext:value-type="float">
            <text:p>7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6" calcext:value-type="float">
            <text:p>7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7" calcext:value-type="float">
            <text:p>7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8" calcext:value-type="float">
            <text:p>7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9" calcext:value-type="float">
            <text:p>7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0" calcext:value-type="float">
            <text:p>7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1" calcext:value-type="float">
            <text:p>7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2" calcext:value-type="float">
            <text:p>7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3" calcext:value-type="float">
            <text:p>7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4" calcext:value-type="float">
            <text:p>7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5" calcext:value-type="float">
            <text:p>7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6" calcext:value-type="float">
            <text:p>7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7" calcext:value-type="float">
            <text:p>7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8" calcext:value-type="float">
            <text:p>7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9" calcext:value-type="float">
            <text:p>7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0" calcext:value-type="float">
            <text:p>7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1" calcext:value-type="float">
            <text:p>7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2" calcext:value-type="float">
            <text:p>7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3" calcext:value-type="float">
            <text:p>7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4" calcext:value-type="float">
            <text:p>7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5" calcext:value-type="float">
            <text:p>7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6" calcext:value-type="float">
            <text:p>7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7" calcext:value-type="float">
            <text:p>7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8" calcext:value-type="float">
            <text:p>7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9" calcext:value-type="float">
            <text:p>7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0" calcext:value-type="float">
            <text:p>7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1" calcext:value-type="float">
            <text:p>7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2" calcext:value-type="float">
            <text:p>7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3" calcext:value-type="float">
            <text:p>7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4" calcext:value-type="float">
            <text:p>7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5" calcext:value-type="float">
            <text:p>7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6" calcext:value-type="float">
            <text:p>7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7" calcext:value-type="float">
            <text:p>7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8" calcext:value-type="float">
            <text:p>7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9" calcext:value-type="float">
            <text:p>7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0" calcext:value-type="float">
            <text:p>7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1" calcext:value-type="float">
            <text:p>7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2" calcext:value-type="float">
            <text:p>7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3" calcext:value-type="float">
            <text:p>7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4" calcext:value-type="float">
            <text:p>7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5" calcext:value-type="float">
            <text:p>7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6" calcext:value-type="float">
            <text:p>7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7" calcext:value-type="float">
            <text:p>7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8" calcext:value-type="float">
            <text:p>7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9" calcext:value-type="float">
            <text:p>7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0" calcext:value-type="float">
            <text:p>7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1" calcext:value-type="float">
            <text:p>7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2" calcext:value-type="float">
            <text:p>7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3" calcext:value-type="float">
            <text:p>7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4" calcext:value-type="float">
            <text:p>7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5" calcext:value-type="float">
            <text:p>7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6" calcext:value-type="float">
            <text:p>7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7" calcext:value-type="float">
            <text:p>7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8" calcext:value-type="float">
            <text:p>7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9" calcext:value-type="float">
            <text:p>7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0" calcext:value-type="float">
            <text:p>7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1" calcext:value-type="float">
            <text:p>7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2" calcext:value-type="float">
            <text:p>7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3" calcext:value-type="float">
            <text:p>7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4" calcext:value-type="float">
            <text:p>7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5" calcext:value-type="float">
            <text:p>7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6" calcext:value-type="float">
            <text:p>7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7" calcext:value-type="float">
            <text:p>7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8" calcext:value-type="float">
            <text:p>7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9" calcext:value-type="float">
            <text:p>7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0" calcext:value-type="float">
            <text:p>7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1" calcext:value-type="float">
            <text:p>7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2" calcext:value-type="float">
            <text:p>7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3" calcext:value-type="float">
            <text:p>7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4" calcext:value-type="float">
            <text:p>7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5" calcext:value-type="float">
            <text:p>7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6" calcext:value-type="float">
            <text:p>7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7" calcext:value-type="float">
            <text:p>7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8" calcext:value-type="float">
            <text:p>7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9" calcext:value-type="float">
            <text:p>7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0" calcext:value-type="float">
            <text:p>7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1" calcext:value-type="float">
            <text:p>7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2" calcext:value-type="float">
            <text:p>7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3" calcext:value-type="float">
            <text:p>7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4" calcext:value-type="float">
            <text:p>7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5" calcext:value-type="float">
            <text:p>7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6" calcext:value-type="float">
            <text:p>7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7" calcext:value-type="float">
            <text:p>7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8" calcext:value-type="float">
            <text:p>7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9" calcext:value-type="float">
            <text:p>7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0" calcext:value-type="float">
            <text:p>8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1" calcext:value-type="float">
            <text:p>8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2" calcext:value-type="float">
            <text:p>8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3" calcext:value-type="float">
            <text:p>8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4" calcext:value-type="float">
            <text:p>8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5" calcext:value-type="float">
            <text:p>8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6" calcext:value-type="float">
            <text:p>8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7" calcext:value-type="float">
            <text:p>8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8" calcext:value-type="float">
            <text:p>8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9" calcext:value-type="float">
            <text:p>8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0" calcext:value-type="float">
            <text:p>8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1" calcext:value-type="float">
            <text:p>8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2" calcext:value-type="float">
            <text:p>8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3" calcext:value-type="float">
            <text:p>8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4" calcext:value-type="float">
            <text:p>8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5" calcext:value-type="float">
            <text:p>8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6" calcext:value-type="float">
            <text:p>8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7" calcext:value-type="float">
            <text:p>8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8" calcext:value-type="float">
            <text:p>8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9" calcext:value-type="float">
            <text:p>8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0" calcext:value-type="float">
            <text:p>8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1" calcext:value-type="float">
            <text:p>8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2" calcext:value-type="float">
            <text:p>8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3" calcext:value-type="float">
            <text:p>8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4" calcext:value-type="float">
            <text:p>8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5" calcext:value-type="float">
            <text:p>8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6" calcext:value-type="float">
            <text:p>8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7" calcext:value-type="float">
            <text:p>8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8" calcext:value-type="float">
            <text:p>8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9" calcext:value-type="float">
            <text:p>8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0" calcext:value-type="float">
            <text:p>8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1" calcext:value-type="float">
            <text:p>8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2" calcext:value-type="float">
            <text:p>8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3" calcext:value-type="float">
            <text:p>8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4" calcext:value-type="float">
            <text:p>8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5" calcext:value-type="float">
            <text:p>8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6" calcext:value-type="float">
            <text:p>8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7" calcext:value-type="float">
            <text:p>8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8" calcext:value-type="float">
            <text:p>8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9" calcext:value-type="float">
            <text:p>8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0" calcext:value-type="float">
            <text:p>8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1" calcext:value-type="float">
            <text:p>8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2" calcext:value-type="float">
            <text:p>8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3" calcext:value-type="float">
            <text:p>8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4" calcext:value-type="float">
            <text:p>8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5" calcext:value-type="float">
            <text:p>8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6" calcext:value-type="float">
            <text:p>8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7" calcext:value-type="float">
            <text:p>8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8" calcext:value-type="float">
            <text:p>8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9" calcext:value-type="float">
            <text:p>8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0" calcext:value-type="float">
            <text:p>8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1" calcext:value-type="float">
            <text:p>8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2" calcext:value-type="float">
            <text:p>8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3" calcext:value-type="float">
            <text:p>8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4" calcext:value-type="float">
            <text:p>8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5" calcext:value-type="float">
            <text:p>8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6" calcext:value-type="float">
            <text:p>8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7" calcext:value-type="float">
            <text:p>8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8" calcext:value-type="float">
            <text:p>8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9" calcext:value-type="float">
            <text:p>8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0" calcext:value-type="float">
            <text:p>8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1" calcext:value-type="float">
            <text:p>8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2" calcext:value-type="float">
            <text:p>8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3" calcext:value-type="float">
            <text:p>8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4" calcext:value-type="float">
            <text:p>8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5" calcext:value-type="float">
            <text:p>8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6" calcext:value-type="float">
            <text:p>8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7" calcext:value-type="float">
            <text:p>8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8" calcext:value-type="float">
            <text:p>8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9" calcext:value-type="float">
            <text:p>8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0" calcext:value-type="float">
            <text:p>8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1" calcext:value-type="float">
            <text:p>8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2" calcext:value-type="float">
            <text:p>8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3" calcext:value-type="float">
            <text:p>8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4" calcext:value-type="float">
            <text:p>8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5" calcext:value-type="float">
            <text:p>8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6" calcext:value-type="float">
            <text:p>8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7" calcext:value-type="float">
            <text:p>8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8" calcext:value-type="float">
            <text:p>8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9" calcext:value-type="float">
            <text:p>8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0" calcext:value-type="float">
            <text:p>8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1" calcext:value-type="float">
            <text:p>8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2" calcext:value-type="float">
            <text:p>8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3" calcext:value-type="float">
            <text:p>8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4" calcext:value-type="float">
            <text:p>8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5" calcext:value-type="float">
            <text:p>8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6" calcext:value-type="float">
            <text:p>8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7" calcext:value-type="float">
            <text:p>8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8" calcext:value-type="float">
            <text:p>8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9" calcext:value-type="float">
            <text:p>8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0" calcext:value-type="float">
            <text:p>8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1" calcext:value-type="float">
            <text:p>8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2" calcext:value-type="float">
            <text:p>8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3" calcext:value-type="float">
            <text:p>8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4" calcext:value-type="float">
            <text:p>8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5" calcext:value-type="float">
            <text:p>8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6" calcext:value-type="float">
            <text:p>8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7" calcext:value-type="float">
            <text:p>8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8" calcext:value-type="float">
            <text:p>8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9" calcext:value-type="float">
            <text:p>8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0" calcext:value-type="float">
            <text:p>9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1" calcext:value-type="float">
            <text:p>9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2" calcext:value-type="float">
            <text:p>9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3" calcext:value-type="float">
            <text:p>9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4" calcext:value-type="float">
            <text:p>9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5" calcext:value-type="float">
            <text:p>9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6" calcext:value-type="float">
            <text:p>9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7" calcext:value-type="float">
            <text:p>9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8" calcext:value-type="float">
            <text:p>9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9" calcext:value-type="float">
            <text:p>9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0" calcext:value-type="float">
            <text:p>9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1" calcext:value-type="float">
            <text:p>9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2" calcext:value-type="float">
            <text:p>9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3" calcext:value-type="float">
            <text:p>9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4" calcext:value-type="float">
            <text:p>9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5" calcext:value-type="float">
            <text:p>9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6" calcext:value-type="float">
            <text:p>9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7" calcext:value-type="float">
            <text:p>9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8" calcext:value-type="float">
            <text:p>9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9" calcext:value-type="float">
            <text:p>9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0" calcext:value-type="float">
            <text:p>9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1" calcext:value-type="float">
            <text:p>9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2" calcext:value-type="float">
            <text:p>9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3" calcext:value-type="float">
            <text:p>9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4" calcext:value-type="float">
            <text:p>9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5" calcext:value-type="float">
            <text:p>9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6" calcext:value-type="float">
            <text:p>9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7" calcext:value-type="float">
            <text:p>9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8" calcext:value-type="float">
            <text:p>9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9" calcext:value-type="float">
            <text:p>9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0" calcext:value-type="float">
            <text:p>9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1" calcext:value-type="float">
            <text:p>9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2" calcext:value-type="float">
            <text:p>9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3" calcext:value-type="float">
            <text:p>9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4" calcext:value-type="float">
            <text:p>9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5" calcext:value-type="float">
            <text:p>9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6" calcext:value-type="float">
            <text:p>9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7" calcext:value-type="float">
            <text:p>9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8" calcext:value-type="float">
            <text:p>9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9" calcext:value-type="float">
            <text:p>9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0" calcext:value-type="float">
            <text:p>9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1" calcext:value-type="float">
            <text:p>9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2" calcext:value-type="float">
            <text:p>9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3" calcext:value-type="float">
            <text:p>9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4" calcext:value-type="float">
            <text:p>9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5" calcext:value-type="float">
            <text:p>9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6" calcext:value-type="float">
            <text:p>9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7" calcext:value-type="float">
            <text:p>9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8" calcext:value-type="float">
            <text:p>9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9" calcext:value-type="float">
            <text:p>9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0" calcext:value-type="float">
            <text:p>9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1" calcext:value-type="float">
            <text:p>9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2" calcext:value-type="float">
            <text:p>9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3" calcext:value-type="float">
            <text:p>9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4" calcext:value-type="float">
            <text:p>9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5" calcext:value-type="float">
            <text:p>9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6" calcext:value-type="float">
            <text:p>9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7" calcext:value-type="float">
            <text:p>9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8" calcext:value-type="float">
            <text:p>9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9" calcext:value-type="float">
            <text:p>9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0" calcext:value-type="float">
            <text:p>9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1" calcext:value-type="float">
            <text:p>9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2" calcext:value-type="float">
            <text:p>9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3" calcext:value-type="float">
            <text:p>9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4" calcext:value-type="float">
            <text:p>9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5" calcext:value-type="float">
            <text:p>9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6" calcext:value-type="float">
            <text:p>9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7" calcext:value-type="float">
            <text:p>9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8" calcext:value-type="float">
            <text:p>9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9" calcext:value-type="float">
            <text:p>9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0" calcext:value-type="float">
            <text:p>9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1" calcext:value-type="float">
            <text:p>9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2" calcext:value-type="float">
            <text:p>9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3" calcext:value-type="float">
            <text:p>9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4" calcext:value-type="float">
            <text:p>9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5" calcext:value-type="float">
            <text:p>9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6" calcext:value-type="float">
            <text:p>9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7" calcext:value-type="float">
            <text:p>9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8" calcext:value-type="float">
            <text:p>9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9" calcext:value-type="float">
            <text:p>9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0" calcext:value-type="float">
            <text:p>9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1" calcext:value-type="float">
            <text:p>9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2" calcext:value-type="float">
            <text:p>9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3" calcext:value-type="float">
            <text:p>9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4" calcext:value-type="float">
            <text:p>9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5" calcext:value-type="float">
            <text:p>9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6" calcext:value-type="float">
            <text:p>9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7" calcext:value-type="float">
            <text:p>9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8" calcext:value-type="float">
            <text:p>9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9" calcext:value-type="float">
            <text:p>9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0" calcext:value-type="float">
            <text:p>9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1" calcext:value-type="float">
            <text:p>9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2" calcext:value-type="float">
            <text:p>9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3" calcext:value-type="float">
            <text:p>9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4" calcext:value-type="float">
            <text:p>9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5" calcext:value-type="float">
            <text:p>9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6" calcext:value-type="float">
            <text:p>9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7" calcext:value-type="float">
            <text:p>9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8" calcext:value-type="float">
            <text:p>9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9" calcext:value-type="float">
            <text:p>9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0" calcext:value-type="float">
            <text:p>10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1" calcext:value-type="float">
            <text:p>10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2" calcext:value-type="float">
            <text:p>10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3" calcext:value-type="float">
            <text:p>10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4" calcext:value-type="float">
            <text:p>10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5" calcext:value-type="float">
            <text:p>10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6" calcext:value-type="float">
            <text:p>10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7" calcext:value-type="float">
            <text:p>10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8" calcext:value-type="float">
            <text:p>10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9" calcext:value-type="float">
            <text:p>10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0" calcext:value-type="float">
            <text:p>10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1" calcext:value-type="float">
            <text:p>10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2" calcext:value-type="float">
            <text:p>10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3" calcext:value-type="float">
            <text:p>10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4" calcext:value-type="float">
            <text:p>10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5" calcext:value-type="float">
            <text:p>10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6" calcext:value-type="float">
            <text:p>10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7" calcext:value-type="float">
            <text:p>10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8" calcext:value-type="float">
            <text:p>10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9" calcext:value-type="float">
            <text:p>10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0" calcext:value-type="float">
            <text:p>10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1" calcext:value-type="float">
            <text:p>10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2" calcext:value-type="float">
            <text:p>10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3" calcext:value-type="float">
            <text:p>10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4" calcext:value-type="float">
            <text:p>10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5" calcext:value-type="float">
            <text:p>10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6" calcext:value-type="float">
            <text:p>10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7" calcext:value-type="float">
            <text:p>10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8" calcext:value-type="float">
            <text:p>10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9" calcext:value-type="float">
            <text:p>10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0" calcext:value-type="float">
            <text:p>10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1" calcext:value-type="float">
            <text:p>10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2" calcext:value-type="float">
            <text:p>10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3" calcext:value-type="float">
            <text:p>10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4" calcext:value-type="float">
            <text:p>10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5" calcext:value-type="float">
            <text:p>10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6" calcext:value-type="float">
            <text:p>10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7" calcext:value-type="float">
            <text:p>10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8" calcext:value-type="float">
            <text:p>10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9" calcext:value-type="float">
            <text:p>10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0" calcext:value-type="float">
            <text:p>10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1" calcext:value-type="float">
            <text:p>10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2" calcext:value-type="float">
            <text:p>10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3" calcext:value-type="float">
            <text:p>10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4" calcext:value-type="float">
            <text:p>10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5" calcext:value-type="float">
            <text:p>10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6" calcext:value-type="float">
            <text:p>10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7" calcext:value-type="float">
            <text:p>10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8" calcext:value-type="float">
            <text:p>10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9" calcext:value-type="float">
            <text:p>10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0" calcext:value-type="float">
            <text:p>10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1" calcext:value-type="float">
            <text:p>10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2" calcext:value-type="float">
            <text:p>10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3" calcext:value-type="float">
            <text:p>10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4" calcext:value-type="float">
            <text:p>10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5" calcext:value-type="float">
            <text:p>10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6" calcext:value-type="float">
            <text:p>10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7" calcext:value-type="float">
            <text:p>10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8" calcext:value-type="float">
            <text:p>10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9" calcext:value-type="float">
            <text:p>10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0" calcext:value-type="float">
            <text:p>10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1" calcext:value-type="float">
            <text:p>10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2" calcext:value-type="float">
            <text:p>10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3" calcext:value-type="float">
            <text:p>10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4" calcext:value-type="float">
            <text:p>10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5" calcext:value-type="float">
            <text:p>10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6" calcext:value-type="float">
            <text:p>10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7" calcext:value-type="float">
            <text:p>10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8" calcext:value-type="float">
            <text:p>10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9" calcext:value-type="float">
            <text:p>10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0" calcext:value-type="float">
            <text:p>10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1" calcext:value-type="float">
            <text:p>10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2" calcext:value-type="float">
            <text:p>10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3" calcext:value-type="float">
            <text:p>10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4" calcext:value-type="float">
            <text:p>10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5" calcext:value-type="float">
            <text:p>10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6" calcext:value-type="float">
            <text:p>10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7" calcext:value-type="float">
            <text:p>10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8" calcext:value-type="float">
            <text:p>10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9" calcext:value-type="float">
            <text:p>10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0" calcext:value-type="float">
            <text:p>10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1" calcext:value-type="float">
            <text:p>10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2" calcext:value-type="float">
            <text:p>10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3" calcext:value-type="float">
            <text:p>10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4" calcext:value-type="float">
            <text:p>10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5" calcext:value-type="float">
            <text:p>10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6" calcext:value-type="float">
            <text:p>10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7" calcext:value-type="float">
            <text:p>10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8" calcext:value-type="float">
            <text:p>10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9" calcext:value-type="float">
            <text:p>10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0" calcext:value-type="float">
            <text:p>10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1" calcext:value-type="float">
            <text:p>10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2" calcext:value-type="float">
            <text:p>10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3" calcext:value-type="float">
            <text:p>10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4" calcext:value-type="float">
            <text:p>10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5" calcext:value-type="float">
            <text:p>10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6" calcext:value-type="float">
            <text:p>10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7" calcext:value-type="float">
            <text:p>10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8" calcext:value-type="float">
            <text:p>10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9" calcext:value-type="float">
            <text:p>10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 table:number-rows-repeated="1047491">
          <table:table-cell table:style-name="ce149" table:number-columns-repeated="2"/>
          <table:table-cell table:style-name="ce65"/>
          <table:table-cell table:content-validation-name="val3"/>
          <table:table-cell/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 table:number-rows-repeated="157286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roveedores" table:style-name="ta2">
        <table:table-column table:style-name="co20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ce172"/>
        <table:table-column table:style-name="co24" table:default-cell-style-name="Default"/>
        <table:table-column table:style-name="co6" table:default-cell-style-name="Default"/>
        <table:table-row table:style-name="ro7">
          <table:table-cell table:style-name="ce82" office:value-type="string" calcext:value-type="string">
            <text:p>Núm Proveedor</text:p>
          </table:table-cell>
          <table:table-cell table:style-name="ce82" office:value-type="string" calcext:value-type="string">
            <text:p>Nombre/Razón social</text:p>
          </table:table-cell>
          <table:table-cell table:style-name="ce82" office:value-type="string" calcext:value-type="string">
            <text:p>NIF/CIF</text:p>
          </table:table-cell>
          <table:table-cell table:style-name="ce82" office:value-type="string" calcext:value-type="string">
            <text:p>Dirección</text:p>
          </table:table-cell>
          <table:table-cell table:style-name="ce64" office:value-type="string" calcext:value-type="string">
            <text:p>Código Postal</text:p>
          </table:table-cell>
          <table:table-cell table:style-name="ce82" office:value-type="string" calcext:value-type="string">
            <text:p>Población</text:p>
          </table:table-cell>
          <table:table-cell table:style-name="ce82" office:value-type="string" calcext:value-type="string">
            <text:p>Provincia</text:p>
          </table:table-cell>
        </table:table-row>
        <table:table-row table:style-name="ro2" table:visibility="filter">
          <table:table-cell table:style-name="ce149" office:value-type="float" office:value="1" calcext:value-type="float">
            <text:p>1</text:p>
          </table:table-cell>
          <table:table-cell office:value-type="string" calcext:value-type="string">
            <text:p>Medicina Materno Fetal BCN S.L</text:p>
          </table:table-cell>
          <table:table-cell table:style-name="ce164" office:value-type="string" calcext:value-type="string">
            <text:p>B65676033 </text:p>
          </table:table-cell>
          <table:table-cell office:value-type="string" calcext:value-type="string">
            <text:p>Calle de Frederic Mompou Nº 4A ,3º 2ª </text:p>
          </table:table-cell>
          <table:table-cell table:style-name="ce169" office:value-type="string" calcext:value-type="string">
            <text:p>08960</text:p>
          </table:table-cell>
          <table:table-cell table:style-name="ce164" office:value-type="string" calcext:value-type="string">
            <text:p>San Justo Desver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49" office:value-type="float" office:value="2" calcext:value-type="float">
            <text:p>2</text:p>
          </table:table-cell>
          <table:table-cell office:value-type="string" calcext:value-type="string">
            <text:p>Ilustre Colegio Oficial De Médicos De Madrid</text:p>
          </table:table-cell>
          <table:table-cell table:style-name="ce164" office:value-type="string" calcext:value-type="string">
            <text:p>Q2866010H </text:p>
          </table:table-cell>
          <table:table-cell table:style-name="ce167"/>
          <table:table-cell table:number-columns-repeated="3"/>
        </table:table-row>
        <table:table-row table:style-name="ro2" table:visibility="filter"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Mutual Médica</text:p>
          </table:table-cell>
          <table:table-cell table:style-name="ce164" office:value-type="string" calcext:value-type="string">
            <text:p>V08475766 </text:p>
          </table:table-cell>
          <table:table-cell table:number-columns-repeated="4"/>
        </table:table-row>
        <table:table-row table:style-name="ro2" table:visibility="filter">
          <table:table-cell table:style-name="ce149" office:value-type="float" office:value="4" calcext:value-type="float">
            <text:p>4</text:p>
          </table:table-cell>
          <table:table-cell office:value-type="string" calcext:value-type="string">
            <text:p>Xana Fotocopias</text:p>
          </table:table-cell>
          <table:table-cell office:value-type="string" calcext:value-type="string">
            <text:p>B80999550</text:p>
          </table:table-cell>
          <table:table-cell office:value-type="string" calcext:value-type="string">
            <text:p>Calle Madrid nº14</text:p>
          </table:table-cell>
          <table:table-cell office:value-type="string" calcext:value-type="string">
            <text:p>28901</text:p>
          </table:table-cell>
          <table:table-cell office:value-type="string" calcext:value-type="string">
            <text:p>Getafe</text:p>
          </table:table-cell>
          <table:table-cell office:value-type="float" office:value="28" calcext:value-type="float">
            <text:p>28</text:p>
          </table:table-cell>
        </table:table-row>
        <table:table-row table:style-name="ro2" table:visibility="filter">
          <table:table-cell table:style-name="ce149" office:value-type="float" office:value="5" calcext:value-type="float">
            <text:p>5</text:p>
          </table:table-cell>
          <table:table-cell office:value-type="string" calcext:value-type="string">
            <text:p>RENFE</text:p>
          </table:table-cell>
          <table:table-cell table:number-columns-repeated="5"/>
        </table:table-row>
        <table:table-row table:style-name="ro2" table:visibility="filter">
          <table:table-cell table:style-name="ce149" office:value-type="float" office:value="6" calcext:value-type="float">
            <text:p>6</text:p>
          </table:table-cell>
          <table:table-cell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number-columns-repeated="4"/>
        </table:table-row>
        <table:table-row table:style-name="ro2" table:visibility="filter">
          <table:table-cell table:style-name="ce149" office:value-type="float" office:value="7" calcext:value-type="float">
            <text:p>7</text:p>
          </table:table-cell>
          <table:table-cell office:value-type="string" calcext:value-type="string">
            <text:p>A.M.A</text:p>
          </table:table-cell>
          <table:table-cell table:number-columns-repeated="5"/>
        </table:table-row>
        <table:table-row table:style-name="ro2" table:visibility="filter">
          <table:table-cell table:style-name="ce149" office:value-type="float" office:value="8" calcext:value-type="float">
            <text:p>8</text:p>
          </table:table-cell>
          <table:table-cell office:value-type="string" calcext:value-type="string">
            <text:p>Hostal Lami</text:p>
          </table:table-cell>
          <table:table-cell table:number-columns-repeated="5"/>
        </table:table-row>
        <table:table-row table:style-name="ro2" table:visibility="filter">
          <table:table-cell table:style-name="ce149" office:value-type="float" office:value="9" calcext:value-type="float">
            <text:p>9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0" calcext:value-type="float">
            <text:p>10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1" calcext:value-type="float">
            <text:p>11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2" calcext:value-type="float">
            <text:p>12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3" calcext:value-type="float">
            <text:p>13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4" calcext:value-type="float">
            <text:p>14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6" calcext:value-type="float">
            <text:p>16</text:p>
          </table:table-cell>
          <table:table-cell table:number-columns-repeated="6"/>
        </table:table-row>
        <table:table-row table:style-name="ro2" table:visibility="filter">
          <table:table-cell table:style-name="ce149"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álculos" table:style-name="ta2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" table:default-cell-style-name="Default"/>
        <table:table-column table:style-name="co30" table:default-cell-style-name="Default"/>
        <table:table-row table:style-name="ro2">
          <table:table-cell table:style-name="ce82" office:value-type="string" calcext:value-type="string" table:number-columns-spanned="4" table:number-rows-spanned="1">
            <text:p>INGRESOS</text:p>
          </table:table-cell>
          <table:covered-table-cell table:number-columns-repeated="3"/>
          <table:table-cell/>
          <table:table-cell table:style-name="ce82" office:value-type="string" calcext:value-type="string" table:number-columns-spanned="4" table:number-rows-spanned="1">
            <text:p>GASTO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70"/>
          <table:table-cell table:style-name="ce75"/>
          <table:table-cell table:style-name="ce80" office:value-type="string" calcext:value-type="string">
            <text:p>Datos</text:p>
          </table:table-cell>
          <table:table-cell table:style-name="ce87"/>
          <table:table-cell/>
          <table:table-cell table:style-name="ce70"/>
          <table:table-cell table:style-name="ce75"/>
          <table:table-cell table:style-name="ce80" office:value-type="string" calcext:value-type="string">
            <text:p>Datos</text:p>
          </table:table-cell>
          <table:table-cell table:style-name="ce87"/>
          <table:table-cell table:number-columns-repeated="3"/>
        </table:table-row>
        <table:table-row table:style-name="ro2">
          <table:table-cell table:style-name="ce71" office:value-type="string" calcext:value-type="string">
            <text:p>Fecha</text:p>
          </table:table-cell>
          <table:table-cell table:style-name="ce76" office:value-type="string" calcext:value-type="string">
            <text:p>Cliente</text:p>
          </table:table-cell>
          <table:table-cell table:style-name="ce81" office:value-type="string" calcext:value-type="string">
            <text:p>Suma - Importe</text:p>
          </table:table-cell>
          <table:table-cell table:style-name="ce88" office:value-type="string" calcext:value-type="string">
            <text:p>Suma - Retención</text:p>
          </table:table-cell>
          <table:table-cell/>
          <table:table-cell table:style-name="ce71" office:value-type="string" calcext:value-type="string">
            <text:p>Años</text:p>
          </table:table-cell>
          <table:table-cell table:style-name="ce76" office:value-type="string" calcext:value-type="string">
            <text:p>Fecha</text:p>
          </table:table-cell>
          <table:table-cell table:style-name="ce81" office:value-type="string" calcext:value-type="string">
            <text:p>Suma - Importe</text:p>
          </table:table-cell>
          <table:table-cell table:style-name="ce88" office:value-type="string" calcext:value-type="string">
            <text:p>Suma - Retención</text:p>
          </table:table-cell>
          <table:table-cell table:number-columns-repeated="3"/>
        </table:table-row>
        <table:table-row table:style-name="ro2">
          <table:table-cell table:style-name="ce72" office:value-type="string" calcext:value-type="string">
            <text:p>2022</text:p>
          </table:table-cell>
          <table:table-cell table:style-name="ce77" office:value-type="string" calcext:value-type="string">
            <text:p>AGRUPACIÓN GINECOLÓGICA ESPAÑOLA S.L.U</text:p>
          </table:table-cell>
          <table:table-cell table:style-name="ce84" office:value-type="currency" office:currency="EUR" office:value="12489.56" calcext:value-type="currency">
            <text:p>12.489,56 €</text:p>
          </table:table-cell>
          <table:table-cell table:style-name="ce90" office:value-type="currency" office:currency="EUR" office:value="1873.434" calcext:value-type="currency">
            <text:p>1.873,43 €</text:p>
          </table:table-cell>
          <table:table-cell/>
          <table:table-cell table:style-name="ce72" office:value-type="string" calcext:value-type="string">
            <text:p>2022</text:p>
          </table:table-cell>
          <table:table-cell table:style-name="ce95" office:value-type="string" calcext:value-type="string">
            <text:p>T1</text:p>
          </table:table-cell>
          <table:table-cell table:style-name="ce84" office:value-type="currency" office:currency="EUR" office:value="519.27" calcext:value-type="currency">
            <text:p>519,27 €</text:p>
          </table:table-cell>
          <table:table-cell table:style-name="ce90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style-name="ce73"/>
          <table:table-cell table:style-name="ce78" office:value-type="string" calcext:value-type="string">
            <text:p>TORREJÓN SALUD, S.A.</text:p>
          </table:table-cell>
          <table:table-cell table:style-name="ce85" office:value-type="currency" office:currency="EUR" office:value="7560" calcext:value-type="currency">
            <text:p>7.560,00 €</text:p>
          </table:table-cell>
          <table:table-cell table:style-name="ce91" office:value-type="currency" office:currency="EUR" office:value="1134" calcext:value-type="currency">
            <text:p>1.134,00 €</text:p>
          </table:table-cell>
          <table:table-cell/>
          <table:table-cell table:style-name="ce93"/>
          <table:table-cell table:style-name="ce96" office:value-type="string" calcext:value-type="string">
            <text:p>T2</text:p>
          </table:table-cell>
          <table:table-cell table:style-name="ce100" office:value-type="currency" office:currency="EUR" office:value="2044.82" calcext:value-type="currency">
            <text:p>2.044,82 €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style-name="ce74" office:value-type="string" calcext:value-type="string">
            <text:p>Total Resultado</text:p>
          </table:table-cell>
          <table:table-cell table:style-name="ce79"/>
          <table:table-cell table:style-name="ce86" office:value-type="currency" office:currency="EUR" office:value="20049.56" calcext:value-type="currency">
            <text:p>20.049,56 €</text:p>
          </table:table-cell>
          <table:table-cell table:style-name="ce92" office:value-type="currency" office:currency="EUR" office:value="3007.434" calcext:value-type="currency">
            <text:p>3.007,43 €</text:p>
          </table:table-cell>
          <table:table-cell/>
          <table:table-cell table:style-name="ce93"/>
          <table:table-cell table:style-name="ce96" office:value-type="string" calcext:value-type="string">
            <text:p>T3</text:p>
          </table:table-cell>
          <table:table-cell table:style-name="ce100" office:value-type="currency" office:currency="EUR" office:value="520.14" calcext:value-type="currency">
            <text:p>520,14 €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3"/>
          <table:table-cell table:style-name="ce97" office:value-type="string" calcext:value-type="string">
            <text:p>T4</text:p>
          </table:table-cell>
          <table:table-cell table:style-name="ce85" office:value-type="currency" office:currency="EUR" office:value="770.14" calcext:value-type="currency">
            <text:p>770,14 €</text:p>
          </table:table-cell>
          <table:table-cell table:style-name="ce91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94" office:value-type="string" calcext:value-type="string">
            <text:p>2022 Resultado</text:p>
          </table:table-cell>
          <table:table-cell table:style-name="ce98"/>
          <table:table-cell table:style-name="ce101" office:value-type="currency" office:currency="EUR" office:value="3854.37" calcext:value-type="currency">
            <text:p>3.854,37 €</text:p>
          </table:table-cell>
          <table:table-cell table:style-name="ce103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4" office:value-type="string" calcext:value-type="string">
            <text:p>Total Resultado</text:p>
          </table:table-cell>
          <table:table-cell table:style-name="ce99"/>
          <table:table-cell table:style-name="ce86" office:value-type="currency" office:currency="EUR" office:value="3854.37" calcext:value-type="currency">
            <text:p>3.854,37 €</text:p>
          </table:table-cell>
          <table:table-cell table:style-name="ce92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office:value-type="float" office:value="20049.56" calcext:value-type="float">
            <text:p>20049,56</text:p>
          </table:table-cell>
          <table:table-cell office:value-type="float" office:value="3007.43" calcext:value-type="float">
            <text:p>3007,43</text:p>
          </table:table-cell>
          <table:table-cell table:number-columns-repeated="8"/>
        </table:table-row>
        <table:table-row table:style-name="ro2" table:number-rows-repeated="104856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acienda" table:style-name="ta2">
        <table:table-column table:style-name="co2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2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04"/>
          <table:table-cell table:style-name="ce80" office:value-type="string" calcext:value-type="string">
            <text:p>Datos</text:p>
          </table:table-cell>
          <table:table-cell table:style-name="ce87"/>
          <table:table-cell table:number-columns-repeated="2"/>
        </table:table-row>
        <table:table-row table:style-name="ro2">
          <table:table-cell table:style-name="ce71" office:value-type="string" calcext:value-type="string">
            <text:p>Grupo fiscal</text:p>
          </table:table-cell>
          <table:table-cell table:style-name="ce81" office:value-type="string" calcext:value-type="string">
            <text:p>Suma - Importe</text:p>
          </table:table-cell>
          <table:table-cell table:style-name="ce88" office:value-type="string" calcext:value-type="string">
            <text:p>Suma - Retención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Otros conceptos fiscalmente deducibles (excepto provisiones)</text:p>
          </table:table-cell>
          <table:table-cell table:style-name="ce84" office:value-type="currency" office:currency="EUR" office:value="836.06" calcext:value-type="currency">
            <text:p>836,06 €</text:p>
          </table:table-cell>
          <table:table-cell table:style-name="ce9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106" office:value-type="string" calcext:value-type="string">
            <text:p>Primas de seguros</text:p>
          </table:table-cell>
          <table:table-cell table:style-name="ce100" office:value-type="currency" office:currency="EUR" office:value="1285.57" calcext:value-type="currency">
            <text:p>1.285,57 €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106" office:value-type="string" calcext:value-type="string">
            <text:p>Seguridad Social o aportaciones a mutualidades alternativas del titular de la actividad</text:p>
          </table:table-cell>
          <table:table-cell table:style-name="ce85" office:value-type="currency" office:currency="EUR" office:value="1732.74" calcext:value-type="currency">
            <text:p>1.732,74 €</text:p>
          </table:table-cell>
          <table:table-cell table:style-name="ce91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107" office:value-type="string" calcext:value-type="string">
            <text:p>Total Resultado</text:p>
          </table:table-cell>
          <table:table-cell table:style-name="ce86" office:value-type="currency" office:currency="EUR" office:value="3854.37" calcext:value-type="currency">
            <text:p>3.854,37 €</text:p>
          </table:table-cell>
          <table:table-cell table:style-name="ce92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4"/>
        </table:table-row>
        <table:table-row table:style-name="ro2" table:number-rows-repeated="1677720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upos fiscales" table:style-name="ta2">
        <table:table-column table:style-name="co33" table:default-cell-style-name="ce244"/>
        <table:table-row table:style-name="ro8">
          <table:table-cell office:value-type="string" calcext:value-type="string">
            <text:p>Aportaciones a sistemas de previsión social imputadas al personal empleado</text:p>
          </table:table-cell>
        </table:table-row>
        <table:table-row table:style-name="ro8">
          <table:table-cell office:value-type="string" calcext:value-type="string">
            <text:p>Arrendamientos y cánones</text:p>
          </table:table-cell>
        </table:table-row>
        <table:table-row table:style-name="ro8">
          <table:table-cell office:value-type="string" calcext:value-type="string">
            <text:p>Compra de existencias</text:p>
          </table:table-cell>
        </table:table-row>
        <table:table-row table:style-name="ro8">
          <table:table-cell office:value-type="string" calcext:value-type="string">
            <text:p>Dietas y asignaciones de viajes del personal empleado</text:p>
          </table:table-cell>
        </table:table-row>
        <table:table-row table:style-name="ro8">
          <table:table-cell office:value-type="string" calcext:value-type="string">
            <text:p>Dotaciones del ejercicio para amortización de inmovilizado material</text:p>
          </table:table-cell>
        </table:table-row>
        <table:table-row table:style-name="ro8">
          <table:table-cell office:value-type="string" calcext:value-type="string">
            <text:p>Dotaciones del ejercicio para amortización del inmovilizado inmaterial</text:p>
          </table:table-cell>
        </table:table-row>
        <table:table-row table:style-name="ro8">
          <table:table-cell office:value-type="string" calcext:value-type="string">
            <text:p>Gastos de manutención del contribuyente (artículo 30.2.5ª.c de la Ley del Impuesto)</text:p>
          </table:table-cell>
        </table:table-row>
        <table:table-row table:style-name="ro8">
          <table:table-cell office:value-type="string" calcext:value-type="string">
            <text:p>Gastos financieros</text:p>
          </table:table-cell>
        </table:table-row>
        <table:table-row table:style-name="ro8">
          <table:table-cell office:value-type="string" calcext:value-type="string">
            <text:p>Incentivos al mecenazgo. Convenios de colaboración en actividades de interés general</text:p>
          </table:table-cell>
        </table:table-row>
        <table:table-row table:style-name="ro8">
          <table:table-cell office:value-type="string" calcext:value-type="string">
            <text:p>Incentivos al mecenazgo. Gastos en actividades de interés general</text:p>
          </table:table-cell>
        </table:table-row>
        <table:table-row table:style-name="ro8">
          <table:table-cell office:value-type="string" calcext:value-type="string">
            <text:p>Indemnizaciones</text:p>
          </table:table-cell>
        </table:table-row>
        <table:table-row table:style-name="ro8">
          <table:table-cell office:value-type="string" calcext:value-type="string">
            <text:p>IVA soportado (por ejemplo, recargo de equivalencia y/o compensación de agricultura, ganadería y pesca)</text:p>
          </table:table-cell>
        </table:table-row>
        <table:table-row table:style-name="ro8">
          <table:table-cell office:value-type="string" calcext:value-type="string">
            <text:p>Otros conceptos fiscalmente deducibles (excepto provisiones)</text:p>
          </table:table-cell>
        </table:table-row>
        <table:table-row table:style-name="ro8">
          <table:table-cell office:value-type="string" calcext:value-type="string">
            <text:p>Otros consumos de explotación</text:p>
          </table:table-cell>
        </table:table-row>
        <table:table-row table:style-name="ro8">
          <table:table-cell office:value-type="string" calcext:value-type="string">
            <text:p>Otros gastos de personal</text:p>
          </table:table-cell>
        </table:table-row>
        <table:table-row table:style-name="ro8">
          <table:table-cell office:value-type="string" calcext:value-type="string">
            <text:p>Otros servicios exteriores</text:p>
          </table:table-cell>
        </table:table-row>
        <table:table-row table:style-name="ro8">
          <table:table-cell office:value-type="string" calcext:value-type="string">
            <text:p>Otros suministros</text:p>
          </table:table-cell>
        </table:table-row>
        <table:table-row table:style-name="ro8">
          <table:table-cell office:value-type="string" calcext:value-type="string">
            <text:p>Otros tributos fiscalmente deducibles</text:p>
          </table:table-cell>
        </table:table-row>
        <table:table-row table:style-name="ro8">
          <table:table-cell office:value-type="string" calcext:value-type="string">
            <text:p>Pérdidas por insolvencias de deudores</text:p>
          </table:table-cell>
        </table:table-row>
        <table:table-row table:style-name="ro8">
          <table:table-cell office:value-type="string" calcext:value-type="string">
            <text:p>Primas de seguros</text:p>
          </table:table-cell>
        </table:table-row>
        <table:table-row table:style-name="ro8">
          <table:table-cell office:value-type="string" calcext:value-type="string">
            <text:p>Reparaciones y conservación</text:p>
          </table:table-cell>
        </table:table-row>
        <table:table-row table:style-name="ro8">
          <table:table-cell office:value-type="string" calcext:value-type="string">
            <text:p>Seguridad Social a cargo de la empresa</text:p>
          </table:table-cell>
        </table:table-row>
        <table:table-row table:style-name="ro8">
          <table:table-cell office:value-type="string" calcext:value-type="string">
            <text:p>Seguridad Social o aportaciones a mutualidades alternativas del titular de la actividad</text:p>
          </table:table-cell>
        </table:table-row>
        <table:table-row table:style-name="ro8">
          <table:table-cell office:value-type="string" calcext:value-type="string">
            <text:p>Servicios de profesionales independientes</text:p>
          </table:table-cell>
        </table:table-row>
        <table:table-row table:style-name="ro8">
          <table:table-cell office:value-type="string" calcext:value-type="string">
            <text:p>Sueldos y salarios</text:p>
          </table:table-cell>
        </table:table-row>
        <table:table-row table:style-name="ro8">
          <table:table-cell office:value-type="string" calcext:value-type="string">
            <text:p>Suministros (luz, agua, gas, telefonía e internet)</text:p>
          </table:table-cell>
        </table:table-row>
        <table:table-row table:style-name="ro8">
          <table:table-cell office:value-type="string" calcext:value-type="string">
            <text:p>Variación de existencias (disminución de existencias finales)</text:p>
          </table:table-cell>
        </table:table-row>
      </table:table>
      <table:table table:name="Facturas2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34" table:visibility="collapse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1">
          <table:table-cell table:style-name="ce109" office:value-type="string" calcext:value-type="string">
            <text:p>FaId</text:p>
          </table:table-cell>
          <table:table-cell table:style-name="ce109" office:value-type="string" calcext:value-type="string">
            <text:p>FaNumero</text:p>
          </table:table-cell>
          <table:table-cell table:style-name="ce82" office:value-type="string" calcext:value-type="string">
            <text:p>Núm factura</text:p>
          </table:table-cell>
          <table:table-cell table:style-name="ce82" office:value-type="string" calcext:value-type="string">
            <text:p>Fecha</text:p>
          </table:table-cell>
          <table:table-cell table:style-name="ce82" table:content-validation-name="val1" office:value-type="string" calcext:value-type="string">
            <text:p>Cliente</text:p>
          </table:table-cell>
          <table:table-cell table:style-name="ce82" office:value-type="string" calcext:value-type="string">
            <text:p>Concepto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Retención</text:p>
          </table:table-cell>
          <table:table-cell table:style-name="ce3" office:value-type="string" calcext:value-type="string">
            <text:p>Total</text:p>
          </table:table-cell>
          <table:table-cell table:style-name="ce82" office:value-type="string" calcext:value-type="string">
            <text:p>Fecha de cobro</text:p>
          </table:table-cell>
          <table:table-cell table:style-name="ce3" office:value-type="string" calcext:value-type="string">
            <text:p>Adeudado</text:p>
          </table:table-cell>
          <table:table-cell table:style-name="ce82" office:value-type="string" calcext:value-type="string">
            <text:p>Días desde facturación</text:p>
          </table:table-cell>
          <table:table-cell table:style-name="ce109" office:value-type="string" calcext:value-type="string">
            <text:p>FaId</text:p>
          </table:table-cell>
          <table:table-cell table:style-name="ce109" office:value-type="string" calcext:value-type="string">
            <text:p>FaNumero</text:p>
          </table:table-cell>
          <table:table-cell table:style-name="ce109" office:value-type="string" calcext:value-type="string">
            <text:p>FaFechaFactura</text:p>
          </table:table-cell>
          <table:table-cell table:style-name="ce109" office:value-type="string" calcext:value-type="string">
            <text:p>FaFechaCobro</text:p>
          </table:table-cell>
          <table:table-cell table:style-name="ce109" office:value-type="string" calcext:value-type="string">
            <text:p>FaIdCliente</text:p>
          </table:table-cell>
          <table:table-cell table:style-name="ce109" office:value-type="string" calcext:value-type="string">
            <text:p>FaRetencion</text:p>
          </table:table-cell>
          <table:table-cell table:style-name="ce109" office:value-type="string" calcext:value-type="string">
            <text:p>FaImporteTotal</text:p>
          </table:table-cell>
          <table:table-cell table:style-name="ce109" office:value-type="string" calcext:value-type="string">
            <text:p>FaImporteRetencion</text:p>
          </table:table-cell>
          <table:table-cell table:style-name="ce109" office:value-type="string" calcext:value-type="string">
            <text:p>FaIdSerieFactura</text:p>
          </table:table-cell>
          <table:table-cell table:style-name="ce109" office:value-type="string" calcext:value-type="string">
            <text:p>FaFacturar</text:p>
          </table:table-cell>
          <table:table-cell table:style-name="ce83" table:number-columns-repeated="1004"/>
        </table:table-row>
        <table:table-row table:style-name="ro2"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9" calcext:value-type="float">
            <text:p>19</text:p>
          </table:table-cell>
          <table:table-cell table:style-name="ce83" office:value-type="float" office:value="19" calcext:value-type="float">
            <text:p>19</text:p>
          </table:table-cell>
          <table:table-cell table:style-name="ce4" office:value-type="date" office:date-value="2022-01-24" calcext:value-type="date">
            <text:p>24/01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enero 2022: 24h x 25€/hora</text:p>
          </table:table-cell>
          <table:table-cell table:style-name="ce89" office:value-type="currency" office:currency="EUR" office:value="1200" calcext:value-type="currency">
            <text:p>1.200,00 €</text:p>
          </table:table-cell>
          <table:table-cell table:style-name="ce89" table:formula="of:=IF([.G2]&lt;&gt;&quot;&quot;;0.15*[.G2];&quot;&quot;)" office:value-type="currency" office:currency="EUR" office:value="180" calcext:value-type="currency">
            <text:p>180,00 €</text:p>
          </table:table-cell>
          <table:table-cell table:style-name="ce89" table:formula="of:=IF([.G2]&lt;&gt;&quot;&quot;;[.G2]-[.H2];&quot;&quot;)" office:value-type="currency" office:currency="EUR" office:value="1020" calcext:value-type="currency">
            <text:p>1.020,00 €</text:p>
          </table:table-cell>
          <table:table-cell table:style-name="ce6" office:value-type="date" office:date-value="2022-02-08" calcext:value-type="date">
            <text:p>08/02/22</text:p>
          </table:table-cell>
          <table:table-cell table:style-name="ce89" table:formula="of:=IF([.G2]&lt;&gt;&quot;&quot;;IF([.J2]=&quot;&quot;;[.I2];&quot;&quot;);&quot;&quot;)">
            <text:p/>
          </table:table-cell>
          <table:table-cell table:style-name="ce83" table:formula="of:=IF([.D2]&lt;&gt;&quot;&quot;;IF([.J2]=&quot;&quot;;DAYS(TODAY();[.D2]);&quot;&quot;);&quot;&quot;)">
            <text:p/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9" calcext:value-type="float">
            <text:p>19</text:p>
          </table:table-cell>
          <table:table-cell table:style-name="ce111" office:value-type="date" office:date-value="2022-01-24" calcext:value-type="date">
            <text:p>24/01/22</text:p>
          </table:table-cell>
          <table:table-cell table:style-name="ce111" office:value-type="date" office:date-value="2022-02-08" calcext:value-type="date">
            <text:p>08/02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1200" calcext:value-type="float">
            <text:p>1200</text:p>
          </table:table-cell>
          <table:table-cell table:style-name="ce110" office:value-type="float" office:value="180" calcext:value-type="float">
            <text:p>18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0" calcext:value-type="float">
            <text:p>20</text:p>
          </table:table-cell>
          <table:table-cell table:style-name="ce83" office:value-type="float" office:value="20" calcext:value-type="float">
            <text:p>20</text:p>
          </table:table-cell>
          <table:table-cell table:style-name="ce4" office:value-type="date" office:date-value="2022-01-31" calcext:value-type="date">
            <text:p>31/01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enero 2022 </text:p>
          </table:table-cell>
          <table:table-cell table:style-name="ce89" office:value-type="currency" office:currency="EUR" office:value="1043.88" calcext:value-type="currency">
            <text:p>1.043,88 €</text:p>
          </table:table-cell>
          <table:table-cell table:style-name="ce89" table:formula="of:=IF([.G3]&lt;&gt;&quot;&quot;;0.15*[.G3];&quot;&quot;)" office:value-type="currency" office:currency="EUR" office:value="156.582" calcext:value-type="currency">
            <text:p>156,58 €</text:p>
          </table:table-cell>
          <table:table-cell table:style-name="ce89" table:formula="of:=IF([.G3]&lt;&gt;&quot;&quot;;[.G3]-[.H3];&quot;&quot;)" office:value-type="currency" office:currency="EUR" office:value="887.298" calcext:value-type="currency">
            <text:p>887,30 €</text:p>
          </table:table-cell>
          <table:table-cell table:style-name="ce6" office:value-type="date" office:date-value="2022-05-18" calcext:value-type="date">
            <text:p>18/05/22</text:p>
          </table:table-cell>
          <table:table-cell table:style-name="ce89" table:formula="of:=IF([.G3]&lt;&gt;&quot;&quot;;IF([.J3]=&quot;&quot;;[.I3];&quot;&quot;);&quot;&quot;)">
            <text:p/>
          </table:table-cell>
          <table:table-cell table:style-name="ce83" table:formula="of:=IF([.D3]&lt;&gt;&quot;&quot;;IF([.J3]=&quot;&quot;;DAYS(TODAY();[.D3]);&quot;&quot;);&quot;&quot;)">
            <text:p/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0" calcext:value-type="float">
            <text:p>20</text:p>
          </table:table-cell>
          <table:table-cell table:style-name="ce111" office:value-type="date" office:date-value="2022-01-31" calcext:value-type="date">
            <text:p>31/01/22</text:p>
          </table:table-cell>
          <table:table-cell table:style-name="ce111" office:value-type="date" office:date-value="2022-05-18" calcext:value-type="date">
            <text:p>18/05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043.88" calcext:value-type="float">
            <text:p>1043,88</text:p>
          </table:table-cell>
          <table:table-cell table:style-name="ce110" office:value-type="float" office:value="156.58" calcext:value-type="float">
            <text:p>156,58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1" calcext:value-type="float">
            <text:p>21</text:p>
          </table:table-cell>
          <table:table-cell table:style-name="ce83" office:value-type="float" office:value="21" calcext:value-type="float">
            <text:p>21</text:p>
          </table:table-cell>
          <table:table-cell table:style-name="ce4" office:value-type="date" office:date-value="2022-02-21" calcext:value-type="date">
            <text:p>21/02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febrer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4]&lt;&gt;&quot;&quot;;0.15*[.G4];&quot;&quot;)" office:value-type="currency" office:currency="EUR" office:value="90" calcext:value-type="currency">
            <text:p>90,00 €</text:p>
          </table:table-cell>
          <table:table-cell table:style-name="ce89" table:formula="of:=IF([.G4]&lt;&gt;&quot;&quot;;[.G4]-[.H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3-10" calcext:value-type="date">
            <text:p>10/03/22</text:p>
          </table:table-cell>
          <table:table-cell table:style-name="ce89" table:formula="of:=IF([.G4]&lt;&gt;&quot;&quot;;IF([.J4]=&quot;&quot;;[.I4];&quot;&quot;);&quot;&quot;)">
            <text:p/>
          </table:table-cell>
          <table:table-cell table:style-name="ce83" table:formula="of:=IF([.D4]&lt;&gt;&quot;&quot;;IF([.J4]=&quot;&quot;;DAYS(TODAY();[.D4]);&quot;&quot;);&quot;&quot;)">
            <text:p/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1" calcext:value-type="float">
            <text:p>21</text:p>
          </table:table-cell>
          <table:table-cell table:style-name="ce111" office:value-type="date" office:date-value="2022-02-21" calcext:value-type="date">
            <text:p>21/02/22</text:p>
          </table:table-cell>
          <table:table-cell table:style-name="ce111" office:value-type="date" office:date-value="2022-03-10" calcext:value-type="date">
            <text:p>10/03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2" calcext:value-type="float">
            <text:p>22</text:p>
          </table:table-cell>
          <table:table-cell table:style-name="ce83" office:value-type="float" office:value="22" calcext:value-type="float">
            <text:p>22</text:p>
          </table:table-cell>
          <table:table-cell table:style-name="ce4" office:value-type="date" office:date-value="2022-02-28" calcext:value-type="date">
            <text:p>28/02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febrero 2022 </text:p>
          </table:table-cell>
          <table:table-cell table:style-name="ce89" office:value-type="currency" office:currency="EUR" office:value="1135.15" calcext:value-type="currency">
            <text:p>1.135,15 €</text:p>
          </table:table-cell>
          <table:table-cell table:style-name="ce89" table:formula="of:=IF([.G5]&lt;&gt;&quot;&quot;;0.15*[.G5];&quot;&quot;)" office:value-type="currency" office:currency="EUR" office:value="170.2725" calcext:value-type="currency">
            <text:p>170,27 €</text:p>
          </table:table-cell>
          <table:table-cell table:style-name="ce89" table:formula="of:=IF([.G5]&lt;&gt;&quot;&quot;;[.G5]-[.H5];&quot;&quot;)" office:value-type="currency" office:currency="EUR" office:value="964.8775" calcext:value-type="currency">
            <text:p>964,88 €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89" table:formula="of:=IF([.G5]&lt;&gt;&quot;&quot;;IF([.J5]=&quot;&quot;;[.I5];&quot;&quot;);&quot;&quot;)">
            <text:p/>
          </table:table-cell>
          <table:table-cell table:style-name="ce83" table:formula="of:=IF([.D5]&lt;&gt;&quot;&quot;;IF([.J5]=&quot;&quot;;DAYS(TODAY();[.D5]);&quot;&quot;);&quot;&quot;)">
            <text:p/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2" calcext:value-type="float">
            <text:p>22</text:p>
          </table:table-cell>
          <table:table-cell table:style-name="ce111" office:value-type="date" office:date-value="2022-02-28" calcext:value-type="date">
            <text:p>28/02/22</text:p>
          </table:table-cell>
          <table:table-cell table:style-name="ce111" office:value-type="date" office:date-value="2022-06-14" calcext:value-type="date">
            <text:p>14/06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135.15" calcext:value-type="float">
            <text:p>1135,15</text:p>
          </table:table-cell>
          <table:table-cell table:style-name="ce110" office:value-type="float" office:value="170.27" calcext:value-type="float">
            <text:p>170,27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3" calcext:value-type="float">
            <text:p>23</text:p>
          </table:table-cell>
          <table:table-cell table:style-name="ce83" office:value-type="float" office:value="23" calcext:value-type="float">
            <text:p>23</text:p>
          </table:table-cell>
          <table:table-cell table:style-name="ce4" office:value-type="date" office:date-value="2022-03-23" calcext:value-type="date">
            <text:p>23/03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marz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6]&lt;&gt;&quot;&quot;;0.15*[.G6];&quot;&quot;)" office:value-type="currency" office:currency="EUR" office:value="90" calcext:value-type="currency">
            <text:p>90,00 €</text:p>
          </table:table-cell>
          <table:table-cell table:style-name="ce89" table:formula="of:=IF([.G6]&lt;&gt;&quot;&quot;;[.G6]-[.H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4-12" calcext:value-type="date">
            <text:p>12/04/22</text:p>
          </table:table-cell>
          <table:table-cell table:style-name="ce89" table:formula="of:=IF([.G6]&lt;&gt;&quot;&quot;;IF([.J6]=&quot;&quot;;[.I6];&quot;&quot;);&quot;&quot;)">
            <text:p/>
          </table:table-cell>
          <table:table-cell table:style-name="ce83" table:formula="of:=IF([.D6]&lt;&gt;&quot;&quot;;IF([.J6]=&quot;&quot;;DAYS(TODAY();[.D6]);&quot;&quot;);&quot;&quot;)">
            <text:p/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3" calcext:value-type="float">
            <text:p>23</text:p>
          </table:table-cell>
          <table:table-cell table:style-name="ce111" office:value-type="date" office:date-value="2022-03-23" calcext:value-type="date">
            <text:p>23/03/22</text:p>
          </table:table-cell>
          <table:table-cell table:style-name="ce111" office:value-type="date" office:date-value="2022-04-12" calcext:value-type="date">
            <text:p>12/04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4" calcext:value-type="float">
            <text:p>24</text:p>
          </table:table-cell>
          <table:table-cell table:style-name="ce83" office:value-type="float" office:value="24" calcext:value-type="float">
            <text:p>24</text:p>
          </table:table-cell>
          <table:table-cell table:style-name="ce4" office:value-type="date" office:date-value="2022-03-31" calcext:value-type="date">
            <text:p>31/03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marzo 2022 </text:p>
          </table:table-cell>
          <table:table-cell table:style-name="ce89" office:value-type="currency" office:currency="EUR" office:value="868.82" calcext:value-type="currency">
            <text:p>868,82 €</text:p>
          </table:table-cell>
          <table:table-cell table:style-name="ce89" table:formula="of:=IF([.G7]&lt;&gt;&quot;&quot;;0.15*[.G7];&quot;&quot;)" office:value-type="currency" office:currency="EUR" office:value="130.323" calcext:value-type="currency">
            <text:p>130,32 €</text:p>
          </table:table-cell>
          <table:table-cell table:style-name="ce89" table:formula="of:=IF([.G7]&lt;&gt;&quot;&quot;;[.G7]-[.H7];&quot;&quot;)" office:value-type="currency" office:currency="EUR" office:value="738.497" calcext:value-type="currency">
            <text:p>738,50 €</text:p>
          </table:table-cell>
          <table:table-cell table:style-name="ce6" office:value-type="date" office:date-value="2022-07-12" calcext:value-type="date">
            <text:p>12/07/22</text:p>
          </table:table-cell>
          <table:table-cell table:style-name="ce89" table:formula="of:=IF([.G7]&lt;&gt;&quot;&quot;;IF([.J7]=&quot;&quot;;[.I7];&quot;&quot;);&quot;&quot;)">
            <text:p/>
          </table:table-cell>
          <table:table-cell table:style-name="ce83" table:formula="of:=IF([.D7]&lt;&gt;&quot;&quot;;IF([.J7]=&quot;&quot;;DAYS(TODAY();[.D7]);&quot;&quot;);&quot;&quot;)">
            <text:p/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4" calcext:value-type="float">
            <text:p>24</text:p>
          </table:table-cell>
          <table:table-cell table:style-name="ce111" office:value-type="date" office:date-value="2022-03-31" calcext:value-type="date">
            <text:p>31/03/22</text:p>
          </table:table-cell>
          <table:table-cell table:style-name="ce111" office:value-type="date" office:date-value="2022-07-12" calcext:value-type="date">
            <text:p>12/07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868.82" calcext:value-type="float">
            <text:p>868,82</text:p>
          </table:table-cell>
          <table:table-cell table:style-name="ce110" office:value-type="float" office:value="130.32" calcext:value-type="float">
            <text:p>130,32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5" calcext:value-type="float">
            <text:p>25</text:p>
          </table:table-cell>
          <table:table-cell table:style-name="ce83" office:value-type="float" office:value="25" calcext:value-type="float">
            <text:p>25</text:p>
          </table:table-cell>
          <table:table-cell table:style-name="ce4" office:value-type="date" office:date-value="2022-04-20" calcext:value-type="date">
            <text:p>20/04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abril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8]&lt;&gt;&quot;&quot;;0.15*[.G8];&quot;&quot;)" office:value-type="currency" office:currency="EUR" office:value="90" calcext:value-type="currency">
            <text:p>90,00 €</text:p>
          </table:table-cell>
          <table:table-cell table:style-name="ce89" table:formula="of:=IF([.G8]&lt;&gt;&quot;&quot;;[.G8]-[.H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5-07" calcext:value-type="date">
            <text:p>07/05/22</text:p>
          </table:table-cell>
          <table:table-cell table:style-name="ce89" table:formula="of:=IF([.G8]&lt;&gt;&quot;&quot;;IF([.J8]=&quot;&quot;;[.I8];&quot;&quot;);&quot;&quot;)">
            <text:p/>
          </table:table-cell>
          <table:table-cell table:style-name="ce83" table:formula="of:=IF([.D8]&lt;&gt;&quot;&quot;;IF([.J8]=&quot;&quot;;DAYS(TODAY();[.D8]);&quot;&quot;);&quot;&quot;)">
            <text:p/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5" calcext:value-type="float">
            <text:p>25</text:p>
          </table:table-cell>
          <table:table-cell table:style-name="ce111" office:value-type="date" office:date-value="2022-04-20" calcext:value-type="date">
            <text:p>20/04/22</text:p>
          </table:table-cell>
          <table:table-cell table:style-name="ce111" office:value-type="date" office:date-value="2022-05-07" calcext:value-type="date">
            <text:p>07/05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6" calcext:value-type="float">
            <text:p>26</text:p>
          </table:table-cell>
          <table:table-cell table:style-name="ce83" office:value-type="float" office:value="26" calcext:value-type="float">
            <text:p>26</text:p>
          </table:table-cell>
          <table:table-cell table:style-name="ce4" office:value-type="date" office:date-value="2022-04-30" calcext:value-type="date">
            <text:p>30/04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abril 2022 </text:p>
          </table:table-cell>
          <table:table-cell table:style-name="ce89" office:value-type="currency" office:currency="EUR" office:value="482.98" calcext:value-type="currency">
            <text:p>482,98 €</text:p>
          </table:table-cell>
          <table:table-cell table:style-name="ce89" table:formula="of:=IF([.G9]&lt;&gt;&quot;&quot;;0.15*[.G9];&quot;&quot;)" office:value-type="currency" office:currency="EUR" office:value="72.447" calcext:value-type="currency">
            <text:p>72,45 €</text:p>
          </table:table-cell>
          <table:table-cell table:style-name="ce89" table:formula="of:=IF([.G9]&lt;&gt;&quot;&quot;;[.G9]-[.H9];&quot;&quot;)" office:value-type="currency" office:currency="EUR" office:value="410.533" calcext:value-type="currency">
            <text:p>410,53 €</text:p>
          </table:table-cell>
          <table:table-cell table:style-name="ce6" office:value-type="date" office:date-value="2022-08-09" calcext:value-type="date">
            <text:p>09/08/22</text:p>
          </table:table-cell>
          <table:table-cell table:style-name="ce89" table:formula="of:=IF([.G9]&lt;&gt;&quot;&quot;;IF([.J9]=&quot;&quot;;[.I9];&quot;&quot;);&quot;&quot;)">
            <text:p/>
          </table:table-cell>
          <table:table-cell table:style-name="ce83" table:formula="of:=IF([.D9]&lt;&gt;&quot;&quot;;IF([.J9]=&quot;&quot;;DAYS(TODAY();[.D9]);&quot;&quot;);&quot;&quot;)">
            <text:p/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6" calcext:value-type="float">
            <text:p>26</text:p>
          </table:table-cell>
          <table:table-cell table:style-name="ce111" office:value-type="date" office:date-value="2022-04-30" calcext:value-type="date">
            <text:p>30/04/22</text:p>
          </table:table-cell>
          <table:table-cell table:style-name="ce111" office:value-type="date" office:date-value="2022-08-09" calcext:value-type="date">
            <text:p>09/08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482.98" calcext:value-type="float">
            <text:p>482,98</text:p>
          </table:table-cell>
          <table:table-cell table:style-name="ce110" office:value-type="float" office:value="72.45" calcext:value-type="float">
            <text:p>72,45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7" calcext:value-type="float">
            <text:p>27</text:p>
          </table:table-cell>
          <table:table-cell table:style-name="ce83" office:value-type="float" office:value="27" calcext:value-type="float">
            <text:p>27</text:p>
          </table:table-cell>
          <table:table-cell table:style-name="ce4" office:value-type="date" office:date-value="2022-05-23" calcext:value-type="date">
            <text:p>23/05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may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10]&lt;&gt;&quot;&quot;;0.15*[.G10];&quot;&quot;)" office:value-type="currency" office:currency="EUR" office:value="90" calcext:value-type="currency">
            <text:p>90,00 €</text:p>
          </table:table-cell>
          <table:table-cell table:style-name="ce89" table:formula="of:=IF([.G10]&lt;&gt;&quot;&quot;;[.G10]-[.H10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89" table:formula="of:=IF([.G10]&lt;&gt;&quot;&quot;;IF([.J10]=&quot;&quot;;[.I10];&quot;&quot;);&quot;&quot;)">
            <text:p/>
          </table:table-cell>
          <table:table-cell table:style-name="ce83" table:formula="of:=IF([.D10]&lt;&gt;&quot;&quot;;IF([.J10]=&quot;&quot;;DAYS(TODAY();[.D10]);&quot;&quot;);&quot;&quot;)">
            <text:p/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7" calcext:value-type="float">
            <text:p>27</text:p>
          </table:table-cell>
          <table:table-cell table:style-name="ce111" office:value-type="date" office:date-value="2022-05-23" calcext:value-type="date">
            <text:p>23/05/22</text:p>
          </table:table-cell>
          <table:table-cell table:style-name="ce111" office:value-type="date" office:date-value="2022-06-10" calcext:value-type="date">
            <text:p>10/06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28" calcext:value-type="float">
            <text:p>28</text:p>
          </table:table-cell>
          <table:table-cell table:style-name="ce83" office:value-type="float" office:value="28" calcext:value-type="float">
            <text:p>28</text:p>
          </table:table-cell>
          <table:table-cell table:style-name="ce4" office:value-type="date" office:date-value="2022-05-31" calcext:value-type="date">
            <text:p>31/05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mayo 2022 </text:p>
          </table:table-cell>
          <table:table-cell table:style-name="ce89" office:value-type="currency" office:currency="EUR" office:value="1203.98" calcext:value-type="currency">
            <text:p>1.203,98 €</text:p>
          </table:table-cell>
          <table:table-cell table:style-name="ce89" table:formula="of:=IF([.G11]&lt;&gt;&quot;&quot;;0.15*[.G11];&quot;&quot;)" office:value-type="currency" office:currency="EUR" office:value="180.597" calcext:value-type="currency">
            <text:p>180,60 €</text:p>
          </table:table-cell>
          <table:table-cell table:style-name="ce89" table:formula="of:=IF([.G11]&lt;&gt;&quot;&quot;;[.G11]-[.H11];&quot;&quot;)" office:value-type="currency" office:currency="EUR" office:value="1023.383" calcext:value-type="currency">
            <text:p>1.023,38 €</text:p>
          </table:table-cell>
          <table:table-cell table:style-name="ce6" office:value-type="date" office:date-value="2022-09-09" calcext:value-type="date">
            <text:p>09/09/22</text:p>
          </table:table-cell>
          <table:table-cell table:style-name="ce89" table:formula="of:=IF([.G11]&lt;&gt;&quot;&quot;;IF([.J11]=&quot;&quot;;[.I11];&quot;&quot;);&quot;&quot;)">
            <text:p/>
          </table:table-cell>
          <table:table-cell table:style-name="ce83" table:formula="of:=IF([.D11]&lt;&gt;&quot;&quot;;IF([.J11]=&quot;&quot;;DAYS(TODAY();[.D11]);&quot;&quot;);&quot;&quot;)">
            <text:p/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28" calcext:value-type="float">
            <text:p>28</text:p>
          </table:table-cell>
          <table:table-cell table:style-name="ce111" office:value-type="date" office:date-value="2022-05-31" calcext:value-type="date">
            <text:p>31/05/22</text:p>
          </table:table-cell>
          <table:table-cell table:style-name="ce111" office:value-type="date" office:date-value="2022-09-09" calcext:value-type="date">
            <text:p>09/09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203.98" calcext:value-type="float">
            <text:p>1203,98</text:p>
          </table:table-cell>
          <table:table-cell table:style-name="ce110" office:value-type="float" office:value="180.6" calcext:value-type="float">
            <text:p>180,6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9" calcext:value-type="float">
            <text:p>29</text:p>
          </table:table-cell>
          <table:table-cell table:style-name="ce83" office:value-type="float" office:value="29" calcext:value-type="float">
            <text:p>29</text:p>
          </table:table-cell>
          <table:table-cell table:style-name="ce4" office:value-type="date" office:date-value="2022-06-25" calcext:value-type="date">
            <text:p>25/06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juni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12]&lt;&gt;&quot;&quot;;0.15*[.G12];&quot;&quot;)" office:value-type="currency" office:currency="EUR" office:value="90" calcext:value-type="currency">
            <text:p>90,00 €</text:p>
          </table:table-cell>
          <table:table-cell table:style-name="ce89" table:formula="of:=IF([.G12]&lt;&gt;&quot;&quot;;[.G12]-[.H1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7-18" calcext:value-type="date">
            <text:p>18/07/22</text:p>
          </table:table-cell>
          <table:table-cell table:style-name="ce89" table:formula="of:=IF([.G12]&lt;&gt;&quot;&quot;;IF([.J12]=&quot;&quot;;[.I12];&quot;&quot;);&quot;&quot;)">
            <text:p/>
          </table:table-cell>
          <table:table-cell table:style-name="ce83" table:formula="of:=IF([.D12]&lt;&gt;&quot;&quot;;IF([.J12]=&quot;&quot;;DAYS(TODAY();[.D12]);&quot;&quot;);&quot;&quot;)">
            <text:p/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9" calcext:value-type="float">
            <text:p>29</text:p>
          </table:table-cell>
          <table:table-cell table:style-name="ce111" office:value-type="date" office:date-value="2022-06-25" calcext:value-type="date">
            <text:p>25/06/22</text:p>
          </table:table-cell>
          <table:table-cell table:style-name="ce111" office:value-type="date" office:date-value="2022-07-18" calcext:value-type="date">
            <text:p>18/07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30" calcext:value-type="float">
            <text:p>30</text:p>
          </table:table-cell>
          <table:table-cell table:style-name="ce83" office:value-type="float" office:value="30" calcext:value-type="float">
            <text:p>30</text:p>
          </table:table-cell>
          <table:table-cell table:style-name="ce4" office:value-type="date" office:date-value="2022-06-30" calcext:value-type="date">
            <text:p>30/06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junio 2022 </text:p>
          </table:table-cell>
          <table:table-cell table:style-name="ce89" office:value-type="currency" office:currency="EUR" office:value="681.65" calcext:value-type="currency">
            <text:p>681,65 €</text:p>
          </table:table-cell>
          <table:table-cell table:style-name="ce89" table:formula="of:=IF([.G13]&lt;&gt;&quot;&quot;;0.15*[.G13];&quot;&quot;)" office:value-type="currency" office:currency="EUR" office:value="102.2475" calcext:value-type="currency">
            <text:p>102,25 €</text:p>
          </table:table-cell>
          <table:table-cell table:style-name="ce89" table:formula="of:=IF([.G13]&lt;&gt;&quot;&quot;;[.G13]-[.H13];&quot;&quot;)" office:value-type="currency" office:currency="EUR" office:value="579.4025" calcext:value-type="currency">
            <text:p>579,40 €</text:p>
          </table:table-cell>
          <table:table-cell table:style-name="ce6" office:value-type="date" office:date-value="2022-10-05" calcext:value-type="date">
            <text:p>05/10/22</text:p>
          </table:table-cell>
          <table:table-cell table:style-name="ce89" table:formula="of:=IF([.G13]&lt;&gt;&quot;&quot;;IF([.J13]=&quot;&quot;;[.I13];&quot;&quot;);&quot;&quot;)">
            <text:p/>
          </table:table-cell>
          <table:table-cell table:style-name="ce83" table:formula="of:=IF([.D13]&lt;&gt;&quot;&quot;;IF([.J13]=&quot;&quot;;DAYS(TODAY();[.D13]);&quot;&quot;);&quot;&quot;)">
            <text:p/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30" calcext:value-type="float">
            <text:p>30</text:p>
          </table:table-cell>
          <table:table-cell table:style-name="ce111" office:value-type="date" office:date-value="2022-06-30" calcext:value-type="date">
            <text:p>30/06/22</text:p>
          </table:table-cell>
          <table:table-cell table:style-name="ce111" office:value-type="date" office:date-value="2022-10-05" calcext:value-type="date">
            <text:p>05/10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681.65" calcext:value-type="float">
            <text:p>681,65</text:p>
          </table:table-cell>
          <table:table-cell table:style-name="ce110" office:value-type="float" office:value="102.25" calcext:value-type="float">
            <text:p>102,25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" calcext:value-type="float">
            <text:p>31</text:p>
          </table:table-cell>
          <table:table-cell table:style-name="ce83" office:value-type="float" office:value="31" calcext:value-type="float">
            <text:p>31</text:p>
          </table:table-cell>
          <table:table-cell table:style-name="ce4" office:value-type="date" office:date-value="2022-07-25" calcext:value-type="date">
            <text:p>25/07/2022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juli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14]&lt;&gt;&quot;&quot;;0.15*[.G14];&quot;&quot;)" office:value-type="currency" office:currency="EUR" office:value="90" calcext:value-type="currency">
            <text:p>90,00 €</text:p>
          </table:table-cell>
          <table:table-cell table:style-name="ce89" table:formula="of:=IF([.G14]&lt;&gt;&quot;&quot;;[.G14]-[.H1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8-13" calcext:value-type="date">
            <text:p>13/08/22</text:p>
          </table:table-cell>
          <table:table-cell table:style-name="ce89" table:formula="of:=IF([.G14]&lt;&gt;&quot;&quot;;IF([.J14]=&quot;&quot;;[.I14];&quot;&quot;);&quot;&quot;)">
            <text:p/>
          </table:table-cell>
          <table:table-cell table:style-name="ce83" table:formula="of:=IF([.D14]&lt;&gt;&quot;&quot;;IF([.J14]=&quot;&quot;;DAYS(TODAY();[.D14]);&quot;&quot;);&quot;&quot;)">
            <text:p/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" calcext:value-type="float">
            <text:p>31</text:p>
          </table:table-cell>
          <table:table-cell table:style-name="ce111" office:value-type="date" office:date-value="2022-07-25" calcext:value-type="date">
            <text:p>25/07/22</text:p>
          </table:table-cell>
          <table:table-cell table:style-name="ce111" office:value-type="date" office:date-value="2022-08-13" calcext:value-type="date">
            <text:p>13/08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2" calcext:value-type="float">
            <text:p>32</text:p>
          </table:table-cell>
          <table:table-cell table:style-name="ce83" office:value-type="float" office:value="32" calcext:value-type="float">
            <text:p>32</text:p>
          </table:table-cell>
          <table:table-cell table:style-name="ce4" office:value-type="date" office:date-value="2022-07-31" calcext:value-type="date">
            <text:p>31/07/2022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julio 2022 </text:p>
          </table:table-cell>
          <table:table-cell table:style-name="ce89" office:value-type="currency" office:currency="EUR" office:value="1040.09" calcext:value-type="currency">
            <text:p>1.040,09 €</text:p>
          </table:table-cell>
          <table:table-cell table:style-name="ce89" table:formula="of:=IF([.G15]&lt;&gt;&quot;&quot;;0.15*[.G15];&quot;&quot;)" office:value-type="currency" office:currency="EUR" office:value="156.0135" calcext:value-type="currency">
            <text:p>156,01 €</text:p>
          </table:table-cell>
          <table:table-cell table:style-name="ce89" table:formula="of:=IF([.G15]&lt;&gt;&quot;&quot;;[.G15]-[.H15];&quot;&quot;)" office:value-type="currency" office:currency="EUR" office:value="884.0765" calcext:value-type="currency">
            <text:p>884,08 €</text:p>
          </table:table-cell>
          <table:table-cell table:style-name="ce6" office:value-type="date" office:date-value="2022-11-11" calcext:value-type="date">
            <text:p>11/11/22</text:p>
          </table:table-cell>
          <table:table-cell table:style-name="ce89" table:formula="of:=IF([.G15]&lt;&gt;&quot;&quot;;IF([.J15]=&quot;&quot;;[.I15];&quot;&quot;);&quot;&quot;)">
            <text:p/>
          </table:table-cell>
          <table:table-cell table:style-name="ce83" table:formula="of:=IF([.D15]&lt;&gt;&quot;&quot;;IF([.J15]=&quot;&quot;;DAYS(TODAY();[.D15]);&quot;&quot;);&quot;&quot;)">
            <text:p/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2" calcext:value-type="float">
            <text:p>32</text:p>
          </table:table-cell>
          <table:table-cell table:style-name="ce111" office:value-type="date" office:date-value="2022-07-31" calcext:value-type="date">
            <text:p>31/07/22</text:p>
          </table:table-cell>
          <table:table-cell table:style-name="ce111" office:value-type="date" office:date-value="2022-11-11" calcext:value-type="date">
            <text:p>11/11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040.09" calcext:value-type="float">
            <text:p>1040,09</text:p>
          </table:table-cell>
          <table:table-cell table:style-name="ce110" office:value-type="float" office:value="156.01" calcext:value-type="float">
            <text:p>156,01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3" calcext:value-type="float">
            <text:p>33</text:p>
          </table:table-cell>
          <table:table-cell table:style-name="ce83" office:value-type="float" office:value="33" calcext:value-type="float">
            <text:p>33</text:p>
          </table:table-cell>
          <table:table-cell table:style-name="ce4" office:value-type="date" office:date-value="2022-08-22" calcext:value-type="date">
            <text:p>22/08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agosto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16]&lt;&gt;&quot;&quot;;0.15*[.G16];&quot;&quot;)" office:value-type="currency" office:currency="EUR" office:value="90" calcext:value-type="currency">
            <text:p>90,00 €</text:p>
          </table:table-cell>
          <table:table-cell table:style-name="ce89" table:formula="of:=IF([.G16]&lt;&gt;&quot;&quot;;[.G16]-[.H1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9-08" calcext:value-type="date">
            <text:p>08/09/22</text:p>
          </table:table-cell>
          <table:table-cell table:style-name="ce89" table:formula="of:=IF([.G16]&lt;&gt;&quot;&quot;;IF([.J16]=&quot;&quot;;[.I16];&quot;&quot;);&quot;&quot;)">
            <text:p/>
          </table:table-cell>
          <table:table-cell table:style-name="ce83" table:formula="of:=IF([.D16]&lt;&gt;&quot;&quot;;IF([.J16]=&quot;&quot;;DAYS(TODAY();[.D16]);&quot;&quot;);&quot;&quot;)">
            <text:p/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3" calcext:value-type="float">
            <text:p>33</text:p>
          </table:table-cell>
          <table:table-cell table:style-name="ce111" office:value-type="date" office:date-value="2022-08-22" calcext:value-type="date">
            <text:p>22/08/22</text:p>
          </table:table-cell>
          <table:table-cell table:style-name="ce111" office:value-type="date" office:date-value="2022-09-08" calcext:value-type="date">
            <text:p>08/09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34" calcext:value-type="float">
            <text:p>34</text:p>
          </table:table-cell>
          <table:table-cell table:style-name="ce83" office:value-type="float" office:value="34" calcext:value-type="float">
            <text:p>34</text:p>
          </table:table-cell>
          <table:table-cell table:style-name="ce4" office:value-type="date" office:date-value="2022-08-31" calcext:value-type="date">
            <text:p>31/08/2022</text:p>
          </table:table-cell>
          <table:table-cell table:style-name="ce83"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agosto 2022 </text:p>
          </table:table-cell>
          <table:table-cell table:style-name="ce89" office:value-type="currency" office:currency="EUR" office:value="2179.05" calcext:value-type="currency">
            <text:p>2.179,05 €</text:p>
          </table:table-cell>
          <table:table-cell table:style-name="ce89" table:formula="of:=IF([.G17]&lt;&gt;&quot;&quot;;0.15*[.G17];&quot;&quot;)" office:value-type="currency" office:currency="EUR" office:value="326.8575" calcext:value-type="currency">
            <text:p>326,86 €</text:p>
          </table:table-cell>
          <table:table-cell table:style-name="ce89" table:formula="of:=IF([.G17]&lt;&gt;&quot;&quot;;[.G17]-[.H17];&quot;&quot;)" office:value-type="currency" office:currency="EUR" office:value="1852.1925" calcext:value-type="currency">
            <text:p>1.852,19 €</text:p>
          </table:table-cell>
          <table:table-cell table:style-name="ce6" office:value-type="date" office:date-value="2022-12-07" calcext:value-type="date">
            <text:p>07/12/22</text:p>
          </table:table-cell>
          <table:table-cell table:style-name="ce89" table:formula="of:=IF([.G17]&lt;&gt;&quot;&quot;;IF([.J17]=&quot;&quot;;[.I17];&quot;&quot;);&quot;&quot;)">
            <text:p/>
          </table:table-cell>
          <table:table-cell table:style-name="ce83" table:formula="of:=IF([.D17]&lt;&gt;&quot;&quot;;IF([.J17]=&quot;&quot;;DAYS(TODAY();[.D17]);&quot;&quot;);&quot;&quot;)">
            <text:p/>
          </table:table-cell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34" calcext:value-type="float">
            <text:p>34</text:p>
          </table:table-cell>
          <table:table-cell table:style-name="ce111" office:value-type="date" office:date-value="2022-08-31" calcext:value-type="date">
            <text:p>31/08/22</text:p>
          </table:table-cell>
          <table:table-cell table:style-name="ce111" office:value-type="date" office:date-value="2022-12-07" calcext:value-type="date">
            <text:p>07/12/22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2179.05" calcext:value-type="float">
            <text:p>2179,05</text:p>
          </table:table-cell>
          <table:table-cell table:style-name="ce110" office:value-type="float" office:value="326.86" calcext:value-type="float">
            <text:p>326,86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35" calcext:value-type="float">
            <text:p>35</text:p>
          </table:table-cell>
          <table:table-cell table:style-name="ce83" office:value-type="float" office:value="35" calcext:value-type="float">
            <text:p>35</text:p>
          </table:table-cell>
          <table:table-cell table:style-name="ce4" office:value-type="date" office:date-value="2022-09-21" calcext:value-type="date">
            <text:p>21/09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septiembre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18]&lt;&gt;&quot;&quot;;0.15*[.G18];&quot;&quot;)" office:value-type="currency" office:currency="EUR" office:value="90" calcext:value-type="currency">
            <text:p>90,00 €</text:p>
          </table:table-cell>
          <table:table-cell table:style-name="ce89" table:formula="of:=IF([.G18]&lt;&gt;&quot;&quot;;[.G18]-[.H1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style-name="ce89" table:formula="of:=IF([.G18]&lt;&gt;&quot;&quot;;IF([.J18]=&quot;&quot;;[.I18];&quot;&quot;);&quot;&quot;)">
            <text:p/>
          </table:table-cell>
          <table:table-cell table:style-name="ce83" table:formula="of:=IF([.D18]&lt;&gt;&quot;&quot;;IF([.J18]=&quot;&quot;;DAYS(TODAY();[.D18]);&quot;&quot;);&quot;&quot;)">
            <text:p/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35" calcext:value-type="float">
            <text:p>35</text:p>
          </table:table-cell>
          <table:table-cell table:style-name="ce111" office:value-type="date" office:date-value="2022-09-21" calcext:value-type="date">
            <text:p>21/09/22</text:p>
          </table:table-cell>
          <table:table-cell table:style-name="ce111" office:value-type="date" office:date-value="2022-10-07" calcext:value-type="date">
            <text:p>07/10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36" calcext:value-type="float">
            <text:p>36</text:p>
          </table:table-cell>
          <table:table-cell table:style-name="ce83" office:value-type="float" office:value="36" calcext:value-type="float">
            <text:p>36</text:p>
          </table:table-cell>
          <table:table-cell table:style-name="ce4" office:value-type="date" office:date-value="2022-09-21" calcext:value-type="date">
            <text:p>21/09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Importe extra guardias verano: 72h x 5€ extra/hora</text:p>
          </table:table-cell>
          <table:table-cell table:style-name="ce89" office:value-type="currency" office:currency="EUR" office:value="360" calcext:value-type="currency">
            <text:p>360,00 €</text:p>
          </table:table-cell>
          <table:table-cell table:style-name="ce89" table:formula="of:=IF([.G19]&lt;&gt;&quot;&quot;;0.15*[.G19];&quot;&quot;)" office:value-type="currency" office:currency="EUR" office:value="54" calcext:value-type="currency">
            <text:p>54,00 €</text:p>
          </table:table-cell>
          <table:table-cell table:style-name="ce89" table:formula="of:=IF([.G19]&lt;&gt;&quot;&quot;;[.G19]-[.H19];&quot;&quot;)" office:value-type="currency" office:currency="EUR" office:value="306" calcext:value-type="currency">
            <text:p>306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style-name="ce89" table:formula="of:=IF([.G19]&lt;&gt;&quot;&quot;;IF([.J19]=&quot;&quot;;[.I19];&quot;&quot;);&quot;&quot;)">
            <text:p/>
          </table:table-cell>
          <table:table-cell table:style-name="ce83" table:formula="of:=IF([.D19]&lt;&gt;&quot;&quot;;IF([.J19]=&quot;&quot;;DAYS(TODAY();[.D19]);&quot;&quot;);&quot;&quot;)">
            <text:p/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36" calcext:value-type="float">
            <text:p>36</text:p>
          </table:table-cell>
          <table:table-cell table:style-name="ce111" office:value-type="date" office:date-value="2022-09-21" calcext:value-type="date">
            <text:p>21/09/22</text:p>
          </table:table-cell>
          <table:table-cell table:style-name="ce111" office:value-type="date" office:date-value="2022-10-07" calcext:value-type="date">
            <text:p>07/10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360" calcext:value-type="float">
            <text:p>360</text:p>
          </table:table-cell>
          <table:table-cell table:style-name="ce110" office:value-type="float" office:value="54" calcext:value-type="float">
            <text:p>54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7" calcext:value-type="float">
            <text:p>37</text:p>
          </table:table-cell>
          <table:table-cell table:style-name="ce83" office:value-type="float" office:value="37" calcext:value-type="float">
            <text:p>37</text:p>
          </table:table-cell>
          <table:table-cell table:style-name="ce4" office:value-type="date" office:date-value="2022-09-30" calcext:value-type="date">
            <text:p>30/09/2022</text:p>
          </table:table-cell>
          <table:table-cell table:style-name="ce83"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septiembre 2022 </text:p>
          </table:table-cell>
          <table:table-cell table:style-name="ce89" office:value-type="currency" office:currency="EUR" office:value="545.45" calcext:value-type="currency">
            <text:p>545,45 €</text:p>
          </table:table-cell>
          <table:table-cell table:style-name="ce89" table:formula="of:=IF([.G20]&lt;&gt;&quot;&quot;;0.15*[.G20];&quot;&quot;)" office:value-type="currency" office:currency="EUR" office:value="81.8175" calcext:value-type="currency">
            <text:p>81,82 €</text:p>
          </table:table-cell>
          <table:table-cell table:style-name="ce89" table:formula="of:=IF([.G20]&lt;&gt;&quot;&quot;;[.G20]-[.H20];&quot;&quot;)" office:value-type="currency" office:currency="EUR" office:value="463.6325" calcext:value-type="currency">
            <text:p>463,63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style-name="ce89" table:formula="of:=IF([.G20]&lt;&gt;&quot;&quot;;IF([.J20]=&quot;&quot;;[.I20];&quot;&quot;);&quot;&quot;)">
            <text:p/>
          </table:table-cell>
          <table:table-cell table:style-name="ce83" table:formula="of:=IF([.D20]&lt;&gt;&quot;&quot;;IF([.J20]=&quot;&quot;;DAYS(TODAY();[.D20]);&quot;&quot;);&quot;&quot;)">
            <text:p/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7" calcext:value-type="float">
            <text:p>37</text:p>
          </table:table-cell>
          <table:table-cell table:style-name="ce111" office:value-type="date" office:date-value="2022-09-30" calcext:value-type="date">
            <text:p>30/09/22</text:p>
          </table:table-cell>
          <table:table-cell table:style-name="ce111" office:value-type="date" office:date-value="2023-01-13" calcext:value-type="date">
            <text:p>13/01/23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545.45" calcext:value-type="float">
            <text:p>545,45</text:p>
          </table:table-cell>
          <table:table-cell table:style-name="ce110" office:value-type="float" office:value="81.82" calcext:value-type="float">
            <text:p>81,82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38" calcext:value-type="float">
            <text:p>38</text:p>
          </table:table-cell>
          <table:table-cell table:style-name="ce83" office:value-type="float" office:value="38" calcext:value-type="float">
            <text:p>38</text:p>
          </table:table-cell>
          <table:table-cell table:style-name="ce4" office:value-type="date" office:date-value="2022-10-31" calcext:value-type="date">
            <text:p>31/10/2022</text:p>
          </table:table-cell>
          <table:table-cell table:style-name="ce83"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octubre 2022 </text:p>
          </table:table-cell>
          <table:table-cell table:style-name="ce89" office:value-type="currency" office:currency="EUR" office:value="808.27" calcext:value-type="currency">
            <text:p>808,27 €</text:p>
          </table:table-cell>
          <table:table-cell table:style-name="ce89" table:formula="of:=IF([.G21]&lt;&gt;&quot;&quot;;0.15*[.G21];&quot;&quot;)" office:value-type="currency" office:currency="EUR" office:value="121.2405" calcext:value-type="currency">
            <text:p>121,24 €</text:p>
          </table:table-cell>
          <table:table-cell table:style-name="ce89" table:formula="of:=IF([.G21]&lt;&gt;&quot;&quot;;[.G21]-[.H21];&quot;&quot;)" office:value-type="currency" office:currency="EUR" office:value="687.0295" calcext:value-type="currency">
            <text:p>687,03 €</text:p>
          </table:table-cell>
          <table:table-cell table:style-name="ce6" office:value-type="date" office:date-value="2023-02-09" calcext:value-type="date">
            <text:p>09/02/23</text:p>
          </table:table-cell>
          <table:table-cell table:style-name="ce89" table:formula="of:=IF([.G21]&lt;&gt;&quot;&quot;;IF([.J21]=&quot;&quot;;[.I21];&quot;&quot;);&quot;&quot;)">
            <text:p/>
          </table:table-cell>
          <table:table-cell table:style-name="ce83" table:formula="of:=IF([.D21]&lt;&gt;&quot;&quot;;IF([.J21]=&quot;&quot;;DAYS(TODAY();[.D21]);&quot;&quot;);&quot;&quot;)">
            <text:p/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38" calcext:value-type="float">
            <text:p>38</text:p>
          </table:table-cell>
          <table:table-cell table:style-name="ce111" office:value-type="date" office:date-value="2022-10-31" calcext:value-type="date">
            <text:p>31/10/22</text:p>
          </table:table-cell>
          <table:table-cell table:style-name="ce111" office:value-type="date" office:date-value="2023-02-09" calcext:value-type="date">
            <text:p>09/02/23</text:p>
          </table:table-cell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808.27" calcext:value-type="float">
            <text:p>808,27</text:p>
          </table:table-cell>
          <table:table-cell table:style-name="ce110" office:value-type="float" office:value="121.24" calcext:value-type="float">
            <text:p>121,24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39" calcext:value-type="float">
            <text:p>39</text:p>
          </table:table-cell>
          <table:table-cell table:style-name="ce83" office:value-type="float" office:value="39" calcext:value-type="float">
            <text:p>39</text:p>
          </table:table-cell>
          <table:table-cell table:style-name="ce4" office:value-type="date" office:date-value="2022-11-19" calcext:value-type="date">
            <text:p>19/11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noviembre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22]&lt;&gt;&quot;&quot;;0.15*[.G22];&quot;&quot;)" office:value-type="currency" office:currency="EUR" office:value="90" calcext:value-type="currency">
            <text:p>90,00 €</text:p>
          </table:table-cell>
          <table:table-cell table:style-name="ce89" table:formula="of:=IF([.G22]&lt;&gt;&quot;&quot;;[.G22]-[.H2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2-06" calcext:value-type="date">
            <text:p>06/12/22</text:p>
          </table:table-cell>
          <table:table-cell table:style-name="ce89" table:formula="of:=IF([.G22]&lt;&gt;&quot;&quot;;IF([.J22]=&quot;&quot;;[.I22];&quot;&quot;);&quot;&quot;)">
            <text:p/>
          </table:table-cell>
          <table:table-cell table:style-name="ce83" table:formula="of:=IF([.D22]&lt;&gt;&quot;&quot;;IF([.J22]=&quot;&quot;;DAYS(TODAY();[.D22]);&quot;&quot;);&quot;&quot;)">
            <text:p/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39" calcext:value-type="float">
            <text:p>39</text:p>
          </table:table-cell>
          <table:table-cell table:style-name="ce111" office:value-type="date" office:date-value="2022-11-19" calcext:value-type="date">
            <text:p>19/11/22</text:p>
          </table:table-cell>
          <table:table-cell table:style-name="ce111" office:value-type="date" office:date-value="2022-12-06" calcext:value-type="date">
            <text:p>06/12/22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40" calcext:value-type="float">
            <text:p>40</text:p>
          </table:table-cell>
          <table:table-cell table:style-name="ce83" office:value-type="float" office:value="40" calcext:value-type="float">
            <text:p>40</text:p>
          </table:table-cell>
          <table:table-cell table:style-name="ce4" office:value-type="date" office:date-value="2022-11-30" calcext:value-type="date">
            <text:p>30/11/2022</text:p>
          </table:table-cell>
          <table:table-cell table:style-name="ce83"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noviembre 2022 </text:p>
          </table:table-cell>
          <table:table-cell table:style-name="ce89" office:value-type="currency" office:currency="EUR" office:value="1317.38" calcext:value-type="currency">
            <text:p>1.317,38 €</text:p>
          </table:table-cell>
          <table:table-cell table:style-name="ce89" table:formula="of:=IF([.G23]&lt;&gt;&quot;&quot;;0.15*[.G23];&quot;&quot;)" office:value-type="currency" office:currency="EUR" office:value="197.607" calcext:value-type="currency">
            <text:p>197,61 €</text:p>
          </table:table-cell>
          <table:table-cell table:style-name="ce89" table:formula="of:=IF([.G23]&lt;&gt;&quot;&quot;;[.G23]-[.H23];&quot;&quot;)" office:value-type="currency" office:currency="EUR" office:value="1119.773" calcext:value-type="currency">
            <text:p>1.119,77 €</text:p>
          </table:table-cell>
          <table:table-cell table:style-name="ce83"/>
          <table:table-cell table:style-name="ce89" table:formula="of:=IF([.G23]&lt;&gt;&quot;&quot;;IF([.J23]=&quot;&quot;;[.I23];&quot;&quot;);&quot;&quot;)" office:value-type="currency" office:currency="EUR" office:value="1119.773" calcext:value-type="currency">
            <text:p>1.119,77 €</text:p>
          </table:table-cell>
          <table:table-cell table:style-name="ce83" table:formula="of:=IF([.D23]&lt;&gt;&quot;&quot;;IF([.J23]=&quot;&quot;;DAYS(TODAY();[.D23]);&quot;&quot;);&quot;&quot;)" office:value-type="float" office:value="154" calcext:value-type="float">
            <text:p>154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40" calcext:value-type="float">
            <text:p>40</text:p>
          </table:table-cell>
          <table:table-cell table:style-name="ce111" office:value-type="date" office:date-value="2022-11-30" calcext:value-type="date">
            <text:p>30/11/22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317.38" calcext:value-type="float">
            <text:p>1317,38</text:p>
          </table:table-cell>
          <table:table-cell table:style-name="ce110" office:value-type="float" office:value="197.61" calcext:value-type="float">
            <text:p>197,61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41" calcext:value-type="float">
            <text:p>41</text:p>
          </table:table-cell>
          <table:table-cell table:style-name="ce83" office:value-type="float" office:value="41" calcext:value-type="float">
            <text:p>41</text:p>
          </table:table-cell>
          <table:table-cell table:style-name="ce4" office:value-type="date" office:date-value="2022-12-20" calcext:value-type="date">
            <text:p>20/12/2022</text:p>
          </table:table-cell>
          <table:table-cell table:style-name="ce83" table:content-validation-name="val1" office:value-type="float" office:value="1" calcext:value-type="float">
            <text:p>1</text:p>
          </table:table-cell>
          <table:table-cell table:style-name="ce83" office:value-type="string" calcext:value-type="string">
            <text:p>Guardias ginecología diciembre 2022: 24h x 25€/hora</text:p>
          </table:table-cell>
          <table:table-cell table:style-name="ce89" office:value-type="currency" office:currency="EUR" office:value="600" calcext:value-type="currency">
            <text:p>600,00 €</text:p>
          </table:table-cell>
          <table:table-cell table:style-name="ce89" table:formula="of:=IF([.G24]&lt;&gt;&quot;&quot;;0.15*[.G24];&quot;&quot;)" office:value-type="currency" office:currency="EUR" office:value="90" calcext:value-type="currency">
            <text:p>90,00 €</text:p>
          </table:table-cell>
          <table:table-cell table:style-name="ce89" table:formula="of:=IF([.G24]&lt;&gt;&quot;&quot;;[.G24]-[.H2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style-name="ce89" table:formula="of:=IF([.G24]&lt;&gt;&quot;&quot;;IF([.J24]=&quot;&quot;;[.I24];&quot;&quot;);&quot;&quot;)">
            <text:p/>
          </table:table-cell>
          <table:table-cell table:style-name="ce83" table:formula="of:=IF([.D24]&lt;&gt;&quot;&quot;;IF([.J24]=&quot;&quot;;DAYS(TODAY();[.D24]);&quot;&quot;);&quot;&quot;)">
            <text:p/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41" calcext:value-type="float">
            <text:p>41</text:p>
          </table:table-cell>
          <table:table-cell table:style-name="ce111" office:value-type="date" office:date-value="2022-12-20" calcext:value-type="date">
            <text:p>20/12/22</text:p>
          </table:table-cell>
          <table:table-cell table:style-name="ce111" office:value-type="date" office:date-value="2023-01-13" calcext:value-type="date">
            <text:p>13/01/23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42" calcext:value-type="float">
            <text:p>42</text:p>
          </table:table-cell>
          <table:table-cell table:style-name="ce83" office:value-type="float" office:value="42" calcext:value-type="float">
            <text:p>42</text:p>
          </table:table-cell>
          <table:table-cell table:style-name="ce4" office:value-type="date" office:date-value="2022-12-31" calcext:value-type="date">
            <text:p>31/12/2022</text:p>
          </table:table-cell>
          <table:table-cell table:style-name="ce83" table:content-validation-name="val1" office:value-type="float" office:value="2" calcext:value-type="float">
            <text:p>2</text:p>
          </table:table-cell>
          <table:table-cell table:style-name="ce83" office:value-type="string" calcext:value-type="string">
            <text:p>Consultas de ecografía diciembre 2022 </text:p>
          </table:table-cell>
          <table:table-cell table:style-name="ce89" office:value-type="currency" office:currency="EUR" office:value="1182.86" calcext:value-type="currency">
            <text:p>1.182,86 €</text:p>
          </table:table-cell>
          <table:table-cell table:style-name="ce89" table:formula="of:=IF([.G25]&lt;&gt;&quot;&quot;;0.15*[.G25];&quot;&quot;)" office:value-type="currency" office:currency="EUR" office:value="177.429" calcext:value-type="currency">
            <text:p>177,43 €</text:p>
          </table:table-cell>
          <table:table-cell table:style-name="ce89" table:formula="of:=IF([.G25]&lt;&gt;&quot;&quot;;[.G25]-[.H25];&quot;&quot;)" office:value-type="currency" office:currency="EUR" office:value="1005.431" calcext:value-type="currency">
            <text:p>1.005,43 €</text:p>
          </table:table-cell>
          <table:table-cell table:style-name="ce83"/>
          <table:table-cell table:style-name="ce89" table:formula="of:=IF([.G25]&lt;&gt;&quot;&quot;;IF([.J25]=&quot;&quot;;[.I25];&quot;&quot;);&quot;&quot;)" office:value-type="currency" office:currency="EUR" office:value="1005.431" calcext:value-type="currency">
            <text:p>1.005,43 €</text:p>
          </table:table-cell>
          <table:table-cell table:style-name="ce83" table:formula="of:=IF([.D25]&lt;&gt;&quot;&quot;;IF([.J25]=&quot;&quot;;DAYS(TODAY();[.D25]);&quot;&quot;);&quot;&quot;)" office:value-type="float" office:value="123" calcext:value-type="float">
            <text:p>123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42" calcext:value-type="float">
            <text:p>42</text:p>
          </table:table-cell>
          <table:table-cell table:style-name="ce111" office:value-type="date" office:date-value="2022-12-31" calcext:value-type="date">
            <text:p>31/12/22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office:value-type="float" office:value="1182.86" calcext:value-type="float">
            <text:p>1182,86</text:p>
          </table:table-cell>
          <table:table-cell table:style-name="ce110" office:value-type="float" office:value="177.43" calcext:value-type="float">
            <text:p>177,43</text:p>
          </table:table-cell>
          <table:table-cell table:style-name="ce110" table:number-columns-repeated="2"/>
          <table:table-cell table:style-name="ce83" table:number-columns-repeated="1004"/>
        </table:table-row>
        <table:table-row table:style-name="ro2">
          <table:table-cell table:number-columns-repeated="2"/>
          <table:table-cell table:style-name="ce83" office:value-type="float" office:value="43" calcext:value-type="float">
            <text:p>43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26]&lt;&gt;&quot;&quot;;0.15*[.G26];&quot;&quot;)">
            <text:p/>
          </table:table-cell>
          <table:table-cell table:style-name="ce89" table:formula="of:=IF([.G26]&lt;&gt;&quot;&quot;;[.G26]-[.H26];&quot;&quot;)">
            <text:p/>
          </table:table-cell>
          <table:table-cell table:style-name="ce83"/>
          <table:table-cell table:style-name="ce89" table:formula="of:=IF([.G26]&lt;&gt;&quot;&quot;;IF([.J26]=&quot;&quot;;[.I26];&quot;&quot;);&quot;&quot;)">
            <text:p/>
          </table:table-cell>
          <table:table-cell table:style-name="ce83" table:formula="of:=IF([.D26]&lt;&gt;&quot;&quot;;IF([.J26]=&quot;&quot;;DAYS(TODAY();[.D26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4" calcext:value-type="float">
            <text:p>44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27]&lt;&gt;&quot;&quot;;0.15*[.G27];&quot;&quot;)">
            <text:p/>
          </table:table-cell>
          <table:table-cell table:style-name="ce89" table:formula="of:=IF([.G27]&lt;&gt;&quot;&quot;;[.G27]-[.H27];&quot;&quot;)">
            <text:p/>
          </table:table-cell>
          <table:table-cell table:style-name="ce83"/>
          <table:table-cell table:style-name="ce89" table:formula="of:=IF([.G27]&lt;&gt;&quot;&quot;;IF([.J27]=&quot;&quot;;[.I27];&quot;&quot;);&quot;&quot;)">
            <text:p/>
          </table:table-cell>
          <table:table-cell table:style-name="ce83" table:formula="of:=IF([.D27]&lt;&gt;&quot;&quot;;IF([.J27]=&quot;&quot;;DAYS(TODAY();[.D27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5" calcext:value-type="float">
            <text:p>45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28]&lt;&gt;&quot;&quot;;0.15*[.G28];&quot;&quot;)">
            <text:p/>
          </table:table-cell>
          <table:table-cell table:style-name="ce89" table:formula="of:=IF([.G28]&lt;&gt;&quot;&quot;;[.G28]-[.H28];&quot;&quot;)">
            <text:p/>
          </table:table-cell>
          <table:table-cell table:style-name="ce83"/>
          <table:table-cell table:style-name="ce89" table:formula="of:=IF([.G28]&lt;&gt;&quot;&quot;;IF([.J28]=&quot;&quot;;[.I28];&quot;&quot;);&quot;&quot;)">
            <text:p/>
          </table:table-cell>
          <table:table-cell table:style-name="ce83" table:formula="of:=IF([.D28]&lt;&gt;&quot;&quot;;IF([.J28]=&quot;&quot;;DAYS(TODAY();[.D28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6" calcext:value-type="float">
            <text:p>46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29]&lt;&gt;&quot;&quot;;0.15*[.G29];&quot;&quot;)">
            <text:p/>
          </table:table-cell>
          <table:table-cell table:style-name="ce89" table:formula="of:=IF([.G29]&lt;&gt;&quot;&quot;;[.G29]-[.H29];&quot;&quot;)">
            <text:p/>
          </table:table-cell>
          <table:table-cell table:style-name="ce83"/>
          <table:table-cell table:style-name="ce89" table:formula="of:=IF([.G29]&lt;&gt;&quot;&quot;;IF([.J29]=&quot;&quot;;[.I29];&quot;&quot;);&quot;&quot;)">
            <text:p/>
          </table:table-cell>
          <table:table-cell table:style-name="ce83" table:formula="of:=IF([.D29]&lt;&gt;&quot;&quot;;IF([.J29]=&quot;&quot;;DAYS(TODAY();[.D29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7" calcext:value-type="float">
            <text:p>47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0]&lt;&gt;&quot;&quot;;0.15*[.G30];&quot;&quot;)">
            <text:p/>
          </table:table-cell>
          <table:table-cell table:style-name="ce89" table:formula="of:=IF([.G30]&lt;&gt;&quot;&quot;;[.G30]-[.H30];&quot;&quot;)">
            <text:p/>
          </table:table-cell>
          <table:table-cell table:style-name="ce83"/>
          <table:table-cell table:style-name="ce89" table:formula="of:=IF([.G30]&lt;&gt;&quot;&quot;;IF([.J30]=&quot;&quot;;[.I30];&quot;&quot;);&quot;&quot;)">
            <text:p/>
          </table:table-cell>
          <table:table-cell table:style-name="ce83" table:formula="of:=IF([.D30]&lt;&gt;&quot;&quot;;IF([.J30]=&quot;&quot;;DAYS(TODAY();[.D30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8" calcext:value-type="float">
            <text:p>48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1]&lt;&gt;&quot;&quot;;0.15*[.G31];&quot;&quot;)">
            <text:p/>
          </table:table-cell>
          <table:table-cell table:style-name="ce89" table:formula="of:=IF([.G31]&lt;&gt;&quot;&quot;;[.G31]-[.H31];&quot;&quot;)">
            <text:p/>
          </table:table-cell>
          <table:table-cell table:style-name="ce83"/>
          <table:table-cell table:style-name="ce89" table:formula="of:=IF([.G31]&lt;&gt;&quot;&quot;;IF([.J31]=&quot;&quot;;[.I31];&quot;&quot;);&quot;&quot;)">
            <text:p/>
          </table:table-cell>
          <table:table-cell table:style-name="ce83" table:formula="of:=IF([.D31]&lt;&gt;&quot;&quot;;IF([.J31]=&quot;&quot;;DAYS(TODAY();[.D31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49" calcext:value-type="float">
            <text:p>49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2]&lt;&gt;&quot;&quot;;0.15*[.G32];&quot;&quot;)">
            <text:p/>
          </table:table-cell>
          <table:table-cell table:style-name="ce89" table:formula="of:=IF([.G32]&lt;&gt;&quot;&quot;;[.G32]-[.H32];&quot;&quot;)">
            <text:p/>
          </table:table-cell>
          <table:table-cell table:style-name="ce83"/>
          <table:table-cell table:style-name="ce89" table:formula="of:=IF([.G32]&lt;&gt;&quot;&quot;;IF([.J32]=&quot;&quot;;[.I32];&quot;&quot;);&quot;&quot;)">
            <text:p/>
          </table:table-cell>
          <table:table-cell table:style-name="ce83" table:formula="of:=IF([.D32]&lt;&gt;&quot;&quot;;IF([.J32]=&quot;&quot;;DAYS(TODAY();[.D32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0" calcext:value-type="float">
            <text:p>50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3]&lt;&gt;&quot;&quot;;0.15*[.G33];&quot;&quot;)">
            <text:p/>
          </table:table-cell>
          <table:table-cell table:style-name="ce89" table:formula="of:=IF([.G33]&lt;&gt;&quot;&quot;;[.G33]-[.H33];&quot;&quot;)">
            <text:p/>
          </table:table-cell>
          <table:table-cell table:style-name="ce83"/>
          <table:table-cell table:style-name="ce89" table:formula="of:=IF([.G33]&lt;&gt;&quot;&quot;;IF([.J33]=&quot;&quot;;[.I33];&quot;&quot;);&quot;&quot;)">
            <text:p/>
          </table:table-cell>
          <table:table-cell table:style-name="ce83" table:formula="of:=IF([.D33]&lt;&gt;&quot;&quot;;IF([.J33]=&quot;&quot;;DAYS(TODAY();[.D33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1" calcext:value-type="float">
            <text:p>51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4]&lt;&gt;&quot;&quot;;0.15*[.G34];&quot;&quot;)">
            <text:p/>
          </table:table-cell>
          <table:table-cell table:style-name="ce89" table:formula="of:=IF([.G34]&lt;&gt;&quot;&quot;;[.G34]-[.H34];&quot;&quot;)">
            <text:p/>
          </table:table-cell>
          <table:table-cell table:style-name="ce83"/>
          <table:table-cell table:style-name="ce89" table:formula="of:=IF([.G34]&lt;&gt;&quot;&quot;;IF([.J34]=&quot;&quot;;[.I34];&quot;&quot;);&quot;&quot;)">
            <text:p/>
          </table:table-cell>
          <table:table-cell table:style-name="ce83" table:formula="of:=IF([.D34]&lt;&gt;&quot;&quot;;IF([.J34]=&quot;&quot;;DAYS(TODAY();[.D34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2" calcext:value-type="float">
            <text:p>52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5]&lt;&gt;&quot;&quot;;0.15*[.G35];&quot;&quot;)">
            <text:p/>
          </table:table-cell>
          <table:table-cell table:style-name="ce89" table:formula="of:=IF([.G35]&lt;&gt;&quot;&quot;;[.G35]-[.H35];&quot;&quot;)">
            <text:p/>
          </table:table-cell>
          <table:table-cell table:style-name="ce83"/>
          <table:table-cell table:style-name="ce89" table:formula="of:=IF([.G35]&lt;&gt;&quot;&quot;;IF([.J35]=&quot;&quot;;[.I35];&quot;&quot;);&quot;&quot;)">
            <text:p/>
          </table:table-cell>
          <table:table-cell table:style-name="ce83" table:formula="of:=IF([.D35]&lt;&gt;&quot;&quot;;IF([.J35]=&quot;&quot;;DAYS(TODAY();[.D35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3" calcext:value-type="float">
            <text:p>53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6]&lt;&gt;&quot;&quot;;0.15*[.G36];&quot;&quot;)">
            <text:p/>
          </table:table-cell>
          <table:table-cell table:style-name="ce89" table:formula="of:=IF([.G36]&lt;&gt;&quot;&quot;;[.G36]-[.H36];&quot;&quot;)">
            <text:p/>
          </table:table-cell>
          <table:table-cell table:style-name="ce83"/>
          <table:table-cell table:style-name="ce89" table:formula="of:=IF([.G36]&lt;&gt;&quot;&quot;;IF([.J36]=&quot;&quot;;[.I36];&quot;&quot;);&quot;&quot;)">
            <text:p/>
          </table:table-cell>
          <table:table-cell table:style-name="ce83" table:formula="of:=IF([.D36]&lt;&gt;&quot;&quot;;IF([.J36]=&quot;&quot;;DAYS(TODAY();[.D36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4" calcext:value-type="float">
            <text:p>54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7]&lt;&gt;&quot;&quot;;0.15*[.G37];&quot;&quot;)">
            <text:p/>
          </table:table-cell>
          <table:table-cell table:style-name="ce89" table:formula="of:=IF([.G37]&lt;&gt;&quot;&quot;;[.G37]-[.H37];&quot;&quot;)">
            <text:p/>
          </table:table-cell>
          <table:table-cell table:style-name="ce83"/>
          <table:table-cell table:style-name="ce89" table:formula="of:=IF([.G37]&lt;&gt;&quot;&quot;;IF([.J37]=&quot;&quot;;[.I37];&quot;&quot;);&quot;&quot;)">
            <text:p/>
          </table:table-cell>
          <table:table-cell table:style-name="ce83" table:formula="of:=IF([.D37]&lt;&gt;&quot;&quot;;IF([.J37]=&quot;&quot;;DAYS(TODAY();[.D37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5" calcext:value-type="float">
            <text:p>55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8]&lt;&gt;&quot;&quot;;0.15*[.G38];&quot;&quot;)">
            <text:p/>
          </table:table-cell>
          <table:table-cell table:style-name="ce89" table:formula="of:=IF([.G38]&lt;&gt;&quot;&quot;;[.G38]-[.H38];&quot;&quot;)">
            <text:p/>
          </table:table-cell>
          <table:table-cell table:style-name="ce83"/>
          <table:table-cell table:style-name="ce89" table:formula="of:=IF([.G38]&lt;&gt;&quot;&quot;;IF([.J38]=&quot;&quot;;[.I38];&quot;&quot;);&quot;&quot;)">
            <text:p/>
          </table:table-cell>
          <table:table-cell table:style-name="ce83" table:formula="of:=IF([.D38]&lt;&gt;&quot;&quot;;IF([.J38]=&quot;&quot;;DAYS(TODAY();[.D38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6" calcext:value-type="float">
            <text:p>56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39]&lt;&gt;&quot;&quot;;0.15*[.G39];&quot;&quot;)">
            <text:p/>
          </table:table-cell>
          <table:table-cell table:style-name="ce89" table:formula="of:=IF([.G39]&lt;&gt;&quot;&quot;;[.G39]-[.H39];&quot;&quot;)">
            <text:p/>
          </table:table-cell>
          <table:table-cell table:style-name="ce83"/>
          <table:table-cell table:style-name="ce89" table:formula="of:=IF([.G39]&lt;&gt;&quot;&quot;;IF([.J39]=&quot;&quot;;[.I39];&quot;&quot;);&quot;&quot;)">
            <text:p/>
          </table:table-cell>
          <table:table-cell table:style-name="ce83" table:formula="of:=IF([.D39]&lt;&gt;&quot;&quot;;IF([.J39]=&quot;&quot;;DAYS(TODAY();[.D39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7" calcext:value-type="float">
            <text:p>57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40]&lt;&gt;&quot;&quot;;0.15*[.G40];&quot;&quot;)">
            <text:p/>
          </table:table-cell>
          <table:table-cell table:style-name="ce89" table:formula="of:=IF([.G40]&lt;&gt;&quot;&quot;;[.G40]-[.H40];&quot;&quot;)">
            <text:p/>
          </table:table-cell>
          <table:table-cell table:style-name="ce83"/>
          <table:table-cell table:style-name="ce89" table:formula="of:=IF([.G40]&lt;&gt;&quot;&quot;;IF([.J40]=&quot;&quot;;[.I40];&quot;&quot;);&quot;&quot;)">
            <text:p/>
          </table:table-cell>
          <table:table-cell table:style-name="ce83" table:formula="of:=IF([.D40]&lt;&gt;&quot;&quot;;IF([.J40]=&quot;&quot;;DAYS(TODAY();[.D40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8" calcext:value-type="float">
            <text:p>58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41]&lt;&gt;&quot;&quot;;0.15*[.G41];&quot;&quot;)">
            <text:p/>
          </table:table-cell>
          <table:table-cell table:style-name="ce89" table:formula="of:=IF([.G41]&lt;&gt;&quot;&quot;;[.G41]-[.H41];&quot;&quot;)">
            <text:p/>
          </table:table-cell>
          <table:table-cell table:style-name="ce83"/>
          <table:table-cell table:style-name="ce89" table:formula="of:=IF([.G41]&lt;&gt;&quot;&quot;;IF([.J41]=&quot;&quot;;[.I41];&quot;&quot;);&quot;&quot;)">
            <text:p/>
          </table:table-cell>
          <table:table-cell table:style-name="ce83" table:formula="of:=IF([.D41]&lt;&gt;&quot;&quot;;IF([.J41]=&quot;&quot;;DAYS(TODAY();[.D41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59" calcext:value-type="float">
            <text:p>59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42]&lt;&gt;&quot;&quot;;0.15*[.G42];&quot;&quot;)">
            <text:p/>
          </table:table-cell>
          <table:table-cell table:style-name="ce89" table:formula="of:=IF([.G42]&lt;&gt;&quot;&quot;;[.G42]-[.H42];&quot;&quot;)">
            <text:p/>
          </table:table-cell>
          <table:table-cell table:style-name="ce83"/>
          <table:table-cell table:style-name="ce89" table:formula="of:=IF([.G42]&lt;&gt;&quot;&quot;;IF([.J42]=&quot;&quot;;[.I42];&quot;&quot;);&quot;&quot;)">
            <text:p/>
          </table:table-cell>
          <table:table-cell table:style-name="ce83" table:formula="of:=IF([.D42]&lt;&gt;&quot;&quot;;IF([.J42]=&quot;&quot;;DAYS(TODAY();[.D42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60" calcext:value-type="float">
            <text:p>60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43]&lt;&gt;&quot;&quot;;0.15*[.G43];&quot;&quot;)">
            <text:p/>
          </table:table-cell>
          <table:table-cell table:style-name="ce89" table:formula="of:=IF([.G43]&lt;&gt;&quot;&quot;;[.G43]-[.H43];&quot;&quot;)">
            <text:p/>
          </table:table-cell>
          <table:table-cell table:style-name="ce83"/>
          <table:table-cell table:style-name="ce89" table:formula="of:=IF([.G43]&lt;&gt;&quot;&quot;;IF([.J43]=&quot;&quot;;[.I43];&quot;&quot;);&quot;&quot;)">
            <text:p/>
          </table:table-cell>
          <table:table-cell table:style-name="ce83" table:formula="of:=IF([.D43]&lt;&gt;&quot;&quot;;IF([.J43]=&quot;&quot;;DAYS(TODAY();[.D43]);&quot;&quot;);&quot;&quot;)">
            <text:p/>
          </table:table-cell>
          <table:table-cell table:style-name="ce83" table:number-columns-repeated="1014"/>
        </table:table-row>
        <table:table-row table:style-name="ro2">
          <table:table-cell table:number-columns-repeated="2"/>
          <table:table-cell table:style-name="ce83" office:value-type="float" office:value="61" calcext:value-type="float">
            <text:p>61</text:p>
          </table:table-cell>
          <table:table-cell table:style-name="ce4"/>
          <table:table-cell table:style-name="ce83" table:content-validation-name="val1"/>
          <table:table-cell table:style-name="ce83"/>
          <table:table-cell table:style-name="ce89"/>
          <table:table-cell table:style-name="ce89" table:formula="of:=IF([.G44]&lt;&gt;&quot;&quot;;0.15*[.G44];&quot;&quot;)">
            <text:p/>
          </table:table-cell>
          <table:table-cell table:style-name="ce89" table:formula="of:=IF([.G44]&lt;&gt;&quot;&quot;;[.G44]-[.H44];&quot;&quot;)">
            <text:p/>
          </table:table-cell>
          <table:table-cell table:style-name="ce83"/>
          <table:table-cell table:style-name="ce89" table:formula="of:=IF([.G44]&lt;&gt;&quot;&quot;;IF([.J44]=&quot;&quot;;[.I44];&quot;&quot;);&quot;&quot;)">
            <text:p/>
          </table:table-cell>
          <table:table-cell table:style-name="ce83" table:formula="of:=IF([.D44]&lt;&gt;&quot;&quot;;IF([.J44]=&quot;&quot;;DAYS(TODAY();[.D44]);&quot;&quot;);&quot;&quot;)">
            <text:p/>
          </table:table-cell>
          <table:table-cell table:style-name="ce83" table:number-columns-repeated="1014"/>
        </table:table-row>
        <table:table-row table:style-name="ro2" table:number-rows-repeated="1048532">
          <table:table-cell table:number-columns-repeated="2"/>
          <table:table-cell table:style-name="ce83"/>
          <table:table-cell table:style-name="ce4"/>
          <table:table-cell table:style-name="ce83" table:content-validation-name="val1"/>
          <table:table-cell table:style-name="ce83"/>
          <table:table-cell table:style-name="ce89" table:number-columns-repeated="3"/>
          <table:table-cell table:style-name="ce83"/>
          <table:table-cell table:style-name="ce89"/>
          <table:table-cell table:style-name="ce83" table:number-columns-repeated="1015"/>
        </table:table-row>
        <table:table-row table:style-name="ro2" table:number-rows-repeated="15728639">
          <table:table-cell table:number-columns-repeated="1026"/>
        </table:table-row>
        <table:table-row table:style-name="ro2">
          <table:table-cell table:number-columns-repeated="1026"/>
        </table:table-row>
        <table:named-expressions>
          <table:named-range table:name="Ingresos" table:base-cell-address="$Facturas2.$A$1" table:cell-range-address="$Facturas2.$A$1:.$L$100"/>
        </table:named-expressions>
      </table:table>
      <table:named-expressions>
        <table:named-range table:name="Gasto" table:base-cell-address="$Hacienda.$B$2" table:cell-range-address="$Gastos.$A$1:.$K$23"/>
        <table:named-range table:name="Ingresos" table:base-cell-address="$Facturas.$A$1" table:cell-range-address="$Facturas.$A$1:.$J$100"/>
      </table:named-expressions>
      <table:database-ranges>
        <table:database-range table:name="__Anonymous_Sheet_DB__3" table:target-range-address="Gastos.A1:Gastos.K1040"/>
        <table:database-range table:name="__Anonymous_Sheet_DB__4" table:target-range-address="Proveedores.A1:Proveedores.G18" table:display-filter-buttons="true">
          <table:filter>
            <table:filter-and>
              <table:filter-condition table:value="Q2866010H " table:operator="=" table:field-number="2"/>
            </table:filter-and>
          </table:filter>
        </table:database-range>
        <table:database-range table:name="__Anonymous_Sheet_DB__7" table:target-range-address="'Grupos fiscales'.A1:'Grupos fiscales'.A27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Cálculos.A2:Cálculos.D6" table:buttons="Cálculos.A3 Cálculos.B3 Cálculos.C2" table:show-filter-button="false" table:drill-down-on-double-click="false">
          <table:source-cell-range table:name="Ingresos" table:cell-range-address="Facturas.A1:Facturas.J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&lt;24/01/2022" table:display="true" table:show-details="true"/>
                <table:data-pilot-member table:name="2022" table:display="true" table:show-details="true"/>
                <table:data-pilot-member table:name="&gt;01/01/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years" table:start="auto" table:end="auto" table:step="0"/>
          </table:data-pilot-field>
          <table:data-pilot-field table:source-field-name="Cliente" table:orientation="row" table:used-hierarchy="0" table:function="auto">
            <table:data-pilot-level table:show-empty="false" calcext:repeat-item-labels="false">
              <table:data-pilot-members>
                <table:data-pilot-member table:name="AGRUPACIÓN GINECOLÓGICA ESPAÑOLA S.L.U" table:display="true" table:show-details="true"/>
                <table:data-pilot-member table:name="TORREJÓN SALUD, S.A.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360,00 €" table:display="true" table:show-details="true"/>
                <table:data-pilot-member table:name="482,98 €" table:display="true" table:show-details="true"/>
                <table:data-pilot-member table:name="545,45 €" table:display="true" table:show-details="true"/>
                <table:data-pilot-member table:name="600,00 €" table:display="true" table:show-details="true"/>
                <table:data-pilot-member table:name="681,65 €" table:display="true" table:show-details="true"/>
                <table:data-pilot-member table:name="808,27 €" table:display="true" table:show-details="true"/>
                <table:data-pilot-member table:name="868,82 €" table:display="true" table:show-details="true"/>
                <table:data-pilot-member table:name="1.040,09 €" table:display="true" table:show-details="true"/>
                <table:data-pilot-member table:name="1.043,88 €" table:display="true" table:show-details="true"/>
                <table:data-pilot-member table:name="1.135,15 €" table:display="true" table:show-details="true"/>
                <table:data-pilot-member table:name="1.182,86 €" table:display="true" table:show-details="true"/>
                <table:data-pilot-member table:name="1.200,00 €" table:display="true" table:show-details="true"/>
                <table:data-pilot-member table:name="1.203,98 €" table:display="true" table:show-details="true"/>
                <table:data-pilot-member table:name="1.317,38 €" table:display="true" table:show-details="true"/>
                <table:data-pilot-member table:name="2.179,05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54,00 €" table:display="true" table:show-details="true"/>
                <table:data-pilot-member table:name="72,45 €" table:display="true" table:show-details="true"/>
                <table:data-pilot-member table:name="81,82 €" table:display="true" table:show-details="true"/>
                <table:data-pilot-member table:name="90,00 €" table:display="true" table:show-details="true"/>
                <table:data-pilot-member table:name="102,25 €" table:display="true" table:show-details="true"/>
                <table:data-pilot-member table:name="121,24 €" table:display="true" table:show-details="true"/>
                <table:data-pilot-member table:name="130,32 €" table:display="true" table:show-details="true"/>
                <table:data-pilot-member table:name="156,01 €" table:display="true" table:show-details="true"/>
                <table:data-pilot-member table:name="156,58 €" table:display="true" table:show-details="true"/>
                <table:data-pilot-member table:name="170,27 €" table:display="true" table:show-details="true"/>
                <table:data-pilot-member table:name="177,43 €" table:display="true" table:show-details="true"/>
                <table:data-pilot-member table:name="180,00 €" table:display="true" table:show-details="true"/>
                <table:data-pilot-member table:name="180,60 €" table:display="true" table:show-details="true"/>
                <table:data-pilot-member table:name="197,61 €" table:display="true" table:show-details="true"/>
                <table:data-pilot-member table:name="326,86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álculos.F2:Cálculos.I9" table:buttons="Cálculos.F3 Cálculos.G3 Cálculos.H2" table:show-filter-button="false" table:drill-down-on-double-click="false">
          <table:source-cell-range table:name="Gasto" table:cell-range-address="Gastos.A1:Gastos.K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s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&lt;04/01/2022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ource-field-name="Fecha" table:grouped-by="years" table:start="auto" table:end="auto" table:step="0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&lt;04/01/2022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quarters" table:start="auto" table:end="auto" table:step="0"/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60,00 €" table:display="true" table:show-details="true"/>
                <table:data-pilot-member table:name="63,86 €" table:display="true" table:show-details="true"/>
                <table:data-pilot-member table:name="63,88 €" table:display="true" table:show-details="true"/>
                <table:data-pilot-member table:name="70,05 €" table:display="true" table:show-details="true"/>
                <table:data-pilot-member table:name="150,01 €" table:display="true" table:show-details="true"/>
                <table:data-pilot-member table:name="150,02 €" table:display="true" table:show-details="true"/>
                <table:data-pilot-member table:name="150,03 €" table:display="true" table:show-details="true"/>
                <table:data-pilot-member table:name="150,04 €" table:display="true" table:show-details="true"/>
                <table:data-pilot-member table:name="150,89 €" table:display="true" table:show-details="true"/>
                <table:data-pilot-member table:name="178,26 €" table:display="true" table:show-details="true"/>
                <table:data-pilot-member table:name="197,60 €" table:display="true" table:show-details="true"/>
                <table:data-pilot-member table:name="213,35 €" table:display="true" table:show-details="true"/>
                <table:data-pilot-member table:name="213,36 €" table:display="true" table:show-details="true"/>
                <table:data-pilot-member table:name="213,38 €" table:display="true" table:show-details="true"/>
                <table:data-pilot-member table:name="1.285,57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Hacienda.A2:Hacienda.C7" table:buttons="Hacienda.A3 Hacienda.B2" table:ignore-empty-rows="true" table:show-filter-button="false" table:drill-down-on-double-click="false">
          <table:source-cell-range table:name="Gasto" table:cell-range-address="Gastos.A1:Gastos.K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upo fiscal" table:orientation="row" table:used-hierarchy="0" table:function="auto">
            <table:data-pilot-level table:show-empty="false" calcext:repeat-item-labels="false">
              <table:data-pilot-members>
                <table:data-pilot-member table:name="Otros conceptos fiscalmente deducibles (excepto provisiones)" table:display="true" table:show-details="true"/>
                <table:data-pilot-member table:name="Primas de seguros" table:display="true" table:show-details="true"/>
                <table:data-pilot-member table:name="Seguridad Social o aportaciones a mutualidades alternativas del titular de la activida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60,00 €" table:display="true" table:show-details="true"/>
                <table:data-pilot-member table:name="63,86 €" table:display="true" table:show-details="true"/>
                <table:data-pilot-member table:name="63,88 €" table:display="true" table:show-details="true"/>
                <table:data-pilot-member table:name="70,05 €" table:display="true" table:show-details="true"/>
                <table:data-pilot-member table:name="150,01 €" table:display="true" table:show-details="true"/>
                <table:data-pilot-member table:name="150,02 €" table:display="true" table:show-details="true"/>
                <table:data-pilot-member table:name="150,03 €" table:display="true" table:show-details="true"/>
                <table:data-pilot-member table:name="150,04 €" table:display="true" table:show-details="true"/>
                <table:data-pilot-member table:name="150,89 €" table:display="true" table:show-details="true"/>
                <table:data-pilot-member table:name="178,26 €" table:display="true" table:show-details="true"/>
                <table:data-pilot-member table:name="197,60 €" table:display="true" table:show-details="true"/>
                <table:data-pilot-member table:name="213,35 €" table:display="true" table:show-details="true"/>
                <table:data-pilot-member table:name="213,36 €" table:display="true" table:show-details="true"/>
                <table:data-pilot-member table:name="213,38 €" table:display="true" table:show-details="true"/>
                <table:data-pilot-member table:name="1.285,57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1" svg:font-family="'Segoe UI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2cm" fo:margin-right="1.56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/>
    <dc:description/>
    <dc:subject/>
    <meta:initial-creator>Juan C. Sanz</meta:initial-creator>
    <meta:creation-date>2021-04-03T12:30:40Z</meta:creation-date>
    <dc:date>2023-05-03T01:02:09.816000000</dc:date>
    <meta:editing-cycles>115</meta:editing-cycles>
    <meta:editing-duration>PT14H12M37S</meta:editing-duration>
    <dc:creator>Juan C. Sanz</dc:creator>
    <meta:document-statistic meta:table-count="9" meta:cell-count="3363" meta:object-count="0"/>
  </office:meta>
</office:document-meta>
</file>